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11000000DD000000DD6A4377B3.svm" manifest:media-type=""/>
  <manifest:file-entry manifest:full-path="Object 1/Pictures/20000011000000DD000000DDD8E12A8C.svm" manifest:media-type=""/>
  <manifest:file-entry manifest:full-path="Object 1/Pictures/20000011000000DD000000DD6B0E808A.svm" manifest:media-type=""/>
  <manifest:file-entry manifest:full-path="Object 1/Pictures/20000011000000DD000000DDB1B86C74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18">
      <style:text-properties style:font-name="Liberation Sans" style:font-name-asian="SimSun" style:font-name-complex="Mangal"/>
    </style:style>
    <style:style style:name="ce6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2" table:style-name="ta1">
        <table:shapes>
          <draw:frame draw:z-index="0" draw:style-name="gr1" svg:width="35.46cm" svg:height="21.197cm" svg:x="10.381cm" svg:y="1.061cm">
            <draw:object draw:notify-on-update-of-ranges="'2'.C4:'2'.C201 '2'.D3:'2'.D3 '2'.D4:'2'.D201 '2'.C4:'2'.C201 '2'.E3:'2'.E3 '2'.E4:'2'.E201 '2'.F3:'2'.F3 '2'.F4:'2'.F201 '2'.C4:'2'.C201 '2'.G3:'2'.G3 '2'.G4:'2'.G201 '2'.C4:'2'.C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ce1"/>
        <table:table-column table:style-name="co2" table:visibility="collapse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4" table:number-columns-repeated="1016" table:default-cell-style-name="Default"/>
        <table:table-row table:style-name="ro1">
          <table:table-cell/>
          <table:table-cell/>
          <table:table-cell office:value-type="string">
            <text:p>Base ASL</text:p>
          </table:table-cell>
          <table:table-cell office:value-type="float" office:value="-81.632759">
            <text:p>-81.63275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2" office:value-type="string">
            <text:p>Timestamp</text:p>
          </table:table-cell>
          <table:table-cell table:style-name="ce3" office:value-type="string">
            <text:p>ASL</text:p>
          </table:table-cell>
          <table:table-cell table:style-name="ce4" office:value-type="string">
            <text:p>Time</text:p>
          </table:table-cell>
          <table:table-cell table:style-name="ce3" office:value-type="string">
            <text:p>Altitude</text:p>
          </table:table-cell>
          <table:table-cell table:style-name="ce3" office:value-type="string">
            <text:p>Roll</text:p>
          </table:table-cell>
          <table:table-cell table:style-name="ce3" office:value-type="string">
            <text:p>Pitch</text:p>
          </table:table-cell>
          <table:table-cell table:style-name="ce3" office:value-type="string">
            <text:p>Yaw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float" office:value="44328">
            <text:p>44,328</text:p>
          </table:table-cell>
          <table:table-cell office:value-type="float" office:value="-82.435739">
            <text:p>-82.435739</text:p>
          </table:table-cell>
          <table:table-cell table:style-name="ce5" table:formula="of:=IF([.A4]&lt;&gt;0;[.A4]/1000;&quot;&quot;)" office:value-type="float" office:value="44.328">
            <text:p>44.328</text:p>
          </table:table-cell>
          <table:table-cell table:style-name="ce6" table:formula="of:=IF([.A4]&lt;&gt;0;[.B4] - [.$D$1];&quot;&quot;)" office:value-type="float" office:value="-0.802980000000005">
            <text:p>-0.80</text:p>
          </table:table-cell>
          <table:table-cell office:value-type="float" office:value="-0.451105">
            <text:p>-0.451105</text:p>
          </table:table-cell>
          <table:table-cell office:value-type="float" office:value="-0.316598">
            <text:p>-0.316598</text:p>
          </table:table-cell>
          <table:table-cell office:value-type="float" office:value="0.869173">
            <text:p>0.869173</text:p>
          </table:table-cell>
          <table:table-cell table:number-columns-repeated="1017"/>
        </table:table-row>
        <table:table-row table:style-name="ro1">
          <table:table-cell office:value-type="float" office:value="44348">
            <text:p>44,348</text:p>
          </table:table-cell>
          <table:table-cell office:value-type="float" office:value="-82.530403">
            <text:p>-82.530403</text:p>
          </table:table-cell>
          <table:table-cell table:style-name="ce5" table:formula="of:=IF([.A5]&lt;&gt;0;[.A5]/1000;&quot;&quot;)" office:value-type="float" office:value="44.348">
            <text:p>44.348</text:p>
          </table:table-cell>
          <table:table-cell table:style-name="ce6" table:formula="of:=IF([.A5]&lt;&gt;0;[.B5] - [.$D$1];&quot;&quot;)" office:value-type="float" office:value="-0.897644000000014">
            <text:p>-0.90</text:p>
          </table:table-cell>
          <table:table-cell office:value-type="float" office:value="-0.393139">
            <text:p>-0.393139</text:p>
          </table:table-cell>
          <table:table-cell office:value-type="float" office:value="-0.287207">
            <text:p>-0.287207</text:p>
          </table:table-cell>
          <table:table-cell office:value-type="float" office:value="0.560249">
            <text:p>0.560249</text:p>
          </table:table-cell>
          <table:table-cell table:number-columns-repeated="1017"/>
        </table:table-row>
        <table:table-row table:style-name="ro1">
          <table:table-cell office:value-type="float" office:value="44368">
            <text:p>44,368</text:p>
          </table:table-cell>
          <table:table-cell office:value-type="float" office:value="-82.612868">
            <text:p>-82.612868</text:p>
          </table:table-cell>
          <table:table-cell table:style-name="ce5" table:formula="of:=IF([.A6]&lt;&gt;0;[.A6]/1000;&quot;&quot;)" office:value-type="float" office:value="44.368">
            <text:p>44.368</text:p>
          </table:table-cell>
          <table:table-cell table:style-name="ce6" table:formula="of:=IF([.A6]&lt;&gt;0;[.B6] - [.$D$1];&quot;&quot;)" office:value-type="float" office:value="-0.980109000000013">
            <text:p>-0.98</text:p>
          </table:table-cell>
          <table:table-cell office:value-type="float" office:value="-0.519999">
            <text:p>-0.519999</text:p>
          </table:table-cell>
          <table:table-cell office:value-type="float" office:value="-0.222318">
            <text:p>-0.222318</text:p>
          </table:table-cell>
          <table:table-cell office:value-type="float" office:value="0.222599">
            <text:p>0.222599</text:p>
          </table:table-cell>
          <table:table-cell table:number-columns-repeated="1017"/>
        </table:table-row>
        <table:table-row table:style-name="ro1">
          <table:table-cell office:value-type="float" office:value="44388">
            <text:p>44,388</text:p>
          </table:table-cell>
          <table:table-cell office:value-type="float" office:value="-82.719613">
            <text:p>-82.719613</text:p>
          </table:table-cell>
          <table:table-cell table:style-name="ce5" table:formula="of:=IF([.A7]&lt;&gt;0;[.A7]/1000;&quot;&quot;)" office:value-type="float" office:value="44.388">
            <text:p>44.388</text:p>
          </table:table-cell>
          <table:table-cell table:style-name="ce6" table:formula="of:=IF([.A7]&lt;&gt;0;[.B7] - [.$D$1];&quot;&quot;)" office:value-type="float" office:value="-1.086854">
            <text:p>-1.09</text:p>
          </table:table-cell>
          <table:table-cell office:value-type="float" office:value="-0.275613">
            <text:p>-0.275613</text:p>
          </table:table-cell>
          <table:table-cell office:value-type="float" office:value="-0.339948">
            <text:p>-0.339948</text:p>
          </table:table-cell>
          <table:table-cell office:value-type="float" office:value="-0.151121">
            <text:p>-0.151121</text:p>
          </table:table-cell>
          <table:table-cell table:number-columns-repeated="1017"/>
        </table:table-row>
        <table:table-row table:style-name="ro1">
          <table:table-cell office:value-type="float" office:value="44408">
            <text:p>44,408</text:p>
          </table:table-cell>
          <table:table-cell office:value-type="float" office:value="-82.851851">
            <text:p>-82.851851</text:p>
          </table:table-cell>
          <table:table-cell table:style-name="ce5" table:formula="of:=IF([.A8]&lt;&gt;0;[.A8]/1000;&quot;&quot;)" office:value-type="float" office:value="44.408">
            <text:p>44.408</text:p>
          </table:table-cell>
          <table:table-cell table:style-name="ce6" table:formula="of:=IF([.A8]&lt;&gt;0;[.B8] - [.$D$1];&quot;&quot;)" office:value-type="float" office:value="-1.219092">
            <text:p>-1.22</text:p>
          </table:table-cell>
          <table:table-cell office:value-type="float" office:value="-0.161535">
            <text:p>-0.161535</text:p>
          </table:table-cell>
          <table:table-cell office:value-type="float" office:value="-0.431484">
            <text:p>-0.431484</text:p>
          </table:table-cell>
          <table:table-cell office:value-type="float" office:value="-0.578185">
            <text:p>-0.578185</text:p>
          </table:table-cell>
          <table:table-cell table:number-columns-repeated="1017"/>
        </table:table-row>
        <table:table-row table:style-name="ro1">
          <table:table-cell office:value-type="float" office:value="44428">
            <text:p>44,428</text:p>
          </table:table-cell>
          <table:table-cell office:value-type="float" office:value="-82.943899">
            <text:p>-82.943899</text:p>
          </table:table-cell>
          <table:table-cell table:style-name="ce5" table:formula="of:=IF([.A9]&lt;&gt;0;[.A9]/1000;&quot;&quot;)" office:value-type="float" office:value="44.428">
            <text:p>44.428</text:p>
          </table:table-cell>
          <table:table-cell table:style-name="ce6" table:formula="of:=IF([.A9]&lt;&gt;0;[.B9] - [.$D$1];&quot;&quot;)" office:value-type="float" office:value="-1.31114000000001">
            <text:p>-1.31</text:p>
          </table:table-cell>
          <table:table-cell office:value-type="float" office:value="-0.011642">
            <text:p>-0.011642</text:p>
          </table:table-cell>
          <table:table-cell office:value-type="float" office:value="-0.490424">
            <text:p>-0.490424</text:p>
          </table:table-cell>
          <table:table-cell office:value-type="float" office:value="-0.993501">
            <text:p>-0.993501</text:p>
          </table:table-cell>
          <table:table-cell table:number-columns-repeated="1017"/>
        </table:table-row>
        <table:table-row table:style-name="ro1">
          <table:table-cell office:value-type="float" office:value="44448">
            <text:p>44,448</text:p>
          </table:table-cell>
          <table:table-cell office:value-type="float" office:value="-82.990855">
            <text:p>-82.990855</text:p>
          </table:table-cell>
          <table:table-cell table:style-name="ce5" table:formula="of:=IF([.A10]&lt;&gt;0;[.A10]/1000;&quot;&quot;)" office:value-type="float" office:value="44.448">
            <text:p>44.448</text:p>
          </table:table-cell>
          <table:table-cell table:style-name="ce6" table:formula="of:=IF([.A10]&lt;&gt;0;[.B10] - [.$D$1];&quot;&quot;)" office:value-type="float" office:value="-1.358096">
            <text:p>-1.36</text:p>
          </table:table-cell>
          <table:table-cell office:value-type="float" office:value="0.283462">
            <text:p>0.283462</text:p>
          </table:table-cell>
          <table:table-cell office:value-type="float" office:value="-0.044992">
            <text:p>-0.044992</text:p>
          </table:table-cell>
          <table:table-cell office:value-type="float" office:value="-1.380777">
            <text:p>-1.380777</text:p>
          </table:table-cell>
          <table:table-cell table:number-columns-repeated="1017"/>
        </table:table-row>
        <table:table-row table:style-name="ro1">
          <table:table-cell office:value-type="float" office:value="44468">
            <text:p>44,468</text:p>
          </table:table-cell>
          <table:table-cell office:value-type="float" office:value="-83.038521">
            <text:p>-83.038521</text:p>
          </table:table-cell>
          <table:table-cell table:style-name="ce5" table:formula="of:=IF([.A11]&lt;&gt;0;[.A11]/1000;&quot;&quot;)" office:value-type="float" office:value="44.468">
            <text:p>44.468</text:p>
          </table:table-cell>
          <table:table-cell table:style-name="ce6" table:formula="of:=IF([.A11]&lt;&gt;0;[.B11] - [.$D$1];&quot;&quot;)" office:value-type="float" office:value="-1.40576200000001">
            <text:p>-1.41</text:p>
          </table:table-cell>
          <table:table-cell office:value-type="float" office:value="0.754134">
            <text:p>0.754134</text:p>
          </table:table-cell>
          <table:table-cell office:value-type="float" office:value="0.735541">
            <text:p>0.735541</text:p>
          </table:table-cell>
          <table:table-cell office:value-type="float" office:value="-1.751083">
            <text:p>-1.751083</text:p>
          </table:table-cell>
          <table:table-cell table:number-columns-repeated="1017"/>
        </table:table-row>
        <table:table-row table:style-name="ro1">
          <table:table-cell office:value-type="float" office:value="44488">
            <text:p>44,488</text:p>
          </table:table-cell>
          <table:table-cell office:value-type="float" office:value="-83.093794">
            <text:p>-83.093794</text:p>
          </table:table-cell>
          <table:table-cell table:style-name="ce5" table:formula="of:=IF([.A12]&lt;&gt;0;[.A12]/1000;&quot;&quot;)" office:value-type="float" office:value="44.488">
            <text:p>44.488</text:p>
          </table:table-cell>
          <table:table-cell table:style-name="ce6" table:formula="of:=IF([.A12]&lt;&gt;0;[.B12] - [.$D$1];&quot;&quot;)" office:value-type="float" office:value="-1.46103500000001">
            <text:p>-1.46</text:p>
          </table:table-cell>
          <table:table-cell office:value-type="float" office:value="1.18556">
            <text:p>1.18556</text:p>
          </table:table-cell>
          <table:table-cell office:value-type="float" office:value="1.586454">
            <text:p>1.586454</text:p>
          </table:table-cell>
          <table:table-cell office:value-type="float" office:value="-2.13007">
            <text:p>-2.13007</text:p>
          </table:table-cell>
          <table:table-cell table:number-columns-repeated="1017"/>
        </table:table-row>
        <table:table-row table:style-name="ro1">
          <table:table-cell office:value-type="float" office:value="44508">
            <text:p>44,508</text:p>
          </table:table-cell>
          <table:table-cell office:value-type="float" office:value="-83.130819">
            <text:p>-83.130819</text:p>
          </table:table-cell>
          <table:table-cell table:style-name="ce5" table:formula="of:=IF([.A13]&lt;&gt;0;[.A13]/1000;&quot;&quot;)" office:value-type="float" office:value="44.508">
            <text:p>44.508</text:p>
          </table:table-cell>
          <table:table-cell table:style-name="ce6" table:formula="of:=IF([.A13]&lt;&gt;0;[.B13] - [.$D$1];&quot;&quot;)" office:value-type="float" office:value="-1.49806000000001">
            <text:p>-1.50</text:p>
          </table:table-cell>
          <table:table-cell office:value-type="float" office:value="1.374415">
            <text:p>1.374415</text:p>
          </table:table-cell>
          <table:table-cell office:value-type="float" office:value="2.133609">
            <text:p>2.133609</text:p>
          </table:table-cell>
          <table:table-cell office:value-type="float" office:value="-2.507898">
            <text:p>-2.507898</text:p>
          </table:table-cell>
          <table:table-cell table:number-columns-repeated="1017"/>
        </table:table-row>
        <table:table-row table:style-name="ro1">
          <table:table-cell office:value-type="float" office:value="44528">
            <text:p>44,528</text:p>
          </table:table-cell>
          <table:table-cell office:value-type="float" office:value="-83.148057">
            <text:p>-83.148057</text:p>
          </table:table-cell>
          <table:table-cell table:style-name="ce5" table:formula="of:=IF([.A14]&lt;&gt;0;[.A14]/1000;&quot;&quot;)" office:value-type="float" office:value="44.528">
            <text:p>44.528</text:p>
          </table:table-cell>
          <table:table-cell table:style-name="ce6" table:formula="of:=IF([.A14]&lt;&gt;0;[.B14] - [.$D$1];&quot;&quot;)" office:value-type="float" office:value="-1.515298">
            <text:p>-1.52</text:p>
          </table:table-cell>
          <table:table-cell office:value-type="float" office:value="1.484042">
            <text:p>1.484042</text:p>
          </table:table-cell>
          <table:table-cell office:value-type="float" office:value="2.63524">
            <text:p>2.63524</text:p>
          </table:table-cell>
          <table:table-cell office:value-type="float" office:value="-2.855182">
            <text:p>-2.855182</text:p>
          </table:table-cell>
          <table:table-cell table:number-columns-repeated="1017"/>
        </table:table-row>
        <table:table-row table:style-name="ro1">
          <table:table-cell office:value-type="float" office:value="44548">
            <text:p>44,548</text:p>
          </table:table-cell>
          <table:table-cell office:value-type="float" office:value="-83.132248">
            <text:p>-83.132248</text:p>
          </table:table-cell>
          <table:table-cell table:style-name="ce5" table:formula="of:=IF([.A15]&lt;&gt;0;[.A15]/1000;&quot;&quot;)" office:value-type="float" office:value="44.548">
            <text:p>44.548</text:p>
          </table:table-cell>
          <table:table-cell table:style-name="ce6" table:formula="of:=IF([.A15]&lt;&gt;0;[.B15] - [.$D$1];&quot;&quot;)" office:value-type="float" office:value="-1.49948900000001">
            <text:p>-1.50</text:p>
          </table:table-cell>
          <table:table-cell office:value-type="float" office:value="1.652864">
            <text:p>1.652864</text:p>
          </table:table-cell>
          <table:table-cell office:value-type="float" office:value="3.352276">
            <text:p>3.352276</text:p>
          </table:table-cell>
          <table:table-cell office:value-type="float" office:value="-3.181059">
            <text:p>-3.181059</text:p>
          </table:table-cell>
          <table:table-cell table:number-columns-repeated="1017"/>
        </table:table-row>
        <table:table-row table:style-name="ro1">
          <table:table-cell office:value-type="float" office:value="44568">
            <text:p>44,568</text:p>
          </table:table-cell>
          <table:table-cell office:value-type="float" office:value="-83.086618">
            <text:p>-83.086618</text:p>
          </table:table-cell>
          <table:table-cell table:style-name="ce5" table:formula="of:=IF([.A16]&lt;&gt;0;[.A16]/1000;&quot;&quot;)" office:value-type="float" office:value="44.568">
            <text:p>44.568</text:p>
          </table:table-cell>
          <table:table-cell table:style-name="ce6" table:formula="of:=IF([.A16]&lt;&gt;0;[.B16] - [.$D$1];&quot;&quot;)" office:value-type="float" office:value="-1.45385900000001">
            <text:p>-1.45</text:p>
          </table:table-cell>
          <table:table-cell office:value-type="float" office:value="1.490616">
            <text:p>1.490616</text:p>
          </table:table-cell>
          <table:table-cell office:value-type="float" office:value="3.891873">
            <text:p>3.891873</text:p>
          </table:table-cell>
          <table:table-cell office:value-type="float" office:value="-3.539467">
            <text:p>-3.539467</text:p>
          </table:table-cell>
          <table:table-cell table:number-columns-repeated="1017"/>
        </table:table-row>
        <table:table-row table:style-name="ro1">
          <table:table-cell office:value-type="float" office:value="44588">
            <text:p>44,588</text:p>
          </table:table-cell>
          <table:table-cell office:value-type="float" office:value="-83.039131">
            <text:p>-83.039131</text:p>
          </table:table-cell>
          <table:table-cell table:style-name="ce5" table:formula="of:=IF([.A17]&lt;&gt;0;[.A17]/1000;&quot;&quot;)" office:value-type="float" office:value="44.588">
            <text:p>44.588</text:p>
          </table:table-cell>
          <table:table-cell table:style-name="ce6" table:formula="of:=IF([.A17]&lt;&gt;0;[.B17] - [.$D$1];&quot;&quot;)" office:value-type="float" office:value="-1.406372">
            <text:p>-1.41</text:p>
          </table:table-cell>
          <table:table-cell office:value-type="float" office:value="0.940042">
            <text:p>0.940042</text:p>
          </table:table-cell>
          <table:table-cell office:value-type="float" office:value="4.094199">
            <text:p>4.094199</text:p>
          </table:table-cell>
          <table:table-cell office:value-type="float" office:value="-3.91591">
            <text:p>-3.91591</text:p>
          </table:table-cell>
          <table:table-cell table:number-columns-repeated="1017"/>
        </table:table-row>
        <table:table-row table:style-name="ro1">
          <table:table-cell office:value-type="float" office:value="44608">
            <text:p>44,608</text:p>
          </table:table-cell>
          <table:table-cell office:value-type="float" office:value="-82.994942">
            <text:p>-82.994942</text:p>
          </table:table-cell>
          <table:table-cell table:style-name="ce5" table:formula="of:=IF([.A18]&lt;&gt;0;[.A18]/1000;&quot;&quot;)" office:value-type="float" office:value="44.608">
            <text:p>44.608</text:p>
          </table:table-cell>
          <table:table-cell table:style-name="ce6" table:formula="of:=IF([.A18]&lt;&gt;0;[.B18] - [.$D$1];&quot;&quot;)" office:value-type="float" office:value="-1.362183">
            <text:p>-1.36</text:p>
          </table:table-cell>
          <table:table-cell office:value-type="float" office:value="0.150743">
            <text:p>0.150743</text:p>
          </table:table-cell>
          <table:table-cell office:value-type="float" office:value="4.027939">
            <text:p>4.027939</text:p>
          </table:table-cell>
          <table:table-cell office:value-type="float" office:value="-4.258003">
            <text:p>-4.258003</text:p>
          </table:table-cell>
          <table:table-cell table:number-columns-repeated="1017"/>
        </table:table-row>
        <table:table-row table:style-name="ro1">
          <table:table-cell office:value-type="float" office:value="44628">
            <text:p>44,628</text:p>
          </table:table-cell>
          <table:table-cell office:value-type="float" office:value="-82.899648">
            <text:p>-82.899648</text:p>
          </table:table-cell>
          <table:table-cell table:style-name="ce5" table:formula="of:=IF([.A19]&lt;&gt;0;[.A19]/1000;&quot;&quot;)" office:value-type="float" office:value="44.628">
            <text:p>44.628</text:p>
          </table:table-cell>
          <table:table-cell table:style-name="ce6" table:formula="of:=IF([.A19]&lt;&gt;0;[.B19] - [.$D$1];&quot;&quot;)" office:value-type="float" office:value="-1.26688900000001">
            <text:p>-1.27</text:p>
          </table:table-cell>
          <table:table-cell office:value-type="float" office:value="-0.620184">
            <text:p>-0.620184</text:p>
          </table:table-cell>
          <table:table-cell office:value-type="float" office:value="3.791735">
            <text:p>3.791735</text:p>
          </table:table-cell>
          <table:table-cell office:value-type="float" office:value="-4.592578">
            <text:p>-4.592578</text:p>
          </table:table-cell>
          <table:table-cell table:number-columns-repeated="1017"/>
        </table:table-row>
        <table:table-row table:style-name="ro1">
          <table:table-cell office:value-type="float" office:value="44648">
            <text:p>44,648</text:p>
          </table:table-cell>
          <table:table-cell office:value-type="float" office:value="-82.753306">
            <text:p>-82.753306</text:p>
          </table:table-cell>
          <table:table-cell table:style-name="ce5" table:formula="of:=IF([.A20]&lt;&gt;0;[.A20]/1000;&quot;&quot;)" office:value-type="float" office:value="44.648">
            <text:p>44.648</text:p>
          </table:table-cell>
          <table:table-cell table:style-name="ce6" table:formula="of:=IF([.A20]&lt;&gt;0;[.B20] - [.$D$1];&quot;&quot;)" office:value-type="float" office:value="-1.120547">
            <text:p>-1.12</text:p>
          </table:table-cell>
          <table:table-cell office:value-type="float" office:value="-1.157748">
            <text:p>-1.157748</text:p>
          </table:table-cell>
          <table:table-cell office:value-type="float" office:value="3.503617">
            <text:p>3.503617</text:p>
          </table:table-cell>
          <table:table-cell office:value-type="float" office:value="-4.957719">
            <text:p>-4.957719</text:p>
          </table:table-cell>
          <table:table-cell table:number-columns-repeated="1017"/>
        </table:table-row>
        <table:table-row table:style-name="ro1">
          <table:table-cell office:value-type="float" office:value="44668">
            <text:p>44,668</text:p>
          </table:table-cell>
          <table:table-cell office:value-type="float" office:value="-82.641951">
            <text:p>-82.641951</text:p>
          </table:table-cell>
          <table:table-cell table:style-name="ce5" table:formula="of:=IF([.A21]&lt;&gt;0;[.A21]/1000;&quot;&quot;)" office:value-type="float" office:value="44.668">
            <text:p>44.668</text:p>
          </table:table-cell>
          <table:table-cell table:style-name="ce6" table:formula="of:=IF([.A21]&lt;&gt;0;[.B21] - [.$D$1];&quot;&quot;)" office:value-type="float" office:value="-1.00919200000001">
            <text:p>-1.01</text:p>
          </table:table-cell>
          <table:table-cell office:value-type="float" office:value="-1.390594">
            <text:p>-1.390594</text:p>
          </table:table-cell>
          <table:table-cell office:value-type="float" office:value="3.005909">
            <text:p>3.005909</text:p>
          </table:table-cell>
          <table:table-cell office:value-type="float" office:value="-5.360133">
            <text:p>-5.360133</text:p>
          </table:table-cell>
          <table:table-cell table:number-columns-repeated="1017"/>
        </table:table-row>
        <table:table-row table:style-name="ro1">
          <table:table-cell office:value-type="float" office:value="44688">
            <text:p>44,688</text:p>
          </table:table-cell>
          <table:table-cell office:value-type="float" office:value="-82.574716">
            <text:p>-82.574716</text:p>
          </table:table-cell>
          <table:table-cell table:style-name="ce5" table:formula="of:=IF([.A22]&lt;&gt;0;[.A22]/1000;&quot;&quot;)" office:value-type="float" office:value="44.688">
            <text:p>44.688</text:p>
          </table:table-cell>
          <table:table-cell table:style-name="ce6" table:formula="of:=IF([.A22]&lt;&gt;0;[.B22] - [.$D$1];&quot;&quot;)" office:value-type="float" office:value="-0.941957000000002">
            <text:p>-0.94</text:p>
          </table:table-cell>
          <table:table-cell office:value-type="float" office:value="-1.191604">
            <text:p>-1.191604</text:p>
          </table:table-cell>
          <table:table-cell office:value-type="float" office:value="2.446666">
            <text:p>2.446666</text:p>
          </table:table-cell>
          <table:table-cell office:value-type="float" office:value="-5.724574">
            <text:p>-5.724574</text:p>
          </table:table-cell>
          <table:table-cell table:number-columns-repeated="1017"/>
        </table:table-row>
        <table:table-row table:style-name="ro1">
          <table:table-cell office:value-type="float" office:value="44708">
            <text:p>44,708</text:p>
          </table:table-cell>
          <table:table-cell office:value-type="float" office:value="-82.522383">
            <text:p>-82.522383</text:p>
          </table:table-cell>
          <table:table-cell table:style-name="ce5" table:formula="of:=IF([.A23]&lt;&gt;0;[.A23]/1000;&quot;&quot;)" office:value-type="float" office:value="44.708">
            <text:p>44.708</text:p>
          </table:table-cell>
          <table:table-cell table:style-name="ce6" table:formula="of:=IF([.A23]&lt;&gt;0;[.B23] - [.$D$1];&quot;&quot;)" office:value-type="float" office:value="-0.889624000000012">
            <text:p>-0.89</text:p>
          </table:table-cell>
          <table:table-cell office:value-type="float" office:value="-0.690575">
            <text:p>-0.690575</text:p>
          </table:table-cell>
          <table:table-cell office:value-type="float" office:value="1.894732">
            <text:p>1.894732</text:p>
          </table:table-cell>
          <table:table-cell office:value-type="float" office:value="-6.147316">
            <text:p>-6.147316</text:p>
          </table:table-cell>
          <table:table-cell table:number-columns-repeated="1017"/>
        </table:table-row>
        <table:table-row table:style-name="ro1">
          <table:table-cell office:value-type="float" office:value="44728">
            <text:p>44,728</text:p>
          </table:table-cell>
          <table:table-cell office:value-type="float" office:value="-82.441733">
            <text:p>-82.441733</text:p>
          </table:table-cell>
          <table:table-cell table:style-name="ce5" table:formula="of:=IF([.A24]&lt;&gt;0;[.A24]/1000;&quot;&quot;)" office:value-type="float" office:value="44.728">
            <text:p>44.728</text:p>
          </table:table-cell>
          <table:table-cell table:style-name="ce6" table:formula="of:=IF([.A24]&lt;&gt;0;[.B24] - [.$D$1];&quot;&quot;)" office:value-type="float" office:value="-0.808974000000006">
            <text:p>-0.81</text:p>
          </table:table-cell>
          <table:table-cell office:value-type="float" office:value="-0.023198">
            <text:p>-0.023198</text:p>
          </table:table-cell>
          <table:table-cell office:value-type="float" office:value="1.61569">
            <text:p>1.61569</text:p>
          </table:table-cell>
          <table:table-cell office:value-type="float" office:value="-6.549724">
            <text:p>-6.549724</text:p>
          </table:table-cell>
          <table:table-cell table:number-columns-repeated="1017"/>
        </table:table-row>
        <table:table-row table:style-name="ro1">
          <table:table-cell office:value-type="float" office:value="44748">
            <text:p>44,748</text:p>
          </table:table-cell>
          <table:table-cell office:value-type="float" office:value="-82.364903">
            <text:p>-82.364903</text:p>
          </table:table-cell>
          <table:table-cell table:style-name="ce5" table:formula="of:=IF([.A25]&lt;&gt;0;[.A25]/1000;&quot;&quot;)" office:value-type="float" office:value="44.748">
            <text:p>44.748</text:p>
          </table:table-cell>
          <table:table-cell table:style-name="ce6" table:formula="of:=IF([.A25]&lt;&gt;0;[.B25] - [.$D$1];&quot;&quot;)" office:value-type="float" office:value="-0.732144000000005">
            <text:p>-0.73</text:p>
          </table:table-cell>
          <table:table-cell office:value-type="float" office:value="0.634941">
            <text:p>0.634941</text:p>
          </table:table-cell>
          <table:table-cell office:value-type="float" office:value="1.389735">
            <text:p>1.389735</text:p>
          </table:table-cell>
          <table:table-cell office:value-type="float" office:value="-6.980418">
            <text:p>-6.980418</text:p>
          </table:table-cell>
          <table:table-cell table:number-columns-repeated="1017"/>
        </table:table-row>
        <table:table-row table:style-name="ro1">
          <table:table-cell office:value-type="float" office:value="44768">
            <text:p>44,768</text:p>
          </table:table-cell>
          <table:table-cell office:value-type="float" office:value="-82.297706">
            <text:p>-82.297706</text:p>
          </table:table-cell>
          <table:table-cell table:style-name="ce5" table:formula="of:=IF([.A26]&lt;&gt;0;[.A26]/1000;&quot;&quot;)" office:value-type="float" office:value="44.768">
            <text:p>44.768</text:p>
          </table:table-cell>
          <table:table-cell table:style-name="ce6" table:formula="of:=IF([.A26]&lt;&gt;0;[.B26] - [.$D$1];&quot;&quot;)" office:value-type="float" office:value="-0.664947000000012">
            <text:p>-0.66</text:p>
          </table:table-cell>
          <table:table-cell office:value-type="float" office:value="1.235216">
            <text:p>1.235216</text:p>
          </table:table-cell>
          <table:table-cell office:value-type="float" office:value="1.138916">
            <text:p>1.138916</text:p>
          </table:table-cell>
          <table:table-cell office:value-type="float" office:value="-7.329675">
            <text:p>-7.329675</text:p>
          </table:table-cell>
          <table:table-cell table:number-columns-repeated="1017"/>
        </table:table-row>
        <table:table-row table:style-name="ro1">
          <table:table-cell office:value-type="float" office:value="44788">
            <text:p>44,788</text:p>
          </table:table-cell>
          <table:table-cell office:value-type="float" office:value="-82.239436">
            <text:p>-82.239436</text:p>
          </table:table-cell>
          <table:table-cell table:style-name="ce5" table:formula="of:=IF([.A27]&lt;&gt;0;[.A27]/1000;&quot;&quot;)" office:value-type="float" office:value="44.788">
            <text:p>44.788</text:p>
          </table:table-cell>
          <table:table-cell table:style-name="ce6" table:formula="of:=IF([.A27]&lt;&gt;0;[.B27] - [.$D$1];&quot;&quot;)" office:value-type="float" office:value="-0.606677000000005">
            <text:p>-0.61</text:p>
          </table:table-cell>
          <table:table-cell office:value-type="float" office:value="1.831248">
            <text:p>1.831248</text:p>
          </table:table-cell>
          <table:table-cell office:value-type="float" office:value="0.732651">
            <text:p>0.732651</text:p>
          </table:table-cell>
          <table:table-cell office:value-type="float" office:value="-7.682781">
            <text:p>-7.682781</text:p>
          </table:table-cell>
          <table:table-cell table:number-columns-repeated="1017"/>
        </table:table-row>
        <table:table-row table:style-name="ro1">
          <table:table-cell office:value-type="float" office:value="44808">
            <text:p>44,808</text:p>
          </table:table-cell>
          <table:table-cell office:value-type="float" office:value="-82.156737">
            <text:p>-82.156737</text:p>
          </table:table-cell>
          <table:table-cell table:style-name="ce5" table:formula="of:=IF([.A28]&lt;&gt;0;[.A28]/1000;&quot;&quot;)" office:value-type="float" office:value="44.808">
            <text:p>44.808</text:p>
          </table:table-cell>
          <table:table-cell table:style-name="ce6" table:formula="of:=IF([.A28]&lt;&gt;0;[.B28] - [.$D$1];&quot;&quot;)" office:value-type="float" office:value="-0.523978000000014">
            <text:p>-0.52</text:p>
          </table:table-cell>
          <table:table-cell office:value-type="float" office:value="2.356701">
            <text:p>2.356701</text:p>
          </table:table-cell>
          <table:table-cell office:value-type="float" office:value="0.246352">
            <text:p>0.246352</text:p>
          </table:table-cell>
          <table:table-cell office:value-type="float" office:value="-7.997932">
            <text:p>-7.997932</text:p>
          </table:table-cell>
          <table:table-cell table:number-columns-repeated="1017"/>
        </table:table-row>
        <table:table-row table:style-name="ro1">
          <table:table-cell office:value-type="float" office:value="44828">
            <text:p>44,828</text:p>
          </table:table-cell>
          <table:table-cell office:value-type="float" office:value="-82.078747">
            <text:p>-82.078747</text:p>
          </table:table-cell>
          <table:table-cell table:style-name="ce5" table:formula="of:=IF([.A29]&lt;&gt;0;[.A29]/1000;&quot;&quot;)" office:value-type="float" office:value="44.828">
            <text:p>44.828</text:p>
          </table:table-cell>
          <table:table-cell table:style-name="ce6" table:formula="of:=IF([.A29]&lt;&gt;0;[.B29] - [.$D$1];&quot;&quot;)" office:value-type="float" office:value="-0.445988000000014">
            <text:p>-0.45</text:p>
          </table:table-cell>
          <table:table-cell office:value-type="float" office:value="2.597412">
            <text:p>2.597412</text:p>
          </table:table-cell>
          <table:table-cell office:value-type="float" office:value="-0.268739">
            <text:p>-0.268739</text:p>
          </table:table-cell>
          <table:table-cell office:value-type="float" office:value="-8.292679">
            <text:p>-8.292679</text:p>
          </table:table-cell>
          <table:table-cell table:number-columns-repeated="1017"/>
        </table:table-row>
        <table:table-row table:style-name="ro1">
          <table:table-cell office:value-type="float" office:value="44848">
            <text:p>44,848</text:p>
          </table:table-cell>
          <table:table-cell office:value-type="float" office:value="-82.056179">
            <text:p>-82.056179</text:p>
          </table:table-cell>
          <table:table-cell table:style-name="ce5" table:formula="of:=IF([.A30]&lt;&gt;0;[.A30]/1000;&quot;&quot;)" office:value-type="float" office:value="44.848">
            <text:p>44.848</text:p>
          </table:table-cell>
          <table:table-cell table:style-name="ce6" table:formula="of:=IF([.A30]&lt;&gt;0;[.B30] - [.$D$1];&quot;&quot;)" office:value-type="float" office:value="-0.423420000000007">
            <text:p>-0.42</text:p>
          </table:table-cell>
          <table:table-cell office:value-type="float" office:value="2.548364">
            <text:p>2.548364</text:p>
          </table:table-cell>
          <table:table-cell office:value-type="float" office:value="-0.754013">
            <text:p>-0.754013</text:p>
          </table:table-cell>
          <table:table-cell office:value-type="float" office:value="-8.533187">
            <text:p>-8.533187</text:p>
          </table:table-cell>
          <table:table-cell table:number-columns-repeated="1017"/>
        </table:table-row>
        <table:table-row table:style-name="ro1">
          <table:table-cell office:value-type="float" office:value="44868">
            <text:p>44,868</text:p>
          </table:table-cell>
          <table:table-cell office:value-type="float" office:value="-82.045635">
            <text:p>-82.045635</text:p>
          </table:table-cell>
          <table:table-cell table:style-name="ce5" table:formula="of:=IF([.A31]&lt;&gt;0;[.A31]/1000;&quot;&quot;)" office:value-type="float" office:value="44.868">
            <text:p>44.868</text:p>
          </table:table-cell>
          <table:table-cell table:style-name="ce6" table:formula="of:=IF([.A31]&lt;&gt;0;[.B31] - [.$D$1];&quot;&quot;)" office:value-type="float" office:value="-0.412876000000011">
            <text:p>-0.41</text:p>
          </table:table-cell>
          <table:table-cell office:value-type="float" office:value="2.227232">
            <text:p>2.227232</text:p>
          </table:table-cell>
          <table:table-cell office:value-type="float" office:value="-1.290871">
            <text:p>-1.290871</text:p>
          </table:table-cell>
          <table:table-cell office:value-type="float" office:value="-8.759783">
            <text:p>-8.759783</text:p>
          </table:table-cell>
          <table:table-cell table:number-columns-repeated="1017"/>
        </table:table-row>
        <table:table-row table:style-name="ro1">
          <table:table-cell office:value-type="float" office:value="44888">
            <text:p>44,888</text:p>
          </table:table-cell>
          <table:table-cell office:value-type="float" office:value="-82.024856">
            <text:p>-82.024856</text:p>
          </table:table-cell>
          <table:table-cell table:style-name="ce5" table:formula="of:=IF([.A32]&lt;&gt;0;[.A32]/1000;&quot;&quot;)" office:value-type="float" office:value="44.888">
            <text:p>44.888</text:p>
          </table:table-cell>
          <table:table-cell table:style-name="ce6" table:formula="of:=IF([.A32]&lt;&gt;0;[.B32] - [.$D$1];&quot;&quot;)" office:value-type="float" office:value="-0.392097000000007">
            <text:p>-0.39</text:p>
          </table:table-cell>
          <table:table-cell office:value-type="float" office:value="1.725365">
            <text:p>1.725365</text:p>
          </table:table-cell>
          <table:table-cell office:value-type="float" office:value="-1.767097">
            <text:p>-1.767097</text:p>
          </table:table-cell>
          <table:table-cell office:value-type="float" office:value="-8.942011">
            <text:p>-8.942011</text:p>
          </table:table-cell>
          <table:table-cell table:number-columns-repeated="1017"/>
        </table:table-row>
        <table:table-row table:style-name="ro1">
          <table:table-cell office:value-type="float" office:value="44908">
            <text:p>44,908</text:p>
          </table:table-cell>
          <table:table-cell office:value-type="float" office:value="-82.00455">
            <text:p>-82.00455</text:p>
          </table:table-cell>
          <table:table-cell table:style-name="ce5" table:formula="of:=IF([.A33]&lt;&gt;0;[.A33]/1000;&quot;&quot;)" office:value-type="float" office:value="44.908">
            <text:p>44.908</text:p>
          </table:table-cell>
          <table:table-cell table:style-name="ce6" table:formula="of:=IF([.A33]&lt;&gt;0;[.B33] - [.$D$1];&quot;&quot;)" office:value-type="float" office:value="-0.371791000000002">
            <text:p>-0.37</text:p>
          </table:table-cell>
          <table:table-cell office:value-type="float" office:value="1.13286">
            <text:p>1.13286</text:p>
          </table:table-cell>
          <table:table-cell office:value-type="float" office:value="-2.257461">
            <text:p>-2.257461</text:p>
          </table:table-cell>
          <table:table-cell office:value-type="float" office:value="-9.123722">
            <text:p>-9.123722</text:p>
          </table:table-cell>
          <table:table-cell table:number-columns-repeated="1017"/>
        </table:table-row>
        <table:table-row table:style-name="ro1">
          <table:table-cell office:value-type="float" office:value="44928">
            <text:p>44,928</text:p>
          </table:table-cell>
          <table:table-cell office:value-type="float" office:value="-81.997968">
            <text:p>-81.997968</text:p>
          </table:table-cell>
          <table:table-cell table:style-name="ce5" table:formula="of:=IF([.A34]&lt;&gt;0;[.A34]/1000;&quot;&quot;)" office:value-type="float" office:value="44.928">
            <text:p>44.928</text:p>
          </table:table-cell>
          <table:table-cell table:style-name="ce6" table:formula="of:=IF([.A34]&lt;&gt;0;[.B34] - [.$D$1];&quot;&quot;)" office:value-type="float" office:value="-0.365209000000007">
            <text:p>-0.37</text:p>
          </table:table-cell>
          <table:table-cell office:value-type="float" office:value="0.557117">
            <text:p>0.557117</text:p>
          </table:table-cell>
          <table:table-cell office:value-type="float" office:value="-2.617952">
            <text:p>-2.617952</text:p>
          </table:table-cell>
          <table:table-cell office:value-type="float" office:value="-9.230686">
            <text:p>-9.230686</text:p>
          </table:table-cell>
          <table:table-cell table:number-columns-repeated="1017"/>
        </table:table-row>
        <table:table-row table:style-name="ro1">
          <table:table-cell office:value-type="float" office:value="44948">
            <text:p>44,948</text:p>
          </table:table-cell>
          <table:table-cell office:value-type="float" office:value="-81.994467">
            <text:p>-81.994467</text:p>
          </table:table-cell>
          <table:table-cell table:style-name="ce5" table:formula="of:=IF([.A35]&lt;&gt;0;[.A35]/1000;&quot;&quot;)" office:value-type="float" office:value="44.948">
            <text:p>44.948</text:p>
          </table:table-cell>
          <table:table-cell table:style-name="ce6" table:formula="of:=IF([.A35]&lt;&gt;0;[.B35] - [.$D$1];&quot;&quot;)" office:value-type="float" office:value="-0.361708000000007">
            <text:p>-0.36</text:p>
          </table:table-cell>
          <table:table-cell office:value-type="float" office:value="0.00191">
            <text:p>0.00191</text:p>
          </table:table-cell>
          <table:table-cell office:value-type="float" office:value="-2.761635">
            <text:p>-2.761635</text:p>
          </table:table-cell>
          <table:table-cell office:value-type="float" office:value="-9.370847">
            <text:p>-9.370847</text:p>
          </table:table-cell>
          <table:table-cell table:number-columns-repeated="1017"/>
        </table:table-row>
        <table:table-row table:style-name="ro1">
          <table:table-cell office:value-type="float" office:value="44968">
            <text:p>44,968</text:p>
          </table:table-cell>
          <table:table-cell office:value-type="float" office:value="-81.976634">
            <text:p>-81.976634</text:p>
          </table:table-cell>
          <table:table-cell table:style-name="ce5" table:formula="of:=IF([.A36]&lt;&gt;0;[.A36]/1000;&quot;&quot;)" office:value-type="float" office:value="44.968">
            <text:p>44.968</text:p>
          </table:table-cell>
          <table:table-cell table:style-name="ce6" table:formula="of:=IF([.A36]&lt;&gt;0;[.B36] - [.$D$1];&quot;&quot;)" office:value-type="float" office:value="-0.343875000000011">
            <text:p>-0.34</text:p>
          </table:table-cell>
          <table:table-cell office:value-type="float" office:value="-0.381462">
            <text:p>-0.381462</text:p>
          </table:table-cell>
          <table:table-cell office:value-type="float" office:value="-2.644209">
            <text:p>-2.644209</text:p>
          </table:table-cell>
          <table:table-cell office:value-type="float" office:value="-9.520235">
            <text:p>-9.520235</text:p>
          </table:table-cell>
          <table:table-cell table:number-columns-repeated="1017"/>
        </table:table-row>
        <table:table-row table:style-name="ro1">
          <table:table-cell office:value-type="float" office:value="44988">
            <text:p>44,988</text:p>
          </table:table-cell>
          <table:table-cell office:value-type="float" office:value="-81.958248">
            <text:p>-81.958248</text:p>
          </table:table-cell>
          <table:table-cell table:style-name="ce5" table:formula="of:=IF([.A37]&lt;&gt;0;[.A37]/1000;&quot;&quot;)" office:value-type="float" office:value="44.988">
            <text:p>44.988</text:p>
          </table:table-cell>
          <table:table-cell table:style-name="ce6" table:formula="of:=IF([.A37]&lt;&gt;0;[.B37] - [.$D$1];&quot;&quot;)" office:value-type="float" office:value="-0.325489000000005">
            <text:p>-0.33</text:p>
          </table:table-cell>
          <table:table-cell office:value-type="float" office:value="-0.514794">
            <text:p>-0.514794</text:p>
          </table:table-cell>
          <table:table-cell office:value-type="float" office:value="-2.365582">
            <text:p>-2.365582</text:p>
          </table:table-cell>
          <table:table-cell office:value-type="float" office:value="-9.608776">
            <text:p>-9.608776</text:p>
          </table:table-cell>
          <table:table-cell table:number-columns-repeated="1017"/>
        </table:table-row>
        <table:table-row table:style-name="ro1">
          <table:table-cell office:value-type="float" office:value="45008">
            <text:p>45,008</text:p>
          </table:table-cell>
          <table:table-cell office:value-type="float" office:value="-81.963946">
            <text:p>-81.963946</text:p>
          </table:table-cell>
          <table:table-cell table:style-name="ce5" table:formula="of:=IF([.A38]&lt;&gt;0;[.A38]/1000;&quot;&quot;)" office:value-type="float" office:value="45.008">
            <text:p>45.008</text:p>
          </table:table-cell>
          <table:table-cell table:style-name="ce6" table:formula="of:=IF([.A38]&lt;&gt;0;[.B38] - [.$D$1];&quot;&quot;)" office:value-type="float" office:value="-0.331187">
            <text:p>-0.33</text:p>
          </table:table-cell>
          <table:table-cell office:value-type="float" office:value="-0.387744">
            <text:p>-0.387744</text:p>
          </table:table-cell>
          <table:table-cell office:value-type="float" office:value="-1.985084">
            <text:p>-1.985084</text:p>
          </table:table-cell>
          <table:table-cell office:value-type="float" office:value="-9.711131">
            <text:p>-9.711131</text:p>
          </table:table-cell>
          <table:table-cell table:number-columns-repeated="1017"/>
        </table:table-row>
        <table:table-row table:style-name="ro1">
          <table:table-cell office:value-type="float" office:value="45028">
            <text:p>45,028</text:p>
          </table:table-cell>
          <table:table-cell office:value-type="float" office:value="-81.973197">
            <text:p>-81.973197</text:p>
          </table:table-cell>
          <table:table-cell table:style-name="ce5" table:formula="of:=IF([.A39]&lt;&gt;0;[.A39]/1000;&quot;&quot;)" office:value-type="float" office:value="45.028">
            <text:p>45.028</text:p>
          </table:table-cell>
          <table:table-cell table:style-name="ce6" table:formula="of:=IF([.A39]&lt;&gt;0;[.B39] - [.$D$1];&quot;&quot;)" office:value-type="float" office:value="-0.340438000000006">
            <text:p>-0.34</text:p>
          </table:table-cell>
          <table:table-cell office:value-type="float" office:value="-0.031751">
            <text:p>-0.031751</text:p>
          </table:table-cell>
          <table:table-cell office:value-type="float" office:value="-1.461081">
            <text:p>-1.461081</text:p>
          </table:table-cell>
          <table:table-cell office:value-type="float" office:value="-9.791308">
            <text:p>-9.791308</text:p>
          </table:table-cell>
          <table:table-cell table:number-columns-repeated="1017"/>
        </table:table-row>
        <table:table-row table:style-name="ro1">
          <table:table-cell office:value-type="float" office:value="45048">
            <text:p>45,048</text:p>
          </table:table-cell>
          <table:table-cell office:value-type="float" office:value="-81.968815">
            <text:p>-81.968815</text:p>
          </table:table-cell>
          <table:table-cell table:style-name="ce5" table:formula="of:=IF([.A40]&lt;&gt;0;[.A40]/1000;&quot;&quot;)" office:value-type="float" office:value="45.048">
            <text:p>45.048</text:p>
          </table:table-cell>
          <table:table-cell table:style-name="ce6" table:formula="of:=IF([.A40]&lt;&gt;0;[.B40] - [.$D$1];&quot;&quot;)" office:value-type="float" office:value="-0.336056000000013">
            <text:p>-0.34</text:p>
          </table:table-cell>
          <table:table-cell office:value-type="float" office:value="0.379898">
            <text:p>0.379898</text:p>
          </table:table-cell>
          <table:table-cell office:value-type="float" office:value="-0.881898">
            <text:p>-0.881898</text:p>
          </table:table-cell>
          <table:table-cell office:value-type="float" office:value="-9.886976">
            <text:p>-9.886976</text:p>
          </table:table-cell>
          <table:table-cell table:number-columns-repeated="1017"/>
        </table:table-row>
        <table:table-row table:style-name="ro1">
          <table:table-cell office:value-type="float" office:value="45068">
            <text:p>45,068</text:p>
          </table:table-cell>
          <table:table-cell office:value-type="float" office:value="-81.950233">
            <text:p>-81.950233</text:p>
          </table:table-cell>
          <table:table-cell table:style-name="ce5" table:formula="of:=IF([.A41]&lt;&gt;0;[.A41]/1000;&quot;&quot;)" office:value-type="float" office:value="45.068">
            <text:p>45.068</text:p>
          </table:table-cell>
          <table:table-cell table:style-name="ce6" table:formula="of:=IF([.A41]&lt;&gt;0;[.B41] - [.$D$1];&quot;&quot;)" office:value-type="float" office:value="-0.317474000000004">
            <text:p>-0.32</text:p>
          </table:table-cell>
          <table:table-cell office:value-type="float" office:value="0.732204">
            <text:p>0.732204</text:p>
          </table:table-cell>
          <table:table-cell office:value-type="float" office:value="-0.284864">
            <text:p>-0.284864</text:p>
          </table:table-cell>
          <table:table-cell office:value-type="float" office:value="-9.963893">
            <text:p>-9.963893</text:p>
          </table:table-cell>
          <table:table-cell table:number-columns-repeated="1017"/>
        </table:table-row>
        <table:table-row table:style-name="ro1">
          <table:table-cell office:value-type="float" office:value="45088">
            <text:p>45,088</text:p>
          </table:table-cell>
          <table:table-cell office:value-type="float" office:value="-81.90193">
            <text:p>-81.90193</text:p>
          </table:table-cell>
          <table:table-cell table:style-name="ce5" table:formula="of:=IF([.A42]&lt;&gt;0;[.A42]/1000;&quot;&quot;)" office:value-type="float" office:value="45.088">
            <text:p>45.088</text:p>
          </table:table-cell>
          <table:table-cell table:style-name="ce6" table:formula="of:=IF([.A42]&lt;&gt;0;[.B42] - [.$D$1];&quot;&quot;)" office:value-type="float" office:value="-0.269171">
            <text:p>-0.27</text:p>
          </table:table-cell>
          <table:table-cell office:value-type="float" office:value="0.940965">
            <text:p>0.940965</text:p>
          </table:table-cell>
          <table:table-cell office:value-type="float" office:value="0.131002">
            <text:p>0.131002</text:p>
          </table:table-cell>
          <table:table-cell office:value-type="float" office:value="-10.046048">
            <text:p>-10.046048</text:p>
          </table:table-cell>
          <table:table-cell table:number-columns-repeated="1017"/>
        </table:table-row>
        <table:table-row table:style-name="ro1">
          <table:table-cell office:value-type="float" office:value="45108">
            <text:p>45,108</text:p>
          </table:table-cell>
          <table:table-cell office:value-type="float" office:value="-81.82648">
            <text:p>-81.82648</text:p>
          </table:table-cell>
          <table:table-cell table:style-name="ce5" table:formula="of:=IF([.A43]&lt;&gt;0;[.A43]/1000;&quot;&quot;)" office:value-type="float" office:value="45.108">
            <text:p>45.108</text:p>
          </table:table-cell>
          <table:table-cell table:style-name="ce6" table:formula="of:=IF([.A43]&lt;&gt;0;[.B43] - [.$D$1];&quot;&quot;)" office:value-type="float" office:value="-0.193721000000011">
            <text:p>-0.19</text:p>
          </table:table-cell>
          <table:table-cell office:value-type="float" office:value="1.031823">
            <text:p>1.031823</text:p>
          </table:table-cell>
          <table:table-cell office:value-type="float" office:value="0.325169">
            <text:p>0.325169</text:p>
          </table:table-cell>
          <table:table-cell office:value-type="float" office:value="-10.074858">
            <text:p>-10.074858</text:p>
          </table:table-cell>
          <table:table-cell table:number-columns-repeated="1017"/>
        </table:table-row>
        <table:table-row table:style-name="ro1">
          <table:table-cell office:value-type="float" office:value="45128">
            <text:p>45,128</text:p>
          </table:table-cell>
          <table:table-cell office:value-type="float" office:value="-81.779352">
            <text:p>-81.779352</text:p>
          </table:table-cell>
          <table:table-cell table:style-name="ce5" table:formula="of:=IF([.A44]&lt;&gt;0;[.A44]/1000;&quot;&quot;)" office:value-type="float" office:value="45.128">
            <text:p>45.128</text:p>
          </table:table-cell>
          <table:table-cell table:style-name="ce6" table:formula="of:=IF([.A44]&lt;&gt;0;[.B44] - [.$D$1];&quot;&quot;)" office:value-type="float" office:value="-0.14659300000001">
            <text:p>-0.15</text:p>
          </table:table-cell>
          <table:table-cell office:value-type="float" office:value="0.9674">
            <text:p>0.9674</text:p>
          </table:table-cell>
          <table:table-cell office:value-type="float" office:value="0.281871">
            <text:p>0.281871</text:p>
          </table:table-cell>
          <table:table-cell office:value-type="float" office:value="-10.12261">
            <text:p>-10.12261</text:p>
          </table:table-cell>
          <table:table-cell table:number-columns-repeated="1017"/>
        </table:table-row>
        <table:table-row table:style-name="ro1">
          <table:table-cell office:value-type="float" office:value="45148">
            <text:p>45,148</text:p>
          </table:table-cell>
          <table:table-cell office:value-type="float" office:value="-81.765337">
            <text:p>-81.765337</text:p>
          </table:table-cell>
          <table:table-cell table:style-name="ce5" table:formula="of:=IF([.A45]&lt;&gt;0;[.A45]/1000;&quot;&quot;)" office:value-type="float" office:value="45.148">
            <text:p>45.148</text:p>
          </table:table-cell>
          <table:table-cell table:style-name="ce6" table:formula="of:=IF([.A45]&lt;&gt;0;[.B45] - [.$D$1];&quot;&quot;)" office:value-type="float" office:value="-0.132578000000009">
            <text:p>-0.13</text:p>
          </table:table-cell>
          <table:table-cell office:value-type="float" office:value="0.815142">
            <text:p>0.815142</text:p>
          </table:table-cell>
          <table:table-cell office:value-type="float" office:value="0.106019">
            <text:p>0.106019</text:p>
          </table:table-cell>
          <table:table-cell office:value-type="float" office:value="-10.115717">
            <text:p>-10.115717</text:p>
          </table:table-cell>
          <table:table-cell table:number-columns-repeated="1017"/>
        </table:table-row>
        <table:table-row table:style-name="ro1">
          <table:table-cell office:value-type="float" office:value="45168">
            <text:p>45,168</text:p>
          </table:table-cell>
          <table:table-cell office:value-type="float" office:value="-81.739518">
            <text:p>-81.739518</text:p>
          </table:table-cell>
          <table:table-cell table:style-name="ce5" table:formula="of:=IF([.A46]&lt;&gt;0;[.A46]/1000;&quot;&quot;)" office:value-type="float" office:value="45.168">
            <text:p>45.168</text:p>
          </table:table-cell>
          <table:table-cell table:style-name="ce6" table:formula="of:=IF([.A46]&lt;&gt;0;[.B46] - [.$D$1];&quot;&quot;)" office:value-type="float" office:value="-0.106759000000011">
            <text:p>-0.11</text:p>
          </table:table-cell>
          <table:table-cell office:value-type="float" office:value="0.592321">
            <text:p>0.592321</text:p>
          </table:table-cell>
          <table:table-cell office:value-type="float" office:value="-0.284498">
            <text:p>-0.284498</text:p>
          </table:table-cell>
          <table:table-cell office:value-type="float" office:value="-10.125689">
            <text:p>-10.125689</text:p>
          </table:table-cell>
          <table:table-cell table:number-columns-repeated="1017"/>
        </table:table-row>
        <table:table-row table:style-name="ro1">
          <table:table-cell office:value-type="float" office:value="45188">
            <text:p>45,188</text:p>
          </table:table-cell>
          <table:table-cell office:value-type="float" office:value="-81.696732">
            <text:p>-81.696732</text:p>
          </table:table-cell>
          <table:table-cell table:style-name="ce5" table:formula="of:=IF([.A47]&lt;&gt;0;[.A47]/1000;&quot;&quot;)" office:value-type="float" office:value="45.188">
            <text:p>45.188</text:p>
          </table:table-cell>
          <table:table-cell table:style-name="ce6" table:formula="of:=IF([.A47]&lt;&gt;0;[.B47] - [.$D$1];&quot;&quot;)" office:value-type="float" office:value="-0.0639730000000043">
            <text:p>-0.06</text:p>
          </table:table-cell>
          <table:table-cell office:value-type="float" office:value="0.363141">
            <text:p>0.363141</text:p>
          </table:table-cell>
          <table:table-cell office:value-type="float" office:value="-0.708754">
            <text:p>-0.708754</text:p>
          </table:table-cell>
          <table:table-cell office:value-type="float" office:value="-10.078761">
            <text:p>-10.078761</text:p>
          </table:table-cell>
          <table:table-cell table:number-columns-repeated="1017"/>
        </table:table-row>
        <table:table-row table:style-name="ro1">
          <table:table-cell office:value-type="float" office:value="45208">
            <text:p>45,208</text:p>
          </table:table-cell>
          <table:table-cell office:value-type="float" office:value="-81.668869">
            <text:p>-81.668869</text:p>
          </table:table-cell>
          <table:table-cell table:style-name="ce5" table:formula="of:=IF([.A48]&lt;&gt;0;[.A48]/1000;&quot;&quot;)" office:value-type="float" office:value="45.208">
            <text:p>45.208</text:p>
          </table:table-cell>
          <table:table-cell table:style-name="ce6" table:formula="of:=IF([.A48]&lt;&gt;0;[.B48] - [.$D$1];&quot;&quot;)" office:value-type="float" office:value="-0.0361100000000079">
            <text:p>-0.04</text:p>
          </table:table-cell>
          <table:table-cell office:value-type="float" office:value="0.127803">
            <text:p>0.127803</text:p>
          </table:table-cell>
          <table:table-cell office:value-type="float" office:value="-1.126127">
            <text:p>-1.126127</text:p>
          </table:table-cell>
          <table:table-cell office:value-type="float" office:value="-10.047079">
            <text:p>-10.047079</text:p>
          </table:table-cell>
          <table:table-cell table:number-columns-repeated="1017"/>
        </table:table-row>
        <table:table-row table:style-name="ro1">
          <table:table-cell office:value-type="float" office:value="45228">
            <text:p>45,228</text:p>
          </table:table-cell>
          <table:table-cell office:value-type="float" office:value="-81.658914">
            <text:p>-81.658914</text:p>
          </table:table-cell>
          <table:table-cell table:style-name="ce5" table:formula="of:=IF([.A49]&lt;&gt;0;[.A49]/1000;&quot;&quot;)" office:value-type="float" office:value="45.228">
            <text:p>45.228</text:p>
          </table:table-cell>
          <table:table-cell table:style-name="ce6" table:formula="of:=IF([.A49]&lt;&gt;0;[.B49] - [.$D$1];&quot;&quot;)" office:value-type="float" office:value="-0.0261550000000028">
            <text:p>-0.03</text:p>
          </table:table-cell>
          <table:table-cell office:value-type="float" office:value="-0.066611">
            <text:p>-0.066611</text:p>
          </table:table-cell>
          <table:table-cell office:value-type="float" office:value="-1.414571">
            <text:p>-1.414571</text:p>
          </table:table-cell>
          <table:table-cell office:value-type="float" office:value="-9.953856">
            <text:p>-9.953856</text:p>
          </table:table-cell>
          <table:table-cell table:number-columns-repeated="1017"/>
        </table:table-row>
        <table:table-row table:style-name="ro1">
          <table:table-cell office:value-type="float" office:value="45248">
            <text:p>45,248</text:p>
          </table:table-cell>
          <table:table-cell office:value-type="float" office:value="-81.657552">
            <text:p>-81.657552</text:p>
          </table:table-cell>
          <table:table-cell table:style-name="ce5" table:formula="of:=IF([.A50]&lt;&gt;0;[.A50]/1000;&quot;&quot;)" office:value-type="float" office:value="45.248">
            <text:p>45.248</text:p>
          </table:table-cell>
          <table:table-cell table:style-name="ce6" table:formula="of:=IF([.A50]&lt;&gt;0;[.B50] - [.$D$1];&quot;&quot;)" office:value-type="float" office:value="-0.0247930000000025">
            <text:p>-0.02</text:p>
          </table:table-cell>
          <table:table-cell office:value-type="float" office:value="-0.199623">
            <text:p>-0.199623</text:p>
          </table:table-cell>
          <table:table-cell office:value-type="float" office:value="-1.593854">
            <text:p>-1.593854</text:p>
          </table:table-cell>
          <table:table-cell office:value-type="float" office:value="-9.899296">
            <text:p>-9.899296</text:p>
          </table:table-cell>
          <table:table-cell table:number-columns-repeated="1017"/>
        </table:table-row>
        <table:table-row table:style-name="ro1">
          <table:table-cell office:value-type="float" office:value="45268">
            <text:p>45,268</text:p>
          </table:table-cell>
          <table:table-cell office:value-type="float" office:value="-81.66193">
            <text:p>-81.66193</text:p>
          </table:table-cell>
          <table:table-cell table:style-name="ce5" table:formula="of:=IF([.A51]&lt;&gt;0;[.A51]/1000;&quot;&quot;)" office:value-type="float" office:value="45.268">
            <text:p>45.268</text:p>
          </table:table-cell>
          <table:table-cell table:style-name="ce6" table:formula="of:=IF([.A51]&lt;&gt;0;[.B51] - [.$D$1];&quot;&quot;)" office:value-type="float" office:value="-0.0291710000000052">
            <text:p>-0.03</text:p>
          </table:table-cell>
          <table:table-cell office:value-type="float" office:value="-0.218435">
            <text:p>-0.218435</text:p>
          </table:table-cell>
          <table:table-cell office:value-type="float" office:value="-1.614045">
            <text:p>-1.614045</text:p>
          </table:table-cell>
          <table:table-cell office:value-type="float" office:value="-9.804408">
            <text:p>-9.804408</text:p>
          </table:table-cell>
          <table:table-cell table:number-columns-repeated="1017"/>
        </table:table-row>
        <table:table-row table:style-name="ro1">
          <table:table-cell office:value-type="float" office:value="45288">
            <text:p>45,288</text:p>
          </table:table-cell>
          <table:table-cell office:value-type="float" office:value="-81.656379">
            <text:p>-81.656379</text:p>
          </table:table-cell>
          <table:table-cell table:style-name="ce5" table:formula="of:=IF([.A52]&lt;&gt;0;[.A52]/1000;&quot;&quot;)" office:value-type="float" office:value="45.288">
            <text:p>45.288</text:p>
          </table:table-cell>
          <table:table-cell table:style-name="ce6" table:formula="of:=IF([.A52]&lt;&gt;0;[.B52] - [.$D$1];&quot;&quot;)" office:value-type="float" office:value="-0.0236200000000082">
            <text:p>-0.02</text:p>
          </table:table-cell>
          <table:table-cell office:value-type="float" office:value="-0.22408">
            <text:p>-0.22408</text:p>
          </table:table-cell>
          <table:table-cell office:value-type="float" office:value="-1.525451">
            <text:p>-1.525451</text:p>
          </table:table-cell>
          <table:table-cell office:value-type="float" office:value="-9.712298">
            <text:p>-9.712298</text:p>
          </table:table-cell>
          <table:table-cell table:number-columns-repeated="1017"/>
        </table:table-row>
        <table:table-row table:style-name="ro1">
          <table:table-cell office:value-type="float" office:value="45308">
            <text:p>45,308</text:p>
          </table:table-cell>
          <table:table-cell office:value-type="float" office:value="-81.639979">
            <text:p>-81.639979</text:p>
          </table:table-cell>
          <table:table-cell table:style-name="ce5" table:formula="of:=IF([.A53]&lt;&gt;0;[.A53]/1000;&quot;&quot;)" office:value-type="float" office:value="45.308">
            <text:p>45.308</text:p>
          </table:table-cell>
          <table:table-cell table:style-name="ce6" table:formula="of:=IF([.A53]&lt;&gt;0;[.B53] - [.$D$1];&quot;&quot;)" office:value-type="float" office:value="-0.00722000000000378">
            <text:p>-0.01</text:p>
          </table:table-cell>
          <table:table-cell office:value-type="float" office:value="-0.267749">
            <text:p>-0.267749</text:p>
          </table:table-cell>
          <table:table-cell office:value-type="float" office:value="-1.326197">
            <text:p>-1.326197</text:p>
          </table:table-cell>
          <table:table-cell office:value-type="float" office:value="-9.575011">
            <text:p>-9.575011</text:p>
          </table:table-cell>
          <table:table-cell table:number-columns-repeated="1017"/>
        </table:table-row>
        <table:table-row table:style-name="ro1">
          <table:table-cell office:value-type="float" office:value="45328">
            <text:p>45,328</text:p>
          </table:table-cell>
          <table:table-cell office:value-type="float" office:value="-81.632653">
            <text:p>-81.632653</text:p>
          </table:table-cell>
          <table:table-cell table:style-name="ce5" table:formula="of:=IF([.A54]&lt;&gt;0;[.A54]/1000;&quot;&quot;)" office:value-type="float" office:value="45.328">
            <text:p>45.328</text:p>
          </table:table-cell>
          <table:table-cell table:style-name="ce6" table:formula="of:=IF([.A54]&lt;&gt;0;[.B54] - [.$D$1];&quot;&quot;)" office:value-type="float" office:value="0.000105999999988171">
            <text:p>0.00</text:p>
          </table:table-cell>
          <table:table-cell office:value-type="float" office:value="-0.362024">
            <text:p>-0.362024</text:p>
          </table:table-cell>
          <table:table-cell office:value-type="float" office:value="-1.124638">
            <text:p>-1.124638</text:p>
          </table:table-cell>
          <table:table-cell office:value-type="float" office:value="-9.482336">
            <text:p>-9.482336</text:p>
          </table:table-cell>
          <table:table-cell table:number-columns-repeated="1017"/>
        </table:table-row>
        <table:table-row table:style-name="ro1">
          <table:table-cell office:value-type="float" office:value="45348">
            <text:p>45,348</text:p>
          </table:table-cell>
          <table:table-cell office:value-type="float" office:value="-81.636217">
            <text:p>-81.636217</text:p>
          </table:table-cell>
          <table:table-cell table:style-name="ce5" table:formula="of:=IF([.A55]&lt;&gt;0;[.A55]/1000;&quot;&quot;)" office:value-type="float" office:value="45.348">
            <text:p>45.348</text:p>
          </table:table-cell>
          <table:table-cell table:style-name="ce6" table:formula="of:=IF([.A55]&lt;&gt;0;[.B55] - [.$D$1];&quot;&quot;)" office:value-type="float" office:value="-0.00345800000000906">
            <text:p>0.00</text:p>
          </table:table-cell>
          <table:table-cell office:value-type="float" office:value="-0.40713">
            <text:p>-0.40713</text:p>
          </table:table-cell>
          <table:table-cell office:value-type="float" office:value="-0.899474">
            <text:p>-0.899474</text:p>
          </table:table-cell>
          <table:table-cell office:value-type="float" office:value="-9.353823">
            <text:p>-9.353823</text:p>
          </table:table-cell>
          <table:table-cell table:number-columns-repeated="1017"/>
        </table:table-row>
        <table:table-row table:style-name="ro1">
          <table:table-cell office:value-type="float" office:value="45368">
            <text:p>45,368</text:p>
          </table:table-cell>
          <table:table-cell office:value-type="float" office:value="-81.624906">
            <text:p>-81.624906</text:p>
          </table:table-cell>
          <table:table-cell table:style-name="ce5" table:formula="of:=IF([.A56]&lt;&gt;0;[.A56]/1000;&quot;&quot;)" office:value-type="float" office:value="45.368">
            <text:p>45.368</text:p>
          </table:table-cell>
          <table:table-cell table:style-name="ce6" table:formula="of:=IF([.A56]&lt;&gt;0;[.B56] - [.$D$1];&quot;&quot;)" office:value-type="float" office:value="0.00785299999999722">
            <text:p>0.01</text:p>
          </table:table-cell>
          <table:table-cell office:value-type="float" office:value="-0.425745">
            <text:p>-0.425745</text:p>
          </table:table-cell>
          <table:table-cell office:value-type="float" office:value="-0.754893">
            <text:p>-0.754893</text:p>
          </table:table-cell>
          <table:table-cell office:value-type="float" office:value="-9.217976">
            <text:p>-9.217976</text:p>
          </table:table-cell>
          <table:table-cell table:number-columns-repeated="1017"/>
        </table:table-row>
        <table:table-row table:style-name="ro1">
          <table:table-cell office:value-type="float" office:value="45388">
            <text:p>45,388</text:p>
          </table:table-cell>
          <table:table-cell office:value-type="float" office:value="-81.597015">
            <text:p>-81.597015</text:p>
          </table:table-cell>
          <table:table-cell table:style-name="ce5" table:formula="of:=IF([.A57]&lt;&gt;0;[.A57]/1000;&quot;&quot;)" office:value-type="float" office:value="45.388">
            <text:p>45.388</text:p>
          </table:table-cell>
          <table:table-cell table:style-name="ce6" table:formula="of:=IF([.A57]&lt;&gt;0;[.B57] - [.$D$1];&quot;&quot;)" office:value-type="float" office:value="0.035743999999994">
            <text:p>0.04</text:p>
          </table:table-cell>
          <table:table-cell office:value-type="float" office:value="-0.4504">
            <text:p>-0.4504</text:p>
          </table:table-cell>
          <table:table-cell office:value-type="float" office:value="-0.673412">
            <text:p>-0.673412</text:p>
          </table:table-cell>
          <table:table-cell office:value-type="float" office:value="-9.011628">
            <text:p>-9.011628</text:p>
          </table:table-cell>
          <table:table-cell table:number-columns-repeated="1017"/>
        </table:table-row>
        <table:table-row table:style-name="ro1">
          <table:table-cell office:value-type="float" office:value="45408">
            <text:p>45,408</text:p>
          </table:table-cell>
          <table:table-cell office:value-type="float" office:value="-81.569269">
            <text:p>-81.569269</text:p>
          </table:table-cell>
          <table:table-cell table:style-name="ce5" table:formula="of:=IF([.A58]&lt;&gt;0;[.A58]/1000;&quot;&quot;)" office:value-type="float" office:value="45.408">
            <text:p>45.408</text:p>
          </table:table-cell>
          <table:table-cell table:style-name="ce6" table:formula="of:=IF([.A58]&lt;&gt;0;[.B58] - [.$D$1];&quot;&quot;)" office:value-type="float" office:value="0.0634899999999874">
            <text:p>0.06</text:p>
          </table:table-cell>
          <table:table-cell office:value-type="float" office:value="-0.479841">
            <text:p>-0.479841</text:p>
          </table:table-cell>
          <table:table-cell office:value-type="float" office:value="-0.724252">
            <text:p>-0.724252</text:p>
          </table:table-cell>
          <table:table-cell office:value-type="float" office:value="-8.838506">
            <text:p>-8.838506</text:p>
          </table:table-cell>
          <table:table-cell table:number-columns-repeated="1017"/>
        </table:table-row>
        <table:table-row table:style-name="ro1">
          <table:table-cell office:value-type="float" office:value="45428">
            <text:p>45,428</text:p>
          </table:table-cell>
          <table:table-cell office:value-type="float" office:value="-81.581084">
            <text:p>-81.581084</text:p>
          </table:table-cell>
          <table:table-cell table:style-name="ce5" table:formula="of:=IF([.A59]&lt;&gt;0;[.A59]/1000;&quot;&quot;)" office:value-type="float" office:value="45.428">
            <text:p>45.428</text:p>
          </table:table-cell>
          <table:table-cell table:style-name="ce6" table:formula="of:=IF([.A59]&lt;&gt;0;[.B59] - [.$D$1];&quot;&quot;)" office:value-type="float" office:value="0.0516749999999888">
            <text:p>0.05</text:p>
          </table:table-cell>
          <table:table-cell office:value-type="float" office:value="-0.483075">
            <text:p>-0.483075</text:p>
          </table:table-cell>
          <table:table-cell office:value-type="float" office:value="-0.786052">
            <text:p>-0.786052</text:p>
          </table:table-cell>
          <table:table-cell office:value-type="float" office:value="-8.634738">
            <text:p>-8.634738</text:p>
          </table:table-cell>
          <table:table-cell table:number-columns-repeated="1017"/>
        </table:table-row>
        <table:table-row table:style-name="ro1">
          <table:table-cell office:value-type="float" office:value="45448">
            <text:p>45,448</text:p>
          </table:table-cell>
          <table:table-cell office:value-type="float" office:value="-81.598468">
            <text:p>-81.598468</text:p>
          </table:table-cell>
          <table:table-cell table:style-name="ce5" table:formula="of:=IF([.A60]&lt;&gt;0;[.A60]/1000;&quot;&quot;)" office:value-type="float" office:value="45.448">
            <text:p>45.448</text:p>
          </table:table-cell>
          <table:table-cell table:style-name="ce6" table:formula="of:=IF([.A60]&lt;&gt;0;[.B60] - [.$D$1];&quot;&quot;)" office:value-type="float" office:value="0.0342909999999961">
            <text:p>0.03</text:p>
          </table:table-cell>
          <table:table-cell office:value-type="float" office:value="-0.49788">
            <text:p>-0.49788</text:p>
          </table:table-cell>
          <table:table-cell office:value-type="float" office:value="-0.97468">
            <text:p>-0.97468</text:p>
          </table:table-cell>
          <table:table-cell office:value-type="float" office:value="-8.432658">
            <text:p>-8.432658</text:p>
          </table:table-cell>
          <table:table-cell table:number-columns-repeated="1017"/>
        </table:table-row>
        <table:table-row table:style-name="ro1">
          <table:table-cell office:value-type="float" office:value="45468">
            <text:p>45,468</text:p>
          </table:table-cell>
          <table:table-cell office:value-type="float" office:value="-81.581754">
            <text:p>-81.581754</text:p>
          </table:table-cell>
          <table:table-cell table:style-name="ce5" table:formula="of:=IF([.A61]&lt;&gt;0;[.A61]/1000;&quot;&quot;)" office:value-type="float" office:value="45.468">
            <text:p>45.468</text:p>
          </table:table-cell>
          <table:table-cell table:style-name="ce6" table:formula="of:=IF([.A61]&lt;&gt;0;[.B61] - [.$D$1];&quot;&quot;)" office:value-type="float" office:value="0.0510049999999893">
            <text:p>0.05</text:p>
          </table:table-cell>
          <table:table-cell office:value-type="float" office:value="-0.43417">
            <text:p>-0.43417</text:p>
          </table:table-cell>
          <table:table-cell office:value-type="float" office:value="-1.304931">
            <text:p>-1.304931</text:p>
          </table:table-cell>
          <table:table-cell office:value-type="float" office:value="-8.206069">
            <text:p>-8.206069</text:p>
          </table:table-cell>
          <table:table-cell table:number-columns-repeated="1017"/>
        </table:table-row>
        <table:table-row table:style-name="ro1">
          <table:table-cell office:value-type="float" office:value="45488">
            <text:p>45,488</text:p>
          </table:table-cell>
          <table:table-cell office:value-type="float" office:value="-81.560949">
            <text:p>-81.560949</text:p>
          </table:table-cell>
          <table:table-cell table:style-name="ce5" table:formula="of:=IF([.A62]&lt;&gt;0;[.A62]/1000;&quot;&quot;)" office:value-type="float" office:value="45.488">
            <text:p>45.488</text:p>
          </table:table-cell>
          <table:table-cell table:style-name="ce6" table:formula="of:=IF([.A62]&lt;&gt;0;[.B62] - [.$D$1];&quot;&quot;)" office:value-type="float" office:value="0.0718099999999993">
            <text:p>0.07</text:p>
          </table:table-cell>
          <table:table-cell office:value-type="float" office:value="-0.344098">
            <text:p>-0.344098</text:p>
          </table:table-cell>
          <table:table-cell office:value-type="float" office:value="-1.61119">
            <text:p>-1.61119</text:p>
          </table:table-cell>
          <table:table-cell office:value-type="float" office:value="-8.000179">
            <text:p>-8.000179</text:p>
          </table:table-cell>
          <table:table-cell table:number-columns-repeated="1017"/>
        </table:table-row>
        <table:table-row table:style-name="ro1">
          <table:table-cell office:value-type="float" office:value="45508">
            <text:p>45,508</text:p>
          </table:table-cell>
          <table:table-cell office:value-type="float" office:value="-81.570607">
            <text:p>-81.570607</text:p>
          </table:table-cell>
          <table:table-cell table:style-name="ce5" table:formula="of:=IF([.A63]&lt;&gt;0;[.A63]/1000;&quot;&quot;)" office:value-type="float" office:value="45.508">
            <text:p>45.508</text:p>
          </table:table-cell>
          <table:table-cell table:style-name="ce6" table:formula="of:=IF([.A63]&lt;&gt;0;[.B63] - [.$D$1];&quot;&quot;)" office:value-type="float" office:value="0.0621519999999975">
            <text:p>0.06</text:p>
          </table:table-cell>
          <table:table-cell office:value-type="float" office:value="-0.266443">
            <text:p>-0.266443</text:p>
          </table:table-cell>
          <table:table-cell office:value-type="float" office:value="-1.818835">
            <text:p>-1.818835</text:p>
          </table:table-cell>
          <table:table-cell office:value-type="float" office:value="-7.784294">
            <text:p>-7.784294</text:p>
          </table:table-cell>
          <table:table-cell table:number-columns-repeated="1017"/>
        </table:table-row>
        <table:table-row table:style-name="ro1">
          <table:table-cell office:value-type="float" office:value="45528">
            <text:p>45,528</text:p>
          </table:table-cell>
          <table:table-cell office:value-type="float" office:value="-81.584483">
            <text:p>-81.584483</text:p>
          </table:table-cell>
          <table:table-cell table:style-name="ce5" table:formula="of:=IF([.A64]&lt;&gt;0;[.A64]/1000;&quot;&quot;)" office:value-type="float" office:value="45.528">
            <text:p>45.528</text:p>
          </table:table-cell>
          <table:table-cell table:style-name="ce6" table:formula="of:=IF([.A64]&lt;&gt;0;[.B64] - [.$D$1];&quot;&quot;)" office:value-type="float" office:value="0.0482759999999871">
            <text:p>0.05</text:p>
          </table:table-cell>
          <table:table-cell office:value-type="float" office:value="-0.165396">
            <text:p>-0.165396</text:p>
          </table:table-cell>
          <table:table-cell office:value-type="float" office:value="-1.970088">
            <text:p>-1.970088</text:p>
          </table:table-cell>
          <table:table-cell office:value-type="float" office:value="-7.527943">
            <text:p>-7.527943</text:p>
          </table:table-cell>
          <table:table-cell table:number-columns-repeated="1017"/>
        </table:table-row>
        <table:table-row table:style-name="ro1">
          <table:table-cell office:value-type="float" office:value="45548">
            <text:p>45,548</text:p>
          </table:table-cell>
          <table:table-cell office:value-type="float" office:value="-81.559707">
            <text:p>-81.559707</text:p>
          </table:table-cell>
          <table:table-cell table:style-name="ce5" table:formula="of:=IF([.A65]&lt;&gt;0;[.A65]/1000;&quot;&quot;)" office:value-type="float" office:value="45.548">
            <text:p>45.548</text:p>
          </table:table-cell>
          <table:table-cell table:style-name="ce6" table:formula="of:=IF([.A65]&lt;&gt;0;[.B65] - [.$D$1];&quot;&quot;)" office:value-type="float" office:value="0.0730519999999899">
            <text:p>0.07</text:p>
          </table:table-cell>
          <table:table-cell office:value-type="float" office:value="-0.084671">
            <text:p>-0.084671</text:p>
          </table:table-cell>
          <table:table-cell office:value-type="float" office:value="-2.096864">
            <text:p>-2.096864</text:p>
          </table:table-cell>
          <table:table-cell office:value-type="float" office:value="-7.330609">
            <text:p>-7.330609</text:p>
          </table:table-cell>
          <table:table-cell table:number-columns-repeated="1017"/>
        </table:table-row>
        <table:table-row table:style-name="ro1">
          <table:table-cell office:value-type="float" office:value="45588">
            <text:p>45,588</text:p>
          </table:table-cell>
          <table:table-cell office:value-type="float" office:value="-81.562784">
            <text:p>-81.562784</text:p>
          </table:table-cell>
          <table:table-cell table:style-name="ce5" table:formula="of:=IF([.A66]&lt;&gt;0;[.A66]/1000;&quot;&quot;)" office:value-type="float" office:value="45.588">
            <text:p>45.588</text:p>
          </table:table-cell>
          <table:table-cell table:style-name="ce6" table:formula="of:=IF([.A66]&lt;&gt;0;[.B66] - [.$D$1];&quot;&quot;)" office:value-type="float" office:value="0.0699749999999995">
            <text:p>0.07</text:p>
          </table:table-cell>
          <table:table-cell office:value-type="float" office:value="-0.08341">
            <text:p>-0.08341</text:p>
          </table:table-cell>
          <table:table-cell office:value-type="float" office:value="-2.033006">
            <text:p>-2.033006</text:p>
          </table:table-cell>
          <table:table-cell office:value-type="float" office:value="-6.917843">
            <text:p>-6.917843</text:p>
          </table:table-cell>
          <table:table-cell table:number-columns-repeated="1017"/>
        </table:table-row>
        <table:table-row table:style-name="ro1">
          <table:table-cell office:value-type="float" office:value="45608">
            <text:p>45,608</text:p>
          </table:table-cell>
          <table:table-cell office:value-type="float" office:value="-81.59095">
            <text:p>-81.59095</text:p>
          </table:table-cell>
          <table:table-cell table:style-name="ce5" table:formula="of:=IF([.A67]&lt;&gt;0;[.A67]/1000;&quot;&quot;)" office:value-type="float" office:value="45.608">
            <text:p>45.608</text:p>
          </table:table-cell>
          <table:table-cell table:style-name="ce6" table:formula="of:=IF([.A67]&lt;&gt;0;[.B67] - [.$D$1];&quot;&quot;)" office:value-type="float" office:value="0.0418089999999864">
            <text:p>0.04</text:p>
          </table:table-cell>
          <table:table-cell office:value-type="float" office:value="-0.057943">
            <text:p>-0.057943</text:p>
          </table:table-cell>
          <table:table-cell office:value-type="float" office:value="-1.902211">
            <text:p>-1.902211</text:p>
          </table:table-cell>
          <table:table-cell office:value-type="float" office:value="-6.667547">
            <text:p>-6.667547</text:p>
          </table:table-cell>
          <table:table-cell table:number-columns-repeated="1017"/>
        </table:table-row>
        <table:table-row table:style-name="ro1">
          <table:table-cell office:value-type="float" office:value="45628">
            <text:p>45,628</text:p>
          </table:table-cell>
          <table:table-cell office:value-type="float" office:value="-81.593733">
            <text:p>-81.593733</text:p>
          </table:table-cell>
          <table:table-cell table:style-name="ce5" table:formula="of:=IF([.A68]&lt;&gt;0;[.A68]/1000;&quot;&quot;)" office:value-type="float" office:value="45.628">
            <text:p>45.628</text:p>
          </table:table-cell>
          <table:table-cell table:style-name="ce6" table:formula="of:=IF([.A68]&lt;&gt;0;[.B68] - [.$D$1];&quot;&quot;)" office:value-type="float" office:value="0.0390259999999927">
            <text:p>0.04</text:p>
          </table:table-cell>
          <table:table-cell office:value-type="float" office:value="-0.029718">
            <text:p>-0.029718</text:p>
          </table:table-cell>
          <table:table-cell office:value-type="float" office:value="-1.779578">
            <text:p>-1.779578</text:p>
          </table:table-cell>
          <table:table-cell office:value-type="float" office:value="-6.430819">
            <text:p>-6.430819</text:p>
          </table:table-cell>
          <table:table-cell table:number-columns-repeated="1017"/>
        </table:table-row>
        <table:table-row table:style-name="ro1">
          <table:table-cell office:value-type="float" office:value="45648">
            <text:p>45,648</text:p>
          </table:table-cell>
          <table:table-cell office:value-type="float" office:value="-81.59183">
            <text:p>-81.59183</text:p>
          </table:table-cell>
          <table:table-cell table:style-name="ce5" table:formula="of:=IF([.A69]&lt;&gt;0;[.A69]/1000;&quot;&quot;)" office:value-type="float" office:value="45.648">
            <text:p>45.648</text:p>
          </table:table-cell>
          <table:table-cell table:style-name="ce6" table:formula="of:=IF([.A69]&lt;&gt;0;[.B69] - [.$D$1];&quot;&quot;)" office:value-type="float" office:value="0.0409289999999913">
            <text:p>0.04</text:p>
          </table:table-cell>
          <table:table-cell office:value-type="float" office:value="-0.057336">
            <text:p>-0.057336</text:p>
          </table:table-cell>
          <table:table-cell office:value-type="float" office:value="-1.654532">
            <text:p>-1.654532</text:p>
          </table:table-cell>
          <table:table-cell office:value-type="float" office:value="-6.208397">
            <text:p>-6.208397</text:p>
          </table:table-cell>
          <table:table-cell table:number-columns-repeated="1017"/>
        </table:table-row>
        <table:table-row table:style-name="ro1">
          <table:table-cell office:value-type="float" office:value="45668">
            <text:p>45,668</text:p>
          </table:table-cell>
          <table:table-cell office:value-type="float" office:value="-81.589319">
            <text:p>-81.589319</text:p>
          </table:table-cell>
          <table:table-cell table:style-name="ce5" table:formula="of:=IF([.A70]&lt;&gt;0;[.A70]/1000;&quot;&quot;)" office:value-type="float" office:value="45.668">
            <text:p>45.668</text:p>
          </table:table-cell>
          <table:table-cell table:style-name="ce6" table:formula="of:=IF([.A70]&lt;&gt;0;[.B70] - [.$D$1];&quot;&quot;)" office:value-type="float" office:value="0.0434399999999897">
            <text:p>0.04</text:p>
          </table:table-cell>
          <table:table-cell office:value-type="float" office:value="-0.087646">
            <text:p>-0.087646</text:p>
          </table:table-cell>
          <table:table-cell office:value-type="float" office:value="-1.515521">
            <text:p>-1.515521</text:p>
          </table:table-cell>
          <table:table-cell office:value-type="float" office:value="-5.984274">
            <text:p>-5.984274</text:p>
          </table:table-cell>
          <table:table-cell table:number-columns-repeated="1017"/>
        </table:table-row>
        <table:table-row table:style-name="ro1">
          <table:table-cell office:value-type="float" office:value="45688">
            <text:p>45,688</text:p>
          </table:table-cell>
          <table:table-cell office:value-type="float" office:value="-81.586974">
            <text:p>-81.586974</text:p>
          </table:table-cell>
          <table:table-cell table:style-name="ce5" table:formula="of:=IF([.A71]&lt;&gt;0;[.A71]/1000;&quot;&quot;)" office:value-type="float" office:value="45.688">
            <text:p>45.688</text:p>
          </table:table-cell>
          <table:table-cell table:style-name="ce6" table:formula="of:=IF([.A71]&lt;&gt;0;[.B71] - [.$D$1];&quot;&quot;)" office:value-type="float" office:value="0.0457849999999951">
            <text:p>0.05</text:p>
          </table:table-cell>
          <table:table-cell office:value-type="float" office:value="-0.119069">
            <text:p>-0.119069</text:p>
          </table:table-cell>
          <table:table-cell office:value-type="float" office:value="-1.393179">
            <text:p>-1.393179</text:p>
          </table:table-cell>
          <table:table-cell office:value-type="float" office:value="-5.799516">
            <text:p>-5.799516</text:p>
          </table:table-cell>
          <table:table-cell table:number-columns-repeated="1017"/>
        </table:table-row>
        <table:table-row table:style-name="ro1">
          <table:table-cell office:value-type="float" office:value="45708">
            <text:p>45,708</text:p>
          </table:table-cell>
          <table:table-cell office:value-type="float" office:value="-81.567193">
            <text:p>-81.567193</text:p>
          </table:table-cell>
          <table:table-cell table:style-name="ce5" table:formula="of:=IF([.A72]&lt;&gt;0;[.A72]/1000;&quot;&quot;)" office:value-type="float" office:value="45.708">
            <text:p>45.708</text:p>
          </table:table-cell>
          <table:table-cell table:style-name="ce6" table:formula="of:=IF([.A72]&lt;&gt;0;[.B72] - [.$D$1];&quot;&quot;)" office:value-type="float" office:value="0.0655659999999898">
            <text:p>0.07</text:p>
          </table:table-cell>
          <table:table-cell office:value-type="float" office:value="-0.144678">
            <text:p>-0.144678</text:p>
          </table:table-cell>
          <table:table-cell office:value-type="float" office:value="-1.351309">
            <text:p>-1.351309</text:p>
          </table:table-cell>
          <table:table-cell office:value-type="float" office:value="-5.583433">
            <text:p>-5.583433</text:p>
          </table:table-cell>
          <table:table-cell table:number-columns-repeated="1017"/>
        </table:table-row>
        <table:table-row table:style-name="ro1">
          <table:table-cell office:value-type="float" office:value="45728">
            <text:p>45,728</text:p>
          </table:table-cell>
          <table:table-cell office:value-type="float" office:value="-81.546532">
            <text:p>-81.546532</text:p>
          </table:table-cell>
          <table:table-cell table:style-name="ce5" table:formula="of:=IF([.A73]&lt;&gt;0;[.A73]/1000;&quot;&quot;)" office:value-type="float" office:value="45.728">
            <text:p>45.728</text:p>
          </table:table-cell>
          <table:table-cell table:style-name="ce6" table:formula="of:=IF([.A73]&lt;&gt;0;[.B73] - [.$D$1];&quot;&quot;)" office:value-type="float" office:value="0.0862269999999938">
            <text:p>0.09</text:p>
          </table:table-cell>
          <table:table-cell office:value-type="float" office:value="-0.236577">
            <text:p>-0.236577</text:p>
          </table:table-cell>
          <table:table-cell office:value-type="float" office:value="-1.348008">
            <text:p>-1.348008</text:p>
          </table:table-cell>
          <table:table-cell office:value-type="float" office:value="-5.399041">
            <text:p>-5.399041</text:p>
          </table:table-cell>
          <table:table-cell table:number-columns-repeated="1017"/>
        </table:table-row>
        <table:table-row table:style-name="ro1">
          <table:table-cell office:value-type="float" office:value="45748">
            <text:p>45,748</text:p>
          </table:table-cell>
          <table:table-cell office:value-type="float" office:value="-81.528423">
            <text:p>-81.528423</text:p>
          </table:table-cell>
          <table:table-cell table:style-name="ce5" table:formula="of:=IF([.A74]&lt;&gt;0;[.A74]/1000;&quot;&quot;)" office:value-type="float" office:value="45.748">
            <text:p>45.748</text:p>
          </table:table-cell>
          <table:table-cell table:style-name="ce6" table:formula="of:=IF([.A74]&lt;&gt;0;[.B74] - [.$D$1];&quot;&quot;)" office:value-type="float" office:value="0.104335999999989">
            <text:p>0.10</text:p>
          </table:table-cell>
          <table:table-cell office:value-type="float" office:value="-0.327833">
            <text:p>-0.327833</text:p>
          </table:table-cell>
          <table:table-cell office:value-type="float" office:value="-1.297486">
            <text:p>-1.297486</text:p>
          </table:table-cell>
          <table:table-cell office:value-type="float" office:value="-5.224767">
            <text:p>-5.224767</text:p>
          </table:table-cell>
          <table:table-cell table:number-columns-repeated="1017"/>
        </table:table-row>
        <table:table-row table:style-name="ro1">
          <table:table-cell office:value-type="float" office:value="45768">
            <text:p>45,768</text:p>
          </table:table-cell>
          <table:table-cell office:value-type="float" office:value="-81.513137">
            <text:p>-81.513137</text:p>
          </table:table-cell>
          <table:table-cell table:style-name="ce5" table:formula="of:=IF([.A75]&lt;&gt;0;[.A75]/1000;&quot;&quot;)" office:value-type="float" office:value="45.768">
            <text:p>45.768</text:p>
          </table:table-cell>
          <table:table-cell table:style-name="ce6" table:formula="of:=IF([.A75]&lt;&gt;0;[.B75] - [.$D$1];&quot;&quot;)" office:value-type="float" office:value="0.119621999999993">
            <text:p>0.12</text:p>
          </table:table-cell>
          <table:table-cell office:value-type="float" office:value="-0.428246">
            <text:p>-0.428246</text:p>
          </table:table-cell>
          <table:table-cell office:value-type="float" office:value="-1.273718">
            <text:p>-1.273718</text:p>
          </table:table-cell>
          <table:table-cell office:value-type="float" office:value="-5.031972">
            <text:p>-5.031972</text:p>
          </table:table-cell>
          <table:table-cell table:number-columns-repeated="1017"/>
        </table:table-row>
        <table:table-row table:style-name="ro1">
          <table:table-cell office:value-type="float" office:value="45788">
            <text:p>45,788</text:p>
          </table:table-cell>
          <table:table-cell office:value-type="float" office:value="-81.496628">
            <text:p>-81.496628</text:p>
          </table:table-cell>
          <table:table-cell table:style-name="ce5" table:formula="of:=IF([.A76]&lt;&gt;0;[.A76]/1000;&quot;&quot;)" office:value-type="float" office:value="45.788">
            <text:p>45.788</text:p>
          </table:table-cell>
          <table:table-cell table:style-name="ce6" table:formula="of:=IF([.A76]&lt;&gt;0;[.B76] - [.$D$1];&quot;&quot;)" office:value-type="float" office:value="0.136130999999992">
            <text:p>0.14</text:p>
          </table:table-cell>
          <table:table-cell office:value-type="float" office:value="-0.55241">
            <text:p>-0.55241</text:p>
          </table:table-cell>
          <table:table-cell office:value-type="float" office:value="-1.307685">
            <text:p>-1.307685</text:p>
          </table:table-cell>
          <table:table-cell office:value-type="float" office:value="-4.894431">
            <text:p>-4.894431</text:p>
          </table:table-cell>
          <table:table-cell table:number-columns-repeated="1017"/>
        </table:table-row>
        <table:table-row table:style-name="ro1">
          <table:table-cell office:value-type="float" office:value="45808">
            <text:p>45,808</text:p>
          </table:table-cell>
          <table:table-cell office:value-type="float" office:value="-81.478555">
            <text:p>-81.478555</text:p>
          </table:table-cell>
          <table:table-cell table:style-name="ce5" table:formula="of:=IF([.A77]&lt;&gt;0;[.A77]/1000;&quot;&quot;)" office:value-type="float" office:value="45.808">
            <text:p>45.808</text:p>
          </table:table-cell>
          <table:table-cell table:style-name="ce6" table:formula="of:=IF([.A77]&lt;&gt;0;[.B77] - [.$D$1];&quot;&quot;)" office:value-type="float" office:value="0.154203999999993">
            <text:p>0.15</text:p>
          </table:table-cell>
          <table:table-cell office:value-type="float" office:value="-0.542573">
            <text:p>-0.542573</text:p>
          </table:table-cell>
          <table:table-cell office:value-type="float" office:value="-1.381986">
            <text:p>-1.381986</text:p>
          </table:table-cell>
          <table:table-cell office:value-type="float" office:value="-4.742461">
            <text:p>-4.742461</text:p>
          </table:table-cell>
          <table:table-cell table:number-columns-repeated="1017"/>
        </table:table-row>
        <table:table-row table:style-name="ro1">
          <table:table-cell office:value-type="float" office:value="45828">
            <text:p>45,828</text:p>
          </table:table-cell>
          <table:table-cell office:value-type="float" office:value="-81.469368">
            <text:p>-81.469368</text:p>
          </table:table-cell>
          <table:table-cell table:style-name="ce5" table:formula="of:=IF([.A78]&lt;&gt;0;[.A78]/1000;&quot;&quot;)" office:value-type="float" office:value="45.828">
            <text:p>45.828</text:p>
          </table:table-cell>
          <table:table-cell table:style-name="ce6" table:formula="of:=IF([.A78]&lt;&gt;0;[.B78] - [.$D$1];&quot;&quot;)" office:value-type="float" office:value="0.16339099999999">
            <text:p>0.16</text:p>
          </table:table-cell>
          <table:table-cell office:value-type="float" office:value="-0.511069">
            <text:p>-0.511069</text:p>
          </table:table-cell>
          <table:table-cell office:value-type="float" office:value="-1.495465">
            <text:p>-1.495465</text:p>
          </table:table-cell>
          <table:table-cell office:value-type="float" office:value="-4.603481">
            <text:p>-4.603481</text:p>
          </table:table-cell>
          <table:table-cell table:number-columns-repeated="1017"/>
        </table:table-row>
        <table:table-row table:style-name="ro1">
          <table:table-cell office:value-type="float" office:value="45848">
            <text:p>45,848</text:p>
          </table:table-cell>
          <table:table-cell office:value-type="float" office:value="-81.469405">
            <text:p>-81.469405</text:p>
          </table:table-cell>
          <table:table-cell table:style-name="ce5" table:formula="of:=IF([.A79]&lt;&gt;0;[.A79]/1000;&quot;&quot;)" office:value-type="float" office:value="45.848">
            <text:p>45.848</text:p>
          </table:table-cell>
          <table:table-cell table:style-name="ce6" table:formula="of:=IF([.A79]&lt;&gt;0;[.B79] - [.$D$1];&quot;&quot;)" office:value-type="float" office:value="0.163353999999998">
            <text:p>0.16</text:p>
          </table:table-cell>
          <table:table-cell office:value-type="float" office:value="-0.437798">
            <text:p>-0.437798</text:p>
          </table:table-cell>
          <table:table-cell office:value-type="float" office:value="-1.577761">
            <text:p>-1.577761</text:p>
          </table:table-cell>
          <table:table-cell office:value-type="float" office:value="-4.497958">
            <text:p>-4.497958</text:p>
          </table:table-cell>
          <table:table-cell table:number-columns-repeated="1017"/>
        </table:table-row>
        <table:table-row table:style-name="ro1">
          <table:table-cell office:value-type="float" office:value="45868">
            <text:p>45,868</text:p>
          </table:table-cell>
          <table:table-cell office:value-type="float" office:value="-81.482541">
            <text:p>-81.482541</text:p>
          </table:table-cell>
          <table:table-cell table:style-name="ce5" table:formula="of:=IF([.A80]&lt;&gt;0;[.A80]/1000;&quot;&quot;)" office:value-type="float" office:value="45.868">
            <text:p>45.868</text:p>
          </table:table-cell>
          <table:table-cell table:style-name="ce6" table:formula="of:=IF([.A80]&lt;&gt;0;[.B80] - [.$D$1];&quot;&quot;)" office:value-type="float" office:value="0.150217999999995">
            <text:p>0.15</text:p>
          </table:table-cell>
          <table:table-cell office:value-type="float" office:value="-0.405488">
            <text:p>-0.405488</text:p>
          </table:table-cell>
          <table:table-cell office:value-type="float" office:value="-1.51361">
            <text:p>-1.51361</text:p>
          </table:table-cell>
          <table:table-cell office:value-type="float" office:value="-4.358537">
            <text:p>-4.358537</text:p>
          </table:table-cell>
          <table:table-cell table:number-columns-repeated="1017"/>
        </table:table-row>
        <table:table-row table:style-name="ro1">
          <table:table-cell office:value-type="float" office:value="45888">
            <text:p>45,888</text:p>
          </table:table-cell>
          <table:table-cell office:value-type="float" office:value="-81.50722">
            <text:p>-81.50722</text:p>
          </table:table-cell>
          <table:table-cell table:style-name="ce5" table:formula="of:=IF([.A81]&lt;&gt;0;[.A81]/1000;&quot;&quot;)" office:value-type="float" office:value="45.888">
            <text:p>45.888</text:p>
          </table:table-cell>
          <table:table-cell table:style-name="ce6" table:formula="of:=IF([.A81]&lt;&gt;0;[.B81] - [.$D$1];&quot;&quot;)" office:value-type="float" office:value="0.125538999999989">
            <text:p>0.13</text:p>
          </table:table-cell>
          <table:table-cell office:value-type="float" office:value="-0.472235">
            <text:p>-0.472235</text:p>
          </table:table-cell>
          <table:table-cell office:value-type="float" office:value="-1.393976">
            <text:p>-1.393976</text:p>
          </table:table-cell>
          <table:table-cell office:value-type="float" office:value="-4.258171">
            <text:p>-4.258171</text:p>
          </table:table-cell>
          <table:table-cell table:number-columns-repeated="1017"/>
        </table:table-row>
        <table:table-row table:style-name="ro1">
          <table:table-cell office:value-type="float" office:value="45908">
            <text:p>45,908</text:p>
          </table:table-cell>
          <table:table-cell office:value-type="float" office:value="-81.496372">
            <text:p>-81.496372</text:p>
          </table:table-cell>
          <table:table-cell table:style-name="ce5" table:formula="of:=IF([.A82]&lt;&gt;0;[.A82]/1000;&quot;&quot;)" office:value-type="float" office:value="45.908">
            <text:p>45.908</text:p>
          </table:table-cell>
          <table:table-cell table:style-name="ce6" table:formula="of:=IF([.A82]&lt;&gt;0;[.B82] - [.$D$1];&quot;&quot;)" office:value-type="float" office:value="0.136386999999999">
            <text:p>0.14</text:p>
          </table:table-cell>
          <table:table-cell office:value-type="float" office:value="-0.480769">
            <text:p>-0.480769</text:p>
          </table:table-cell>
          <table:table-cell office:value-type="float" office:value="-1.220444">
            <text:p>-1.220444</text:p>
          </table:table-cell>
          <table:table-cell office:value-type="float" office:value="-4.170101">
            <text:p>-4.170101</text:p>
          </table:table-cell>
          <table:table-cell table:number-columns-repeated="1017"/>
        </table:table-row>
        <table:table-row table:style-name="ro1">
          <table:table-cell office:value-type="float" office:value="45928">
            <text:p>45,928</text:p>
          </table:table-cell>
          <table:table-cell office:value-type="float" office:value="-81.448133">
            <text:p>-81.448133</text:p>
          </table:table-cell>
          <table:table-cell table:style-name="ce5" table:formula="of:=IF([.A83]&lt;&gt;0;[.A83]/1000;&quot;&quot;)" office:value-type="float" office:value="45.928">
            <text:p>45.928</text:p>
          </table:table-cell>
          <table:table-cell table:style-name="ce6" table:formula="of:=IF([.A83]&lt;&gt;0;[.B83] - [.$D$1];&quot;&quot;)" office:value-type="float" office:value="0.184625999999994">
            <text:p>0.18</text:p>
          </table:table-cell>
          <table:table-cell office:value-type="float" office:value="-0.459207">
            <text:p>-0.459207</text:p>
          </table:table-cell>
          <table:table-cell office:value-type="float" office:value="-1.094208">
            <text:p>-1.094208</text:p>
          </table:table-cell>
          <table:table-cell office:value-type="float" office:value="-4.046113">
            <text:p>-4.046113</text:p>
          </table:table-cell>
          <table:table-cell table:number-columns-repeated="1017"/>
        </table:table-row>
        <table:table-row table:style-name="ro1">
          <table:table-cell office:value-type="float" office:value="45948">
            <text:p>45,948</text:p>
          </table:table-cell>
          <table:table-cell office:value-type="float" office:value="-81.400161">
            <text:p>-81.400161</text:p>
          </table:table-cell>
          <table:table-cell table:style-name="ce5" table:formula="of:=IF([.A84]&lt;&gt;0;[.A84]/1000;&quot;&quot;)" office:value-type="float" office:value="45.948">
            <text:p>45.948</text:p>
          </table:table-cell>
          <table:table-cell table:style-name="ce6" table:formula="of:=IF([.A84]&lt;&gt;0;[.B84] - [.$D$1];&quot;&quot;)" office:value-type="float" office:value="0.232597999999996">
            <text:p>0.23</text:p>
          </table:table-cell>
          <table:table-cell office:value-type="float" office:value="-0.40635">
            <text:p>-0.40635</text:p>
          </table:table-cell>
          <table:table-cell office:value-type="float" office:value="-1.120185">
            <text:p>-1.120185</text:p>
          </table:table-cell>
          <table:table-cell office:value-type="float" office:value="-3.968889">
            <text:p>-3.968889</text:p>
          </table:table-cell>
          <table:table-cell table:number-columns-repeated="1017"/>
        </table:table-row>
        <table:table-row table:style-name="ro1">
          <table:table-cell office:value-type="float" office:value="45968">
            <text:p>45,968</text:p>
          </table:table-cell>
          <table:table-cell office:value-type="float" office:value="-81.358823">
            <text:p>-81.358823</text:p>
          </table:table-cell>
          <table:table-cell table:style-name="ce5" table:formula="of:=IF([.A85]&lt;&gt;0;[.A85]/1000;&quot;&quot;)" office:value-type="float" office:value="45.968">
            <text:p>45.968</text:p>
          </table:table-cell>
          <table:table-cell table:style-name="ce6" table:formula="of:=IF([.A85]&lt;&gt;0;[.B85] - [.$D$1];&quot;&quot;)" office:value-type="float" office:value="0.273935999999992">
            <text:p>0.27</text:p>
          </table:table-cell>
          <table:table-cell office:value-type="float" office:value="-0.307361">
            <text:p>-0.307361</text:p>
          </table:table-cell>
          <table:table-cell office:value-type="float" office:value="-1.08678">
            <text:p>-1.08678</text:p>
          </table:table-cell>
          <table:table-cell office:value-type="float" office:value="-3.891917">
            <text:p>-3.891917</text:p>
          </table:table-cell>
          <table:table-cell table:number-columns-repeated="1017"/>
        </table:table-row>
        <table:table-row table:style-name="ro1">
          <table:table-cell office:value-type="float" office:value="45988">
            <text:p>45,988</text:p>
          </table:table-cell>
          <table:table-cell office:value-type="float" office:value="-81.313806">
            <text:p>-81.313806</text:p>
          </table:table-cell>
          <table:table-cell table:style-name="ce5" table:formula="of:=IF([.A86]&lt;&gt;0;[.A86]/1000;&quot;&quot;)" office:value-type="float" office:value="45.988">
            <text:p>45.988</text:p>
          </table:table-cell>
          <table:table-cell table:style-name="ce6" table:formula="of:=IF([.A86]&lt;&gt;0;[.B86] - [.$D$1];&quot;&quot;)" office:value-type="float" office:value="0.318952999999993">
            <text:p>0.32</text:p>
          </table:table-cell>
          <table:table-cell office:value-type="float" office:value="-0.225096">
            <text:p>-0.225096</text:p>
          </table:table-cell>
          <table:table-cell office:value-type="float" office:value="-1.055499">
            <text:p>-1.055499</text:p>
          </table:table-cell>
          <table:table-cell office:value-type="float" office:value="-3.786447">
            <text:p>-3.786447</text:p>
          </table:table-cell>
          <table:table-cell table:number-columns-repeated="1017"/>
        </table:table-row>
        <table:table-row table:style-name="ro1">
          <table:table-cell office:value-type="float" office:value="46008">
            <text:p>46,008</text:p>
          </table:table-cell>
          <table:table-cell office:value-type="float" office:value="-81.264372">
            <text:p>-81.264372</text:p>
          </table:table-cell>
          <table:table-cell table:style-name="ce5" table:formula="of:=IF([.A87]&lt;&gt;0;[.A87]/1000;&quot;&quot;)" office:value-type="float" office:value="46.008">
            <text:p>46.008</text:p>
          </table:table-cell>
          <table:table-cell table:style-name="ce6" table:formula="of:=IF([.A87]&lt;&gt;0;[.B87] - [.$D$1];&quot;&quot;)" office:value-type="float" office:value="0.368386999999998">
            <text:p>0.37</text:p>
          </table:table-cell>
          <table:table-cell office:value-type="float" office:value="-0.176666">
            <text:p>-0.176666</text:p>
          </table:table-cell>
          <table:table-cell office:value-type="float" office:value="-1.008113">
            <text:p>-1.008113</text:p>
          </table:table-cell>
          <table:table-cell office:value-type="float" office:value="-3.751202">
            <text:p>-3.751202</text:p>
          </table:table-cell>
          <table:table-cell table:number-columns-repeated="1017"/>
        </table:table-row>
        <table:table-row table:style-name="ro1">
          <table:table-cell office:value-type="float" office:value="46028">
            <text:p>46,028</text:p>
          </table:table-cell>
          <table:table-cell office:value-type="float" office:value="-81.249725">
            <text:p>-81.249725</text:p>
          </table:table-cell>
          <table:table-cell table:style-name="ce5" table:formula="of:=IF([.A88]&lt;&gt;0;[.A88]/1000;&quot;&quot;)" office:value-type="float" office:value="46.028">
            <text:p>46.028</text:p>
          </table:table-cell>
          <table:table-cell table:style-name="ce6" table:formula="of:=IF([.A88]&lt;&gt;0;[.B88] - [.$D$1];&quot;&quot;)" office:value-type="float" office:value="0.383033999999995">
            <text:p>0.38</text:p>
          </table:table-cell>
          <table:table-cell office:value-type="float" office:value="-0.120467">
            <text:p>-0.120467</text:p>
          </table:table-cell>
          <table:table-cell office:value-type="float" office:value="-0.931911">
            <text:p>-0.931911</text:p>
          </table:table-cell>
          <table:table-cell office:value-type="float" office:value="-3.683426">
            <text:p>-3.683426</text:p>
          </table:table-cell>
          <table:table-cell table:number-columns-repeated="1017"/>
        </table:table-row>
        <table:table-row table:style-name="ro1">
          <table:table-cell office:value-type="float" office:value="46048">
            <text:p>46,048</text:p>
          </table:table-cell>
          <table:table-cell office:value-type="float" office:value="-81.27077">
            <text:p>-81.27077</text:p>
          </table:table-cell>
          <table:table-cell table:style-name="ce5" table:formula="of:=IF([.A89]&lt;&gt;0;[.A89]/1000;&quot;&quot;)" office:value-type="float" office:value="46.048">
            <text:p>46.048</text:p>
          </table:table-cell>
          <table:table-cell table:style-name="ce6" table:formula="of:=IF([.A89]&lt;&gt;0;[.B89] - [.$D$1];&quot;&quot;)" office:value-type="float" office:value="0.361988999999994">
            <text:p>0.36</text:p>
          </table:table-cell>
          <table:table-cell office:value-type="float" office:value="-0.094455">
            <text:p>-0.094455</text:p>
          </table:table-cell>
          <table:table-cell office:value-type="float" office:value="-0.861534">
            <text:p>-0.861534</text:p>
          </table:table-cell>
          <table:table-cell office:value-type="float" office:value="-3.599773">
            <text:p>-3.599773</text:p>
          </table:table-cell>
          <table:table-cell table:number-columns-repeated="1017"/>
        </table:table-row>
        <table:table-row table:style-name="ro1">
          <table:table-cell office:value-type="float" office:value="46068">
            <text:p>46,068</text:p>
          </table:table-cell>
          <table:table-cell office:value-type="float" office:value="-81.291996">
            <text:p>-81.291996</text:p>
          </table:table-cell>
          <table:table-cell table:style-name="ce5" table:formula="of:=IF([.A90]&lt;&gt;0;[.A90]/1000;&quot;&quot;)" office:value-type="float" office:value="46.068">
            <text:p>46.068</text:p>
          </table:table-cell>
          <table:table-cell table:style-name="ce6" table:formula="of:=IF([.A90]&lt;&gt;0;[.B90] - [.$D$1];&quot;&quot;)" office:value-type="float" office:value="0.340762999999995">
            <text:p>0.34</text:p>
          </table:table-cell>
          <table:table-cell office:value-type="float" office:value="-0.106675">
            <text:p>-0.106675</text:p>
          </table:table-cell>
          <table:table-cell office:value-type="float" office:value="-0.867879">
            <text:p>-0.867879</text:p>
          </table:table-cell>
          <table:table-cell office:value-type="float" office:value="-3.560109">
            <text:p>-3.560109</text:p>
          </table:table-cell>
          <table:table-cell table:number-columns-repeated="1017"/>
        </table:table-row>
        <table:table-row table:style-name="ro1">
          <table:table-cell office:value-type="float" office:value="46088">
            <text:p>46,088</text:p>
          </table:table-cell>
          <table:table-cell office:value-type="float" office:value="-81.307502">
            <text:p>-81.307502</text:p>
          </table:table-cell>
          <table:table-cell table:style-name="ce5" table:formula="of:=IF([.A91]&lt;&gt;0;[.A91]/1000;&quot;&quot;)" office:value-type="float" office:value="46.088">
            <text:p>46.088</text:p>
          </table:table-cell>
          <table:table-cell table:style-name="ce6" table:formula="of:=IF([.A91]&lt;&gt;0;[.B91] - [.$D$1];&quot;&quot;)" office:value-type="float" office:value="0.325256999999993">
            <text:p>0.33</text:p>
          </table:table-cell>
          <table:table-cell office:value-type="float" office:value="-0.105245">
            <text:p>-0.105245</text:p>
          </table:table-cell>
          <table:table-cell office:value-type="float" office:value="-0.895595">
            <text:p>-0.895595</text:p>
          </table:table-cell>
          <table:table-cell office:value-type="float" office:value="-3.501434">
            <text:p>-3.501434</text:p>
          </table:table-cell>
          <table:table-cell table:number-columns-repeated="1017"/>
        </table:table-row>
        <table:table-row table:style-name="ro1">
          <table:table-cell office:value-type="float" office:value="46108">
            <text:p>46,108</text:p>
          </table:table-cell>
          <table:table-cell office:value-type="float" office:value="-81.320344">
            <text:p>-81.320344</text:p>
          </table:table-cell>
          <table:table-cell table:style-name="ce5" table:formula="of:=IF([.A92]&lt;&gt;0;[.A92]/1000;&quot;&quot;)" office:value-type="float" office:value="46.108">
            <text:p>46.108</text:p>
          </table:table-cell>
          <table:table-cell table:style-name="ce6" table:formula="of:=IF([.A92]&lt;&gt;0;[.B92] - [.$D$1];&quot;&quot;)" office:value-type="float" office:value="0.312414999999987">
            <text:p>0.31</text:p>
          </table:table-cell>
          <table:table-cell office:value-type="float" office:value="-0.115367">
            <text:p>-0.115367</text:p>
          </table:table-cell>
          <table:table-cell office:value-type="float" office:value="-0.96119">
            <text:p>-0.96119</text:p>
          </table:table-cell>
          <table:table-cell office:value-type="float" office:value="-3.418359">
            <text:p>-3.418359</text:p>
          </table:table-cell>
          <table:table-cell table:number-columns-repeated="1017"/>
        </table:table-row>
        <table:table-row table:style-name="ro1">
          <table:table-cell office:value-type="float" office:value="46128">
            <text:p>46,128</text:p>
          </table:table-cell>
          <table:table-cell office:value-type="float" office:value="-81.343671">
            <text:p>-81.343671</text:p>
          </table:table-cell>
          <table:table-cell table:style-name="ce5" table:formula="of:=IF([.A93]&lt;&gt;0;[.A93]/1000;&quot;&quot;)" office:value-type="float" office:value="46.128">
            <text:p>46.128</text:p>
          </table:table-cell>
          <table:table-cell table:style-name="ce6" table:formula="of:=IF([.A93]&lt;&gt;0;[.B93] - [.$D$1];&quot;&quot;)" office:value-type="float" office:value="0.289087999999992">
            <text:p>0.29</text:p>
          </table:table-cell>
          <table:table-cell office:value-type="float" office:value="-0.16813">
            <text:p>-0.16813</text:p>
          </table:table-cell>
          <table:table-cell office:value-type="float" office:value="-1.043081">
            <text:p>-1.043081</text:p>
          </table:table-cell>
          <table:table-cell office:value-type="float" office:value="-3.39422">
            <text:p>-3.39422</text:p>
          </table:table-cell>
          <table:table-cell table:number-columns-repeated="1017"/>
        </table:table-row>
        <table:table-row table:style-name="ro1">
          <table:table-cell office:value-type="float" office:value="46148">
            <text:p>46,148</text:p>
          </table:table-cell>
          <table:table-cell office:value-type="float" office:value="-81.366287">
            <text:p>-81.366287</text:p>
          </table:table-cell>
          <table:table-cell table:style-name="ce5" table:formula="of:=IF([.A94]&lt;&gt;0;[.A94]/1000;&quot;&quot;)" office:value-type="float" office:value="46.148">
            <text:p>46.148</text:p>
          </table:table-cell>
          <table:table-cell table:style-name="ce6" table:formula="of:=IF([.A94]&lt;&gt;0;[.B94] - [.$D$1];&quot;&quot;)" office:value-type="float" office:value="0.266471999999993">
            <text:p>0.27</text:p>
          </table:table-cell>
          <table:table-cell office:value-type="float" office:value="-0.263985">
            <text:p>-0.263985</text:p>
          </table:table-cell>
          <table:table-cell office:value-type="float" office:value="-1.039863">
            <text:p>-1.039863</text:p>
          </table:table-cell>
          <table:table-cell office:value-type="float" office:value="-3.360624">
            <text:p>-3.360624</text:p>
          </table:table-cell>
          <table:table-cell table:number-columns-repeated="1017"/>
        </table:table-row>
        <table:table-row table:style-name="ro1">
          <table:table-cell office:value-type="float" office:value="46168">
            <text:p>46,168</text:p>
          </table:table-cell>
          <table:table-cell office:value-type="float" office:value="-81.398447">
            <text:p>-81.398447</text:p>
          </table:table-cell>
          <table:table-cell table:style-name="ce5" table:formula="of:=IF([.A95]&lt;&gt;0;[.A95]/1000;&quot;&quot;)" office:value-type="float" office:value="46.168">
            <text:p>46.168</text:p>
          </table:table-cell>
          <table:table-cell table:style-name="ce6" table:formula="of:=IF([.A95]&lt;&gt;0;[.B95] - [.$D$1];&quot;&quot;)" office:value-type="float" office:value="0.234311999999989">
            <text:p>0.23</text:p>
          </table:table-cell>
          <table:table-cell office:value-type="float" office:value="-0.372211">
            <text:p>-0.372211</text:p>
          </table:table-cell>
          <table:table-cell office:value-type="float" office:value="-1.025093">
            <text:p>-1.025093</text:p>
          </table:table-cell>
          <table:table-cell office:value-type="float" office:value="-3.286133">
            <text:p>-3.286133</text:p>
          </table:table-cell>
          <table:table-cell table:number-columns-repeated="1017"/>
        </table:table-row>
        <table:table-row table:style-name="ro1">
          <table:table-cell office:value-type="float" office:value="46188">
            <text:p>46,188</text:p>
          </table:table-cell>
          <table:table-cell office:value-type="float" office:value="-81.42878">
            <text:p>-81.42878</text:p>
          </table:table-cell>
          <table:table-cell table:style-name="ce5" table:formula="of:=IF([.A96]&lt;&gt;0;[.A96]/1000;&quot;&quot;)" office:value-type="float" office:value="46.188">
            <text:p>46.188</text:p>
          </table:table-cell>
          <table:table-cell table:style-name="ce6" table:formula="of:=IF([.A96]&lt;&gt;0;[.B96] - [.$D$1];&quot;&quot;)" office:value-type="float" office:value="0.20397899999999">
            <text:p>0.20</text:p>
          </table:table-cell>
          <table:table-cell office:value-type="float" office:value="-0.531319">
            <text:p>-0.531319</text:p>
          </table:table-cell>
          <table:table-cell office:value-type="float" office:value="-0.925822">
            <text:p>-0.925822</text:p>
          </table:table-cell>
          <table:table-cell office:value-type="float" office:value="-3.259519">
            <text:p>-3.259519</text:p>
          </table:table-cell>
          <table:table-cell table:number-columns-repeated="1017"/>
        </table:table-row>
        <table:table-row table:style-name="ro1">
          <table:table-cell office:value-type="float" office:value="46208">
            <text:p>46,208</text:p>
          </table:table-cell>
          <table:table-cell office:value-type="float" office:value="-81.424355">
            <text:p>-81.424355</text:p>
          </table:table-cell>
          <table:table-cell table:style-name="ce5" table:formula="of:=IF([.A97]&lt;&gt;0;[.A97]/1000;&quot;&quot;)" office:value-type="float" office:value="46.208">
            <text:p>46.208</text:p>
          </table:table-cell>
          <table:table-cell table:style-name="ce6" table:formula="of:=IF([.A97]&lt;&gt;0;[.B97] - [.$D$1];&quot;&quot;)" office:value-type="float" office:value="0.208403999999987">
            <text:p>0.21</text:p>
          </table:table-cell>
          <table:table-cell office:value-type="float" office:value="-0.662776">
            <text:p>-0.662776</text:p>
          </table:table-cell>
          <table:table-cell office:value-type="float" office:value="-0.765378">
            <text:p>-0.765378</text:p>
          </table:table-cell>
          <table:table-cell office:value-type="float" office:value="-3.208643">
            <text:p>-3.208643</text:p>
          </table:table-cell>
          <table:table-cell table:number-columns-repeated="1017"/>
        </table:table-row>
        <table:table-row table:style-name="ro1">
          <table:table-cell office:value-type="float" office:value="46228">
            <text:p>46,228</text:p>
          </table:table-cell>
          <table:table-cell office:value-type="float" office:value="-81.414394">
            <text:p>-81.414394</text:p>
          </table:table-cell>
          <table:table-cell table:style-name="ce5" table:formula="of:=IF([.A98]&lt;&gt;0;[.A98]/1000;&quot;&quot;)" office:value-type="float" office:value="46.228">
            <text:p>46.228</text:p>
          </table:table-cell>
          <table:table-cell table:style-name="ce6" table:formula="of:=IF([.A98]&lt;&gt;0;[.B98] - [.$D$1];&quot;&quot;)" office:value-type="float" office:value="0.218364999999991">
            <text:p>0.22</text:p>
          </table:table-cell>
          <table:table-cell office:value-type="float" office:value="-0.745491">
            <text:p>-0.745491</text:p>
          </table:table-cell>
          <table:table-cell office:value-type="float" office:value="-0.622362">
            <text:p>-0.622362</text:p>
          </table:table-cell>
          <table:table-cell office:value-type="float" office:value="-3.138202">
            <text:p>-3.138202</text:p>
          </table:table-cell>
          <table:table-cell table:number-columns-repeated="1017"/>
        </table:table-row>
        <table:table-row table:style-name="ro1">
          <table:table-cell office:value-type="float" office:value="46248">
            <text:p>46,248</text:p>
          </table:table-cell>
          <table:table-cell office:value-type="float" office:value="-81.369567">
            <text:p>-81.369567</text:p>
          </table:table-cell>
          <table:table-cell table:style-name="ce5" table:formula="of:=IF([.A99]&lt;&gt;0;[.A99]/1000;&quot;&quot;)" office:value-type="float" office:value="46.248">
            <text:p>46.248</text:p>
          </table:table-cell>
          <table:table-cell table:style-name="ce6" table:formula="of:=IF([.A99]&lt;&gt;0;[.B99] - [.$D$1];&quot;&quot;)" office:value-type="float" office:value="0.263191999999989">
            <text:p>0.26</text:p>
          </table:table-cell>
          <table:table-cell office:value-type="float" office:value="-0.802768">
            <text:p>-0.802768</text:p>
          </table:table-cell>
          <table:table-cell office:value-type="float" office:value="-0.483717">
            <text:p>-0.483717</text:p>
          </table:table-cell>
          <table:table-cell office:value-type="float" office:value="-3.107667">
            <text:p>-3.107667</text:p>
          </table:table-cell>
          <table:table-cell table:number-columns-repeated="1017"/>
        </table:table-row>
        <table:table-row table:style-name="ro1">
          <table:table-cell office:value-type="float" office:value="46268">
            <text:p>46,268</text:p>
          </table:table-cell>
          <table:table-cell office:value-type="float" office:value="-81.323553">
            <text:p>-81.323553</text:p>
          </table:table-cell>
          <table:table-cell table:style-name="ce5" table:formula="of:=IF([.A100]&lt;&gt;0;[.A100]/1000;&quot;&quot;)" office:value-type="float" office:value="46.268">
            <text:p>46.268</text:p>
          </table:table-cell>
          <table:table-cell table:style-name="ce6" table:formula="of:=IF([.A100]&lt;&gt;0;[.B100] - [.$D$1];&quot;&quot;)" office:value-type="float" office:value="0.309205999999989">
            <text:p>0.31</text:p>
          </table:table-cell>
          <table:table-cell office:value-type="float" office:value="-0.761779">
            <text:p>-0.761779</text:p>
          </table:table-cell>
          <table:table-cell office:value-type="float" office:value="-0.409355">
            <text:p>-0.409355</text:p>
          </table:table-cell>
          <table:table-cell office:value-type="float" office:value="-3.039124">
            <text:p>-3.039124</text:p>
          </table:table-cell>
          <table:table-cell table:number-columns-repeated="1017"/>
        </table:table-row>
        <table:table-row table:style-name="ro1">
          <table:table-cell office:value-type="float" office:value="46288">
            <text:p>46,288</text:p>
          </table:table-cell>
          <table:table-cell office:value-type="float" office:value="-81.300697">
            <text:p>-81.300697</text:p>
          </table:table-cell>
          <table:table-cell table:style-name="ce5" table:formula="of:=IF([.A101]&lt;&gt;0;[.A101]/1000;&quot;&quot;)" office:value-type="float" office:value="46.288">
            <text:p>46.288</text:p>
          </table:table-cell>
          <table:table-cell table:style-name="ce6" table:formula="of:=IF([.A101]&lt;&gt;0;[.B101] - [.$D$1];&quot;&quot;)" office:value-type="float" office:value="0.332061999999993">
            <text:p>0.33</text:p>
          </table:table-cell>
          <table:table-cell office:value-type="float" office:value="-0.679828">
            <text:p>-0.679828</text:p>
          </table:table-cell>
          <table:table-cell office:value-type="float" office:value="-0.322654">
            <text:p>-0.322654</text:p>
          </table:table-cell>
          <table:table-cell office:value-type="float" office:value="-2.987044">
            <text:p>-2.987044</text:p>
          </table:table-cell>
          <table:table-cell table:number-columns-repeated="1017"/>
        </table:table-row>
        <table:table-row table:style-name="ro1">
          <table:table-cell office:value-type="float" office:value="46308">
            <text:p>46,308</text:p>
          </table:table-cell>
          <table:table-cell office:value-type="float" office:value="-81.284315">
            <text:p>-81.284315</text:p>
          </table:table-cell>
          <table:table-cell table:style-name="ce5" table:formula="of:=IF([.A102]&lt;&gt;0;[.A102]/1000;&quot;&quot;)" office:value-type="float" office:value="46.308">
            <text:p>46.308</text:p>
          </table:table-cell>
          <table:table-cell table:style-name="ce6" table:formula="of:=IF([.A102]&lt;&gt;0;[.B102] - [.$D$1];&quot;&quot;)" office:value-type="float" office:value="0.348443999999986">
            <text:p>0.35</text:p>
          </table:table-cell>
          <table:table-cell office:value-type="float" office:value="-0.573297">
            <text:p>-0.573297</text:p>
          </table:table-cell>
          <table:table-cell office:value-type="float" office:value="-0.281663">
            <text:p>-0.281663</text:p>
          </table:table-cell>
          <table:table-cell office:value-type="float" office:value="-2.948313">
            <text:p>-2.948313</text:p>
          </table:table-cell>
          <table:table-cell table:number-columns-repeated="1017"/>
        </table:table-row>
        <table:table-row table:style-name="ro1">
          <table:table-cell office:value-type="float" office:value="46328">
            <text:p>46,328</text:p>
          </table:table-cell>
          <table:table-cell office:value-type="float" office:value="-81.275534">
            <text:p>-81.275534</text:p>
          </table:table-cell>
          <table:table-cell table:style-name="ce5" table:formula="of:=IF([.A103]&lt;&gt;0;[.A103]/1000;&quot;&quot;)" office:value-type="float" office:value="46.328">
            <text:p>46.328</text:p>
          </table:table-cell>
          <table:table-cell table:style-name="ce6" table:formula="of:=IF([.A103]&lt;&gt;0;[.B103] - [.$D$1];&quot;&quot;)" office:value-type="float" office:value="0.357225">
            <text:p>0.36</text:p>
          </table:table-cell>
          <table:table-cell office:value-type="float" office:value="-0.458671">
            <text:p>-0.458671</text:p>
          </table:table-cell>
          <table:table-cell office:value-type="float" office:value="-0.298838">
            <text:p>-0.298838</text:p>
          </table:table-cell>
          <table:table-cell office:value-type="float" office:value="-2.870343">
            <text:p>-2.870343</text:p>
          </table:table-cell>
          <table:table-cell table:number-columns-repeated="1017"/>
        </table:table-row>
        <table:table-row table:style-name="ro1">
          <table:table-cell office:value-type="float" office:value="46348">
            <text:p>46,348</text:p>
          </table:table-cell>
          <table:table-cell office:value-type="float" office:value="-81.269017">
            <text:p>-81.269017</text:p>
          </table:table-cell>
          <table:table-cell table:style-name="ce5" table:formula="of:=IF([.A104]&lt;&gt;0;[.A104]/1000;&quot;&quot;)" office:value-type="float" office:value="46.348">
            <text:p>46.348</text:p>
          </table:table-cell>
          <table:table-cell table:style-name="ce6" table:formula="of:=IF([.A104]&lt;&gt;0;[.B104] - [.$D$1];&quot;&quot;)" office:value-type="float" office:value="0.363741999999988">
            <text:p>0.36</text:p>
          </table:table-cell>
          <table:table-cell office:value-type="float" office:value="-0.351315">
            <text:p>-0.351315</text:p>
          </table:table-cell>
          <table:table-cell office:value-type="float" office:value="-0.290552">
            <text:p>-0.290552</text:p>
          </table:table-cell>
          <table:table-cell office:value-type="float" office:value="-2.789411">
            <text:p>-2.789411</text:p>
          </table:table-cell>
          <table:table-cell table:number-columns-repeated="1017"/>
        </table:table-row>
        <table:table-row table:style-name="ro1">
          <table:table-cell office:value-type="float" office:value="46368">
            <text:p>46,368</text:p>
          </table:table-cell>
          <table:table-cell office:value-type="float" office:value="-81.286018">
            <text:p>-81.286018</text:p>
          </table:table-cell>
          <table:table-cell table:style-name="ce5" table:formula="of:=IF([.A105]&lt;&gt;0;[.A105]/1000;&quot;&quot;)" office:value-type="float" office:value="46.368">
            <text:p>46.368</text:p>
          </table:table-cell>
          <table:table-cell table:style-name="ce6" table:formula="of:=IF([.A105]&lt;&gt;0;[.B105] - [.$D$1];&quot;&quot;)" office:value-type="float" office:value="0.346740999999994">
            <text:p>0.35</text:p>
          </table:table-cell>
          <table:table-cell office:value-type="float" office:value="-0.28199">
            <text:p>-0.28199</text:p>
          </table:table-cell>
          <table:table-cell office:value-type="float" office:value="-0.358937">
            <text:p>-0.358937</text:p>
          </table:table-cell>
          <table:table-cell office:value-type="float" office:value="-2.733323">
            <text:p>-2.733323</text:p>
          </table:table-cell>
          <table:table-cell table:number-columns-repeated="1017"/>
        </table:table-row>
        <table:table-row table:style-name="ro1">
          <table:table-cell office:value-type="float" office:value="46388">
            <text:p>46,388</text:p>
          </table:table-cell>
          <table:table-cell office:value-type="float" office:value="-81.30525">
            <text:p>-81.30525</text:p>
          </table:table-cell>
          <table:table-cell table:style-name="ce5" table:formula="of:=IF([.A106]&lt;&gt;0;[.A106]/1000;&quot;&quot;)" office:value-type="float" office:value="46.388">
            <text:p>46.388</text:p>
          </table:table-cell>
          <table:table-cell table:style-name="ce6" table:formula="of:=IF([.A106]&lt;&gt;0;[.B106] - [.$D$1];&quot;&quot;)" office:value-type="float" office:value="0.327508999999992">
            <text:p>0.33</text:p>
          </table:table-cell>
          <table:table-cell office:value-type="float" office:value="-0.282526">
            <text:p>-0.282526</text:p>
          </table:table-cell>
          <table:table-cell office:value-type="float" office:value="-0.464396">
            <text:p>-0.464396</text:p>
          </table:table-cell>
          <table:table-cell office:value-type="float" office:value="-2.665159">
            <text:p>-2.665159</text:p>
          </table:table-cell>
          <table:table-cell table:number-columns-repeated="1017"/>
        </table:table-row>
        <table:table-row table:style-name="ro1">
          <table:table-cell office:value-type="float" office:value="46408">
            <text:p>46,408</text:p>
          </table:table-cell>
          <table:table-cell office:value-type="float" office:value="-81.290957">
            <text:p>-81.290957</text:p>
          </table:table-cell>
          <table:table-cell table:style-name="ce5" table:formula="of:=IF([.A107]&lt;&gt;0;[.A107]/1000;&quot;&quot;)" office:value-type="float" office:value="46.408">
            <text:p>46.408</text:p>
          </table:table-cell>
          <table:table-cell table:style-name="ce6" table:formula="of:=IF([.A107]&lt;&gt;0;[.B107] - [.$D$1];&quot;&quot;)" office:value-type="float" office:value="0.341801999999987">
            <text:p>0.34</text:p>
          </table:table-cell>
          <table:table-cell office:value-type="float" office:value="-0.294685">
            <text:p>-0.294685</text:p>
          </table:table-cell>
          <table:table-cell office:value-type="float" office:value="-0.533067">
            <text:p>-0.533067</text:p>
          </table:table-cell>
          <table:table-cell office:value-type="float" office:value="-2.586344">
            <text:p>-2.586344</text:p>
          </table:table-cell>
          <table:table-cell table:number-columns-repeated="1017"/>
        </table:table-row>
        <table:table-row table:style-name="ro1">
          <table:table-cell office:value-type="float" office:value="46428">
            <text:p>46,428</text:p>
          </table:table-cell>
          <table:table-cell office:value-type="float" office:value="-81.272407">
            <text:p>-81.272407</text:p>
          </table:table-cell>
          <table:table-cell table:style-name="ce5" table:formula="of:=IF([.A108]&lt;&gt;0;[.A108]/1000;&quot;&quot;)" office:value-type="float" office:value="46.428">
            <text:p>46.428</text:p>
          </table:table-cell>
          <table:table-cell table:style-name="ce6" table:formula="of:=IF([.A108]&lt;&gt;0;[.B108] - [.$D$1];&quot;&quot;)" office:value-type="float" office:value="0.360351999999992">
            <text:p>0.36</text:p>
          </table:table-cell>
          <table:table-cell office:value-type="float" office:value="-0.355534">
            <text:p>-0.355534</text:p>
          </table:table-cell>
          <table:table-cell office:value-type="float" office:value="-0.594918">
            <text:p>-0.594918</text:p>
          </table:table-cell>
          <table:table-cell office:value-type="float" office:value="-2.531724">
            <text:p>-2.531724</text:p>
          </table:table-cell>
          <table:table-cell table:number-columns-repeated="1017"/>
        </table:table-row>
        <table:table-row table:style-name="ro1">
          <table:table-cell office:value-type="float" office:value="46448">
            <text:p>46,448</text:p>
          </table:table-cell>
          <table:table-cell office:value-type="float" office:value="-81.249666">
            <text:p>-81.249666</text:p>
          </table:table-cell>
          <table:table-cell table:style-name="ce5" table:formula="of:=IF([.A109]&lt;&gt;0;[.A109]/1000;&quot;&quot;)" office:value-type="float" office:value="46.448">
            <text:p>46.448</text:p>
          </table:table-cell>
          <table:table-cell table:style-name="ce6" table:formula="of:=IF([.A109]&lt;&gt;0;[.B109] - [.$D$1];&quot;&quot;)" office:value-type="float" office:value="0.383092999999988">
            <text:p>0.38</text:p>
          </table:table-cell>
          <table:table-cell office:value-type="float" office:value="-0.459512">
            <text:p>-0.459512</text:p>
          </table:table-cell>
          <table:table-cell office:value-type="float" office:value="-0.713716">
            <text:p>-0.713716</text:p>
          </table:table-cell>
          <table:table-cell office:value-type="float" office:value="-2.458347">
            <text:p>-2.458347</text:p>
          </table:table-cell>
          <table:table-cell table:number-columns-repeated="1017"/>
        </table:table-row>
        <table:table-row table:style-name="ro1">
          <table:table-cell office:value-type="float" office:value="46468">
            <text:p>46,468</text:p>
          </table:table-cell>
          <table:table-cell office:value-type="float" office:value="-81.223572">
            <text:p>-81.223572</text:p>
          </table:table-cell>
          <table:table-cell table:style-name="ce5" table:formula="of:=IF([.A110]&lt;&gt;0;[.A110]/1000;&quot;&quot;)" office:value-type="float" office:value="46.468">
            <text:p>46.468</text:p>
          </table:table-cell>
          <table:table-cell table:style-name="ce6" table:formula="of:=IF([.A110]&lt;&gt;0;[.B110] - [.$D$1];&quot;&quot;)" office:value-type="float" office:value="0.409186999999989">
            <text:p>0.41</text:p>
          </table:table-cell>
          <table:table-cell office:value-type="float" office:value="-0.488351">
            <text:p>-0.488351</text:p>
          </table:table-cell>
          <table:table-cell office:value-type="float" office:value="-0.728593">
            <text:p>-0.728593</text:p>
          </table:table-cell>
          <table:table-cell office:value-type="float" office:value="-2.390261">
            <text:p>-2.390261</text:p>
          </table:table-cell>
          <table:table-cell table:number-columns-repeated="1017"/>
        </table:table-row>
        <table:table-row table:style-name="ro1">
          <table:table-cell office:value-type="float" office:value="46488">
            <text:p>46,488</text:p>
          </table:table-cell>
          <table:table-cell office:value-type="float" office:value="-81.208313">
            <text:p>-81.208313</text:p>
          </table:table-cell>
          <table:table-cell table:style-name="ce5" table:formula="of:=IF([.A111]&lt;&gt;0;[.A111]/1000;&quot;&quot;)" office:value-type="float" office:value="46.488">
            <text:p>46.488</text:p>
          </table:table-cell>
          <table:table-cell table:style-name="ce6" table:formula="of:=IF([.A111]&lt;&gt;0;[.B111] - [.$D$1];&quot;&quot;)" office:value-type="float" office:value="0.424445999999989">
            <text:p>0.42</text:p>
          </table:table-cell>
          <table:table-cell office:value-type="float" office:value="-0.49288">
            <text:p>-0.49288</text:p>
          </table:table-cell>
          <table:table-cell office:value-type="float" office:value="-0.824911">
            <text:p>-0.824911</text:p>
          </table:table-cell>
          <table:table-cell office:value-type="float" office:value="-2.296775">
            <text:p>-2.296775</text:p>
          </table:table-cell>
          <table:table-cell table:number-columns-repeated="1017"/>
        </table:table-row>
        <table:table-row table:style-name="ro1">
          <table:table-cell office:value-type="float" office:value="46508">
            <text:p>46,508</text:p>
          </table:table-cell>
          <table:table-cell office:value-type="float" office:value="-81.204578">
            <text:p>-81.204578</text:p>
          </table:table-cell>
          <table:table-cell table:style-name="ce5" table:formula="of:=IF([.A112]&lt;&gt;0;[.A112]/1000;&quot;&quot;)" office:value-type="float" office:value="46.508">
            <text:p>46.508</text:p>
          </table:table-cell>
          <table:table-cell table:style-name="ce6" table:formula="of:=IF([.A112]&lt;&gt;0;[.B112] - [.$D$1];&quot;&quot;)" office:value-type="float" office:value="0.428180999999995">
            <text:p>0.43</text:p>
          </table:table-cell>
          <table:table-cell office:value-type="float" office:value="-0.475434">
            <text:p>-0.475434</text:p>
          </table:table-cell>
          <table:table-cell office:value-type="float" office:value="-0.9627">
            <text:p>-0.9627</text:p>
          </table:table-cell>
          <table:table-cell office:value-type="float" office:value="-2.230033">
            <text:p>-2.230033</text:p>
          </table:table-cell>
          <table:table-cell table:number-columns-repeated="1017"/>
        </table:table-row>
        <table:table-row table:style-name="ro1">
          <table:table-cell office:value-type="float" office:value="46528">
            <text:p>46,528</text:p>
          </table:table-cell>
          <table:table-cell office:value-type="float" office:value="-81.201731">
            <text:p>-81.201731</text:p>
          </table:table-cell>
          <table:table-cell table:style-name="ce5" table:formula="of:=IF([.A113]&lt;&gt;0;[.A113]/1000;&quot;&quot;)" office:value-type="float" office:value="46.528">
            <text:p>46.528</text:p>
          </table:table-cell>
          <table:table-cell table:style-name="ce6" table:formula="of:=IF([.A113]&lt;&gt;0;[.B113] - [.$D$1];&quot;&quot;)" office:value-type="float" office:value="0.431027999999998">
            <text:p>0.43</text:p>
          </table:table-cell>
          <table:table-cell office:value-type="float" office:value="-0.437235">
            <text:p>-0.437235</text:p>
          </table:table-cell>
          <table:table-cell office:value-type="float" office:value="-0.989937">
            <text:p>-0.989937</text:p>
          </table:table-cell>
          <table:table-cell office:value-type="float" office:value="-2.18666">
            <text:p>-2.18666</text:p>
          </table:table-cell>
          <table:table-cell table:number-columns-repeated="1017"/>
        </table:table-row>
        <table:table-row table:style-name="ro1">
          <table:table-cell office:value-type="float" office:value="46548">
            <text:p>46,548</text:p>
          </table:table-cell>
          <table:table-cell office:value-type="float" office:value="-81.197939">
            <text:p>-81.197939</text:p>
          </table:table-cell>
          <table:table-cell table:style-name="ce5" table:formula="of:=IF([.A114]&lt;&gt;0;[.A114]/1000;&quot;&quot;)" office:value-type="float" office:value="46.548">
            <text:p>46.548</text:p>
          </table:table-cell>
          <table:table-cell table:style-name="ce6" table:formula="of:=IF([.A114]&lt;&gt;0;[.B114] - [.$D$1];&quot;&quot;)" office:value-type="float" office:value="0.434819999999988">
            <text:p>0.43</text:p>
          </table:table-cell>
          <table:table-cell office:value-type="float" office:value="-0.438566">
            <text:p>-0.438566</text:p>
          </table:table-cell>
          <table:table-cell office:value-type="float" office:value="-0.926553">
            <text:p>-0.926553</text:p>
          </table:table-cell>
          <table:table-cell office:value-type="float" office:value="-2.105567">
            <text:p>-2.105567</text:p>
          </table:table-cell>
          <table:table-cell table:number-columns-repeated="1017"/>
        </table:table-row>
        <table:table-row table:style-name="ro1">
          <table:table-cell office:value-type="float" office:value="46568">
            <text:p>46,568</text:p>
          </table:table-cell>
          <table:table-cell office:value-type="float" office:value="-81.195783">
            <text:p>-81.195783</text:p>
          </table:table-cell>
          <table:table-cell table:style-name="ce5" table:formula="of:=IF([.A115]&lt;&gt;0;[.A115]/1000;&quot;&quot;)" office:value-type="float" office:value="46.568">
            <text:p>46.568</text:p>
          </table:table-cell>
          <table:table-cell table:style-name="ce6" table:formula="of:=IF([.A115]&lt;&gt;0;[.B115] - [.$D$1];&quot;&quot;)" office:value-type="float" office:value="0.436975999999987">
            <text:p>0.44</text:p>
          </table:table-cell>
          <table:table-cell office:value-type="float" office:value="-0.534339">
            <text:p>-0.534339</text:p>
          </table:table-cell>
          <table:table-cell office:value-type="float" office:value="-0.768044">
            <text:p>-0.768044</text:p>
          </table:table-cell>
          <table:table-cell office:value-type="float" office:value="-2.055307">
            <text:p>-2.055307</text:p>
          </table:table-cell>
          <table:table-cell table:number-columns-repeated="1017"/>
        </table:table-row>
        <table:table-row table:style-name="ro1">
          <table:table-cell office:value-type="float" office:value="46588">
            <text:p>46,588</text:p>
          </table:table-cell>
          <table:table-cell office:value-type="float" office:value="-81.195437">
            <text:p>-81.195437</text:p>
          </table:table-cell>
          <table:table-cell table:style-name="ce5" table:formula="of:=IF([.A116]&lt;&gt;0;[.A116]/1000;&quot;&quot;)" office:value-type="float" office:value="46.588">
            <text:p>46.588</text:p>
          </table:table-cell>
          <table:table-cell table:style-name="ce6" table:formula="of:=IF([.A116]&lt;&gt;0;[.B116] - [.$D$1];&quot;&quot;)" office:value-type="float" office:value="0.437321999999995">
            <text:p>0.44</text:p>
          </table:table-cell>
          <table:table-cell office:value-type="float" office:value="-0.639422">
            <text:p>-0.639422</text:p>
          </table:table-cell>
          <table:table-cell office:value-type="float" office:value="-0.621457">
            <text:p>-0.621457</text:p>
          </table:table-cell>
          <table:table-cell office:value-type="float" office:value="-1.993254">
            <text:p>-1.993254</text:p>
          </table:table-cell>
          <table:table-cell table:number-columns-repeated="1017"/>
        </table:table-row>
        <table:table-row table:style-name="ro1">
          <table:table-cell office:value-type="float" office:value="46608">
            <text:p>46,608</text:p>
          </table:table-cell>
          <table:table-cell office:value-type="float" office:value="-81.197303">
            <text:p>-81.197303</text:p>
          </table:table-cell>
          <table:table-cell table:style-name="ce5" table:formula="of:=IF([.A117]&lt;&gt;0;[.A117]/1000;&quot;&quot;)" office:value-type="float" office:value="46.608">
            <text:p>46.608</text:p>
          </table:table-cell>
          <table:table-cell table:style-name="ce6" table:formula="of:=IF([.A117]&lt;&gt;0;[.B117] - [.$D$1];&quot;&quot;)" office:value-type="float" office:value="0.435455999999988">
            <text:p>0.44</text:p>
          </table:table-cell>
          <table:table-cell office:value-type="float" office:value="-0.73744">
            <text:p>-0.73744</text:p>
          </table:table-cell>
          <table:table-cell office:value-type="float" office:value="-0.49667">
            <text:p>-0.49667</text:p>
          </table:table-cell>
          <table:table-cell office:value-type="float" office:value="-1.895059">
            <text:p>-1.895059</text:p>
          </table:table-cell>
          <table:table-cell table:number-columns-repeated="1017"/>
        </table:table-row>
        <table:table-row table:style-name="ro1">
          <table:table-cell office:value-type="float" office:value="46628">
            <text:p>46,628</text:p>
          </table:table-cell>
          <table:table-cell office:value-type="float" office:value="-81.201082">
            <text:p>-81.201082</text:p>
          </table:table-cell>
          <table:table-cell table:style-name="ce5" table:formula="of:=IF([.A118]&lt;&gt;0;[.A118]/1000;&quot;&quot;)" office:value-type="float" office:value="46.628">
            <text:p>46.628</text:p>
          </table:table-cell>
          <table:table-cell table:style-name="ce6" table:formula="of:=IF([.A118]&lt;&gt;0;[.B118] - [.$D$1];&quot;&quot;)" office:value-type="float" office:value="0.431676999999993">
            <text:p>0.43</text:p>
          </table:table-cell>
          <table:table-cell office:value-type="float" office:value="-0.818763">
            <text:p>-0.818763</text:p>
          </table:table-cell>
          <table:table-cell office:value-type="float" office:value="-0.441161">
            <text:p>-0.441161</text:p>
          </table:table-cell>
          <table:table-cell office:value-type="float" office:value="-1.818292">
            <text:p>-1.818292</text:p>
          </table:table-cell>
          <table:table-cell table:number-columns-repeated="1017"/>
        </table:table-row>
        <table:table-row table:style-name="ro1">
          <table:table-cell office:value-type="float" office:value="46648">
            <text:p>46,648</text:p>
          </table:table-cell>
          <table:table-cell office:value-type="float" office:value="-81.200373">
            <text:p>-81.200373</text:p>
          </table:table-cell>
          <table:table-cell table:style-name="ce5" table:formula="of:=IF([.A119]&lt;&gt;0;[.A119]/1000;&quot;&quot;)" office:value-type="float" office:value="46.648">
            <text:p>46.648</text:p>
          </table:table-cell>
          <table:table-cell table:style-name="ce6" table:formula="of:=IF([.A119]&lt;&gt;0;[.B119] - [.$D$1];&quot;&quot;)" office:value-type="float" office:value="0.432385999999994">
            <text:p>0.43</text:p>
          </table:table-cell>
          <table:table-cell office:value-type="float" office:value="-0.926257">
            <text:p>-0.926257</text:p>
          </table:table-cell>
          <table:table-cell office:value-type="float" office:value="-0.446989">
            <text:p>-0.446989</text:p>
          </table:table-cell>
          <table:table-cell office:value-type="float" office:value="-1.738181">
            <text:p>-1.738181</text:p>
          </table:table-cell>
          <table:table-cell table:number-columns-repeated="1017"/>
        </table:table-row>
        <table:table-row table:style-name="ro1">
          <table:table-cell office:value-type="float" office:value="46668">
            <text:p>46,668</text:p>
          </table:table-cell>
          <table:table-cell office:value-type="float" office:value="-81.19486">
            <text:p>-81.19486</text:p>
          </table:table-cell>
          <table:table-cell table:style-name="ce5" table:formula="of:=IF([.A120]&lt;&gt;0;[.A120]/1000;&quot;&quot;)" office:value-type="float" office:value="46.668">
            <text:p>46.668</text:p>
          </table:table-cell>
          <table:table-cell table:style-name="ce6" table:formula="of:=IF([.A120]&lt;&gt;0;[.B120] - [.$D$1];&quot;&quot;)" office:value-type="float" office:value="0.437898999999987">
            <text:p>0.44</text:p>
          </table:table-cell>
          <table:table-cell office:value-type="float" office:value="-1.000796">
            <text:p>-1.000796</text:p>
          </table:table-cell>
          <table:table-cell office:value-type="float" office:value="-0.377229">
            <text:p>-0.377229</text:p>
          </table:table-cell>
          <table:table-cell office:value-type="float" office:value="-1.65785">
            <text:p>-1.65785</text:p>
          </table:table-cell>
          <table:table-cell table:number-columns-repeated="1017"/>
        </table:table-row>
        <table:table-row table:style-name="ro1">
          <table:table-cell office:value-type="float" office:value="46688">
            <text:p>46,688</text:p>
          </table:table-cell>
          <table:table-cell office:value-type="float" office:value="-81.181672">
            <text:p>-81.181672</text:p>
          </table:table-cell>
          <table:table-cell table:style-name="ce5" table:formula="of:=IF([.A121]&lt;&gt;0;[.A121]/1000;&quot;&quot;)" office:value-type="float" office:value="46.688">
            <text:p>46.688</text:p>
          </table:table-cell>
          <table:table-cell table:style-name="ce6" table:formula="of:=IF([.A121]&lt;&gt;0;[.B121] - [.$D$1];&quot;&quot;)" office:value-type="float" office:value="0.451086999999987">
            <text:p>0.45</text:p>
          </table:table-cell>
          <table:table-cell office:value-type="float" office:value="-1.09222">
            <text:p>-1.09222</text:p>
          </table:table-cell>
          <table:table-cell office:value-type="float" office:value="-0.299612">
            <text:p>-0.299612</text:p>
          </table:table-cell>
          <table:table-cell office:value-type="float" office:value="-1.571312">
            <text:p>-1.571312</text:p>
          </table:table-cell>
          <table:table-cell table:number-columns-repeated="1017"/>
        </table:table-row>
        <table:table-row table:style-name="ro1">
          <table:table-cell office:value-type="float" office:value="46708">
            <text:p>46,708</text:p>
          </table:table-cell>
          <table:table-cell office:value-type="float" office:value="-81.161664">
            <text:p>-81.161664</text:p>
          </table:table-cell>
          <table:table-cell table:style-name="ce5" table:formula="of:=IF([.A122]&lt;&gt;0;[.A122]/1000;&quot;&quot;)" office:value-type="float" office:value="46.708">
            <text:p>46.708</text:p>
          </table:table-cell>
          <table:table-cell table:style-name="ce6" table:formula="of:=IF([.A122]&lt;&gt;0;[.B122] - [.$D$1];&quot;&quot;)" office:value-type="float" office:value="0.471094999999991">
            <text:p>0.47</text:p>
          </table:table-cell>
          <table:table-cell office:value-type="float" office:value="-1.169957">
            <text:p>-1.169957</text:p>
          </table:table-cell>
          <table:table-cell office:value-type="float" office:value="-0.251593">
            <text:p>-0.251593</text:p>
          </table:table-cell>
          <table:table-cell office:value-type="float" office:value="-1.484925">
            <text:p>-1.484925</text:p>
          </table:table-cell>
          <table:table-cell table:number-columns-repeated="1017"/>
        </table:table-row>
        <table:table-row table:style-name="ro1">
          <table:table-cell office:value-type="float" office:value="46728">
            <text:p>46,728</text:p>
          </table:table-cell>
          <table:table-cell office:value-type="float" office:value="-81.158669">
            <text:p>-81.158669</text:p>
          </table:table-cell>
          <table:table-cell table:style-name="ce5" table:formula="of:=IF([.A123]&lt;&gt;0;[.A123]/1000;&quot;&quot;)" office:value-type="float" office:value="46.728">
            <text:p>46.728</text:p>
          </table:table-cell>
          <table:table-cell table:style-name="ce6" table:formula="of:=IF([.A123]&lt;&gt;0;[.B123] - [.$D$1];&quot;&quot;)" office:value-type="float" office:value="0.47408999999999">
            <text:p>0.47</text:p>
          </table:table-cell>
          <table:table-cell office:value-type="float" office:value="-1.225102">
            <text:p>-1.225102</text:p>
          </table:table-cell>
          <table:table-cell office:value-type="float" office:value="-0.181088">
            <text:p>-0.181088</text:p>
          </table:table-cell>
          <table:table-cell office:value-type="float" office:value="-1.402699">
            <text:p>-1.402699</text:p>
          </table:table-cell>
          <table:table-cell table:number-columns-repeated="1017"/>
        </table:table-row>
        <table:table-row table:style-name="ro1">
          <table:table-cell office:value-type="float" office:value="46748">
            <text:p>46,748</text:p>
          </table:table-cell>
          <table:table-cell office:value-type="float" office:value="-81.173854">
            <text:p>-81.173854</text:p>
          </table:table-cell>
          <table:table-cell table:style-name="ce5" table:formula="of:=IF([.A124]&lt;&gt;0;[.A124]/1000;&quot;&quot;)" office:value-type="float" office:value="46.748">
            <text:p>46.748</text:p>
          </table:table-cell>
          <table:table-cell table:style-name="ce6" table:formula="of:=IF([.A124]&lt;&gt;0;[.B124] - [.$D$1];&quot;&quot;)" office:value-type="float" office:value="0.458904999999987">
            <text:p>0.46</text:p>
          </table:table-cell>
          <table:table-cell office:value-type="float" office:value="-1.291948">
            <text:p>-1.291948</text:p>
          </table:table-cell>
          <table:table-cell office:value-type="float" office:value="-0.130559">
            <text:p>-0.130559</text:p>
          </table:table-cell>
          <table:table-cell office:value-type="float" office:value="-1.346869">
            <text:p>-1.346869</text:p>
          </table:table-cell>
          <table:table-cell table:number-columns-repeated="1017"/>
        </table:table-row>
        <table:table-row table:style-name="ro1">
          <table:table-cell office:value-type="float" office:value="46768">
            <text:p>46,768</text:p>
          </table:table-cell>
          <table:table-cell office:value-type="float" office:value="-81.154064">
            <text:p>-81.154064</text:p>
          </table:table-cell>
          <table:table-cell table:style-name="ce5" table:formula="of:=IF([.A125]&lt;&gt;0;[.A125]/1000;&quot;&quot;)" office:value-type="float" office:value="46.768">
            <text:p>46.768</text:p>
          </table:table-cell>
          <table:table-cell table:style-name="ce6" table:formula="of:=IF([.A125]&lt;&gt;0;[.B125] - [.$D$1];&quot;&quot;)" office:value-type="float" office:value="0.478694999999988">
            <text:p>0.48</text:p>
          </table:table-cell>
          <table:table-cell office:value-type="float" office:value="-1.339571">
            <text:p>-1.339571</text:p>
          </table:table-cell>
          <table:table-cell office:value-type="float" office:value="-0.167536">
            <text:p>-0.167536</text:p>
          </table:table-cell>
          <table:table-cell office:value-type="float" office:value="-1.278119">
            <text:p>-1.278119</text:p>
          </table:table-cell>
          <table:table-cell table:number-columns-repeated="1017"/>
        </table:table-row>
        <table:table-row table:style-name="ro1">
          <table:table-cell office:value-type="float" office:value="46788">
            <text:p>46,788</text:p>
          </table:table-cell>
          <table:table-cell office:value-type="float" office:value="-81.096438">
            <text:p>-81.096438</text:p>
          </table:table-cell>
          <table:table-cell table:style-name="ce5" table:formula="of:=IF([.A126]&lt;&gt;0;[.A126]/1000;&quot;&quot;)" office:value-type="float" office:value="46.788">
            <text:p>46.788</text:p>
          </table:table-cell>
          <table:table-cell table:style-name="ce6" table:formula="of:=IF([.A126]&lt;&gt;0;[.B126] - [.$D$1];&quot;&quot;)" office:value-type="float" office:value="0.536320999999987">
            <text:p>0.54</text:p>
          </table:table-cell>
          <table:table-cell office:value-type="float" office:value="-1.33629">
            <text:p>-1.33629</text:p>
          </table:table-cell>
          <table:table-cell office:value-type="float" office:value="-0.130766">
            <text:p>-0.130766</text:p>
          </table:table-cell>
          <table:table-cell office:value-type="float" office:value="-1.214169">
            <text:p>-1.214169</text:p>
          </table:table-cell>
          <table:table-cell table:number-columns-repeated="1017"/>
        </table:table-row>
        <table:table-row table:style-name="ro1">
          <table:table-cell office:value-type="float" office:value="46808">
            <text:p>46,808</text:p>
          </table:table-cell>
          <table:table-cell office:value-type="float" office:value="-81.038489">
            <text:p>-81.038489</text:p>
          </table:table-cell>
          <table:table-cell table:style-name="ce5" table:formula="of:=IF([.A127]&lt;&gt;0;[.A127]/1000;&quot;&quot;)" office:value-type="float" office:value="46.808">
            <text:p>46.808</text:p>
          </table:table-cell>
          <table:table-cell table:style-name="ce6" table:formula="of:=IF([.A127]&lt;&gt;0;[.B127] - [.$D$1];&quot;&quot;)" office:value-type="float" office:value="0.594269999999995">
            <text:p>0.59</text:p>
          </table:table-cell>
          <table:table-cell office:value-type="float" office:value="-1.367144">
            <text:p>-1.367144</text:p>
          </table:table-cell>
          <table:table-cell office:value-type="float" office:value="-0.117923">
            <text:p>-0.117923</text:p>
          </table:table-cell>
          <table:table-cell office:value-type="float" office:value="-1.136243">
            <text:p>-1.136243</text:p>
          </table:table-cell>
          <table:table-cell table:number-columns-repeated="1017"/>
        </table:table-row>
        <table:table-row table:style-name="ro1">
          <table:table-cell office:value-type="float" office:value="46828">
            <text:p>46,828</text:p>
          </table:table-cell>
          <table:table-cell office:value-type="float" office:value="-80.996626">
            <text:p>-80.996626</text:p>
          </table:table-cell>
          <table:table-cell table:style-name="ce5" table:formula="of:=IF([.A128]&lt;&gt;0;[.A128]/1000;&quot;&quot;)" office:value-type="float" office:value="46.828">
            <text:p>46.828</text:p>
          </table:table-cell>
          <table:table-cell table:style-name="ce6" table:formula="of:=IF([.A128]&lt;&gt;0;[.B128] - [.$D$1];&quot;&quot;)" office:value-type="float" office:value="0.636132999999987">
            <text:p>0.64</text:p>
          </table:table-cell>
          <table:table-cell office:value-type="float" office:value="-1.448871">
            <text:p>-1.448871</text:p>
          </table:table-cell>
          <table:table-cell office:value-type="float" office:value="-0.051716">
            <text:p>-0.051716</text:p>
          </table:table-cell>
          <table:table-cell office:value-type="float" office:value="-1.095665">
            <text:p>-1.095665</text:p>
          </table:table-cell>
          <table:table-cell table:number-columns-repeated="1017"/>
        </table:table-row>
        <table:table-row table:style-name="ro1">
          <table:table-cell office:value-type="float" office:value="46848">
            <text:p>46,848</text:p>
          </table:table-cell>
          <table:table-cell office:value-type="float" office:value="-80.962063">
            <text:p>-80.962063</text:p>
          </table:table-cell>
          <table:table-cell table:style-name="ce5" table:formula="of:=IF([.A129]&lt;&gt;0;[.A129]/1000;&quot;&quot;)" office:value-type="float" office:value="46.848">
            <text:p>46.848</text:p>
          </table:table-cell>
          <table:table-cell table:style-name="ce6" table:formula="of:=IF([.A129]&lt;&gt;0;[.B129] - [.$D$1];&quot;&quot;)" office:value-type="float" office:value="0.670695999999992">
            <text:p>0.67</text:p>
          </table:table-cell>
          <table:table-cell office:value-type="float" office:value="-1.539546">
            <text:p>-1.539546</text:p>
          </table:table-cell>
          <table:table-cell office:value-type="float" office:value="0.005642">
            <text:p>0.005642</text:p>
          </table:table-cell>
          <table:table-cell office:value-type="float" office:value="-1.026632">
            <text:p>-1.026632</text:p>
          </table:table-cell>
          <table:table-cell table:number-columns-repeated="1017"/>
        </table:table-row>
        <table:table-row table:style-name="ro1">
          <table:table-cell office:value-type="float" office:value="46868">
            <text:p>46,868</text:p>
          </table:table-cell>
          <table:table-cell office:value-type="float" office:value="-81.001104">
            <text:p>-81.001104</text:p>
          </table:table-cell>
          <table:table-cell table:style-name="ce5" table:formula="of:=IF([.A130]&lt;&gt;0;[.A130]/1000;&quot;&quot;)" office:value-type="float" office:value="46.868">
            <text:p>46.868</text:p>
          </table:table-cell>
          <table:table-cell table:style-name="ce6" table:formula="of:=IF([.A130]&lt;&gt;0;[.B130] - [.$D$1];&quot;&quot;)" office:value-type="float" office:value="0.631654999999995">
            <text:p>0.63</text:p>
          </table:table-cell>
          <table:table-cell office:value-type="float" office:value="-1.567116">
            <text:p>-1.567116</text:p>
          </table:table-cell>
          <table:table-cell office:value-type="float" office:value="0.049787">
            <text:p>0.049787</text:p>
          </table:table-cell>
          <table:table-cell office:value-type="float" office:value="-0.956065">
            <text:p>-0.956065</text:p>
          </table:table-cell>
          <table:table-cell table:number-columns-repeated="1017"/>
        </table:table-row>
        <table:table-row table:style-name="ro1">
          <table:table-cell office:value-type="float" office:value="46888">
            <text:p>46,888</text:p>
          </table:table-cell>
          <table:table-cell office:value-type="float" office:value="-81.048658">
            <text:p>-81.048658</text:p>
          </table:table-cell>
          <table:table-cell table:style-name="ce5" table:formula="of:=IF([.A131]&lt;&gt;0;[.A131]/1000;&quot;&quot;)" office:value-type="float" office:value="46.888">
            <text:p>46.888</text:p>
          </table:table-cell>
          <table:table-cell table:style-name="ce6" table:formula="of:=IF([.A131]&lt;&gt;0;[.B131] - [.$D$1];&quot;&quot;)" office:value-type="float" office:value="0.58410099999999">
            <text:p>0.58</text:p>
          </table:table-cell>
          <table:table-cell office:value-type="float" office:value="-1.593729">
            <text:p>-1.593729</text:p>
          </table:table-cell>
          <table:table-cell office:value-type="float" office:value="0.063262">
            <text:p>0.063262</text:p>
          </table:table-cell>
          <table:table-cell office:value-type="float" office:value="-0.915947">
            <text:p>-0.915947</text:p>
          </table:table-cell>
          <table:table-cell table:number-columns-repeated="1017"/>
        </table:table-row>
        <table:table-row table:style-name="ro1">
          <table:table-cell office:value-type="float" office:value="46908">
            <text:p>46,908</text:p>
          </table:table-cell>
          <table:table-cell office:value-type="float" office:value="-81.047476">
            <text:p>-81.047476</text:p>
          </table:table-cell>
          <table:table-cell table:style-name="ce5" table:formula="of:=IF([.A132]&lt;&gt;0;[.A132]/1000;&quot;&quot;)" office:value-type="float" office:value="46.908">
            <text:p>46.908</text:p>
          </table:table-cell>
          <table:table-cell table:style-name="ce6" table:formula="of:=IF([.A132]&lt;&gt;0;[.B132] - [.$D$1];&quot;&quot;)" office:value-type="float" office:value="0.58528299999999">
            <text:p>0.59</text:p>
          </table:table-cell>
          <table:table-cell office:value-type="float" office:value="-1.587931">
            <text:p>-1.587931</text:p>
          </table:table-cell>
          <table:table-cell office:value-type="float" office:value="0.056019">
            <text:p>0.056019</text:p>
          </table:table-cell>
          <table:table-cell office:value-type="float" office:value="-0.860583">
            <text:p>-0.860583</text:p>
          </table:table-cell>
          <table:table-cell table:number-columns-repeated="1017"/>
        </table:table-row>
        <table:table-row table:style-name="ro1">
          <table:table-cell office:value-type="float" office:value="46928">
            <text:p>46,928</text:p>
          </table:table-cell>
          <table:table-cell office:value-type="float" office:value="-81.037999">
            <text:p>-81.037999</text:p>
          </table:table-cell>
          <table:table-cell table:style-name="ce5" table:formula="of:=IF([.A133]&lt;&gt;0;[.A133]/1000;&quot;&quot;)" office:value-type="float" office:value="46.928">
            <text:p>46.928</text:p>
          </table:table-cell>
          <table:table-cell table:style-name="ce6" table:formula="of:=IF([.A133]&lt;&gt;0;[.B133] - [.$D$1];&quot;&quot;)" office:value-type="float" office:value="0.594759999999994">
            <text:p>0.59</text:p>
          </table:table-cell>
          <table:table-cell office:value-type="float" office:value="-1.537774">
            <text:p>-1.537774</text:p>
          </table:table-cell>
          <table:table-cell office:value-type="float" office:value="0.09596">
            <text:p>0.09596</text:p>
          </table:table-cell>
          <table:table-cell office:value-type="float" office:value="-0.812306">
            <text:p>-0.812306</text:p>
          </table:table-cell>
          <table:table-cell table:number-columns-repeated="1017"/>
        </table:table-row>
        <table:table-row table:style-name="ro1">
          <table:table-cell office:value-type="float" office:value="46948">
            <text:p>46,948</text:p>
          </table:table-cell>
          <table:table-cell office:value-type="float" office:value="-81.008595">
            <text:p>-81.008595</text:p>
          </table:table-cell>
          <table:table-cell table:style-name="ce5" table:formula="of:=IF([.A134]&lt;&gt;0;[.A134]/1000;&quot;&quot;)" office:value-type="float" office:value="46.948">
            <text:p>46.948</text:p>
          </table:table-cell>
          <table:table-cell table:style-name="ce6" table:formula="of:=IF([.A134]&lt;&gt;0;[.B134] - [.$D$1];&quot;&quot;)" office:value-type="float" office:value="0.624163999999993">
            <text:p>0.62</text:p>
          </table:table-cell>
          <table:table-cell office:value-type="float" office:value="-1.496663">
            <text:p>-1.496663</text:p>
          </table:table-cell>
          <table:table-cell office:value-type="float" office:value="0.08274">
            <text:p>0.08274</text:p>
          </table:table-cell>
          <table:table-cell office:value-type="float" office:value="-0.760387">
            <text:p>-0.760387</text:p>
          </table:table-cell>
          <table:table-cell table:number-columns-repeated="1017"/>
        </table:table-row>
        <table:table-row table:style-name="ro1">
          <table:table-cell office:value-type="float" office:value="46968">
            <text:p>46,968</text:p>
          </table:table-cell>
          <table:table-cell office:value-type="float" office:value="-80.978922">
            <text:p>-80.978922</text:p>
          </table:table-cell>
          <table:table-cell table:style-name="ce5" table:formula="of:=IF([.A135]&lt;&gt;0;[.A135]/1000;&quot;&quot;)" office:value-type="float" office:value="46.968">
            <text:p>46.968</text:p>
          </table:table-cell>
          <table:table-cell table:style-name="ce6" table:formula="of:=IF([.A135]&lt;&gt;0;[.B135] - [.$D$1];&quot;&quot;)" office:value-type="float" office:value="0.653836999999996">
            <text:p>0.65</text:p>
          </table:table-cell>
          <table:table-cell office:value-type="float" office:value="-1.446731">
            <text:p>-1.446731</text:p>
          </table:table-cell>
          <table:table-cell office:value-type="float" office:value="0.068343">
            <text:p>0.068343</text:p>
          </table:table-cell>
          <table:table-cell office:value-type="float" office:value="-0.75635">
            <text:p>-0.75635</text:p>
          </table:table-cell>
          <table:table-cell table:number-columns-repeated="1017"/>
        </table:table-row>
        <table:table-row table:style-name="ro1">
          <table:table-cell office:value-type="float" office:value="46988">
            <text:p>46,988</text:p>
          </table:table-cell>
          <table:table-cell office:value-type="float" office:value="-80.964296">
            <text:p>-80.964296</text:p>
          </table:table-cell>
          <table:table-cell table:style-name="ce5" table:formula="of:=IF([.A136]&lt;&gt;0;[.A136]/1000;&quot;&quot;)" office:value-type="float" office:value="46.988">
            <text:p>46.988</text:p>
          </table:table-cell>
          <table:table-cell table:style-name="ce6" table:formula="of:=IF([.A136]&lt;&gt;0;[.B136] - [.$D$1];&quot;&quot;)" office:value-type="float" office:value="0.668462999999989">
            <text:p>0.67</text:p>
          </table:table-cell>
          <table:table-cell office:value-type="float" office:value="-1.41151">
            <text:p>-1.41151</text:p>
          </table:table-cell>
          <table:table-cell office:value-type="float" office:value="0.088167">
            <text:p>0.088167</text:p>
          </table:table-cell>
          <table:table-cell office:value-type="float" office:value="-0.72726">
            <text:p>-0.72726</text:p>
          </table:table-cell>
          <table:table-cell table:number-columns-repeated="1017"/>
        </table:table-row>
        <table:table-row table:style-name="ro1">
          <table:table-cell office:value-type="float" office:value="47008">
            <text:p>47,008</text:p>
          </table:table-cell>
          <table:table-cell office:value-type="float" office:value="-80.953858">
            <text:p>-80.953858</text:p>
          </table:table-cell>
          <table:table-cell table:style-name="ce5" table:formula="of:=IF([.A137]&lt;&gt;0;[.A137]/1000;&quot;&quot;)" office:value-type="float" office:value="47.008">
            <text:p>47.008</text:p>
          </table:table-cell>
          <table:table-cell table:style-name="ce6" table:formula="of:=IF([.A137]&lt;&gt;0;[.B137] - [.$D$1];&quot;&quot;)" office:value-type="float" office:value="0.678900999999996">
            <text:p>0.68</text:p>
          </table:table-cell>
          <table:table-cell office:value-type="float" office:value="-1.334747">
            <text:p>-1.334747</text:p>
          </table:table-cell>
          <table:table-cell office:value-type="float" office:value="0.149456">
            <text:p>0.149456</text:p>
          </table:table-cell>
          <table:table-cell office:value-type="float" office:value="-0.721824">
            <text:p>-0.721824</text:p>
          </table:table-cell>
          <table:table-cell table:number-columns-repeated="1017"/>
        </table:table-row>
        <table:table-row table:style-name="ro1">
          <table:table-cell office:value-type="float" office:value="47028">
            <text:p>47,028</text:p>
          </table:table-cell>
          <table:table-cell office:value-type="float" office:value="-80.964331">
            <text:p>-80.964331</text:p>
          </table:table-cell>
          <table:table-cell table:style-name="ce5" table:formula="of:=IF([.A138]&lt;&gt;0;[.A138]/1000;&quot;&quot;)" office:value-type="float" office:value="47.028">
            <text:p>47.028</text:p>
          </table:table-cell>
          <table:table-cell table:style-name="ce6" table:formula="of:=IF([.A138]&lt;&gt;0;[.B138] - [.$D$1];&quot;&quot;)" office:value-type="float" office:value="0.668427999999992">
            <text:p>0.67</text:p>
          </table:table-cell>
          <table:table-cell office:value-type="float" office:value="-1.277706">
            <text:p>-1.277706</text:p>
          </table:table-cell>
          <table:table-cell office:value-type="float" office:value="0.185372">
            <text:p>0.185372</text:p>
          </table:table-cell>
          <table:table-cell office:value-type="float" office:value="-0.727129">
            <text:p>-0.727129</text:p>
          </table:table-cell>
          <table:table-cell table:number-columns-repeated="1017"/>
        </table:table-row>
        <table:table-row table:style-name="ro1">
          <table:table-cell office:value-type="float" office:value="47048">
            <text:p>47,048</text:p>
          </table:table-cell>
          <table:table-cell office:value-type="float" office:value="-80.97729">
            <text:p>-80.97729</text:p>
          </table:table-cell>
          <table:table-cell table:style-name="ce5" table:formula="of:=IF([.A139]&lt;&gt;0;[.A139]/1000;&quot;&quot;)" office:value-type="float" office:value="47.048">
            <text:p>47.048</text:p>
          </table:table-cell>
          <table:table-cell table:style-name="ce6" table:formula="of:=IF([.A139]&lt;&gt;0;[.B139] - [.$D$1];&quot;&quot;)" office:value-type="float" office:value="0.655468999999997">
            <text:p>0.66</text:p>
          </table:table-cell>
          <table:table-cell office:value-type="float" office:value="-1.177816">
            <text:p>-1.177816</text:p>
          </table:table-cell>
          <table:table-cell office:value-type="float" office:value="0.208612">
            <text:p>0.208612</text:p>
          </table:table-cell>
          <table:table-cell office:value-type="float" office:value="-0.739471">
            <text:p>-0.739471</text:p>
          </table:table-cell>
          <table:table-cell table:number-columns-repeated="1017"/>
        </table:table-row>
        <table:table-row table:style-name="ro1">
          <table:table-cell office:value-type="float" office:value="47068">
            <text:p>47,068</text:p>
          </table:table-cell>
          <table:table-cell office:value-type="float" office:value="-80.95385">
            <text:p>-80.95385</text:p>
          </table:table-cell>
          <table:table-cell table:style-name="ce5" table:formula="of:=IF([.A140]&lt;&gt;0;[.A140]/1000;&quot;&quot;)" office:value-type="float" office:value="47.068">
            <text:p>47.068</text:p>
          </table:table-cell>
          <table:table-cell table:style-name="ce6" table:formula="of:=IF([.A140]&lt;&gt;0;[.B140] - [.$D$1];&quot;&quot;)" office:value-type="float" office:value="0.67890899999999">
            <text:p>0.68</text:p>
          </table:table-cell>
          <table:table-cell office:value-type="float" office:value="-1.054698">
            <text:p>-1.054698</text:p>
          </table:table-cell>
          <table:table-cell office:value-type="float" office:value="0.273792">
            <text:p>0.273792</text:p>
          </table:table-cell>
          <table:table-cell office:value-type="float" office:value="-0.755077">
            <text:p>-0.755077</text:p>
          </table:table-cell>
          <table:table-cell table:number-columns-repeated="1017"/>
        </table:table-row>
        <table:table-row table:style-name="ro1">
          <table:table-cell office:value-type="float" office:value="47088">
            <text:p>47,088</text:p>
          </table:table-cell>
          <table:table-cell office:value-type="float" office:value="-80.926653">
            <text:p>-80.926653</text:p>
          </table:table-cell>
          <table:table-cell table:style-name="ce5" table:formula="of:=IF([.A141]&lt;&gt;0;[.A141]/1000;&quot;&quot;)" office:value-type="float" office:value="47.088">
            <text:p>47.088</text:p>
          </table:table-cell>
          <table:table-cell table:style-name="ce6" table:formula="of:=IF([.A141]&lt;&gt;0;[.B141] - [.$D$1];&quot;&quot;)" office:value-type="float" office:value="0.706105999999991">
            <text:p>0.71</text:p>
          </table:table-cell>
          <table:table-cell office:value-type="float" office:value="-0.948639">
            <text:p>-0.948639</text:p>
          </table:table-cell>
          <table:table-cell office:value-type="float" office:value="0.321271">
            <text:p>0.321271</text:p>
          </table:table-cell>
          <table:table-cell office:value-type="float" office:value="-0.764052">
            <text:p>-0.764052</text:p>
          </table:table-cell>
          <table:table-cell table:number-columns-repeated="1017"/>
        </table:table-row>
        <table:table-row table:style-name="ro1">
          <table:table-cell office:value-type="float" office:value="47108">
            <text:p>47,108</text:p>
          </table:table-cell>
          <table:table-cell office:value-type="float" office:value="-80.925724">
            <text:p>-80.925724</text:p>
          </table:table-cell>
          <table:table-cell table:style-name="ce5" table:formula="of:=IF([.A142]&lt;&gt;0;[.A142]/1000;&quot;&quot;)" office:value-type="float" office:value="47.108">
            <text:p>47.108</text:p>
          </table:table-cell>
          <table:table-cell table:style-name="ce6" table:formula="of:=IF([.A142]&lt;&gt;0;[.B142] - [.$D$1];&quot;&quot;)" office:value-type="float" office:value="0.707034999999991">
            <text:p>0.71</text:p>
          </table:table-cell>
          <table:table-cell office:value-type="float" office:value="-0.863797">
            <text:p>-0.863797</text:p>
          </table:table-cell>
          <table:table-cell office:value-type="float" office:value="0.363236">
            <text:p>0.363236</text:p>
          </table:table-cell>
          <table:table-cell office:value-type="float" office:value="-0.825752">
            <text:p>-0.825752</text:p>
          </table:table-cell>
          <table:table-cell table:number-columns-repeated="1017"/>
        </table:table-row>
        <table:table-row table:style-name="ro1">
          <table:table-cell office:value-type="float" office:value="47128">
            <text:p>47,128</text:p>
          </table:table-cell>
          <table:table-cell office:value-type="float" office:value="-80.929444">
            <text:p>-80.929444</text:p>
          </table:table-cell>
          <table:table-cell table:style-name="ce5" table:formula="of:=IF([.A143]&lt;&gt;0;[.A143]/1000;&quot;&quot;)" office:value-type="float" office:value="47.128">
            <text:p>47.128</text:p>
          </table:table-cell>
          <table:table-cell table:style-name="ce6" table:formula="of:=IF([.A143]&lt;&gt;0;[.B143] - [.$D$1];&quot;&quot;)" office:value-type="float" office:value="0.703314999999989">
            <text:p>0.70</text:p>
          </table:table-cell>
          <table:table-cell office:value-type="float" office:value="-0.798817">
            <text:p>-0.798817</text:p>
          </table:table-cell>
          <table:table-cell office:value-type="float" office:value="0.386705">
            <text:p>0.386705</text:p>
          </table:table-cell>
          <table:table-cell office:value-type="float" office:value="-0.857283">
            <text:p>-0.857283</text:p>
          </table:table-cell>
          <table:table-cell table:number-columns-repeated="1017"/>
        </table:table-row>
        <table:table-row table:style-name="ro1">
          <table:table-cell office:value-type="float" office:value="47148">
            <text:p>47,148</text:p>
          </table:table-cell>
          <table:table-cell office:value-type="float" office:value="-80.937409">
            <text:p>-80.937409</text:p>
          </table:table-cell>
          <table:table-cell table:style-name="ce5" table:formula="of:=IF([.A144]&lt;&gt;0;[.A144]/1000;&quot;&quot;)" office:value-type="float" office:value="47.148">
            <text:p>47.148</text:p>
          </table:table-cell>
          <table:table-cell table:style-name="ce6" table:formula="of:=IF([.A144]&lt;&gt;0;[.B144] - [.$D$1];&quot;&quot;)" office:value-type="float" office:value="0.695349999999991">
            <text:p>0.70</text:p>
          </table:table-cell>
          <table:table-cell office:value-type="float" office:value="-0.72567">
            <text:p>-0.72567</text:p>
          </table:table-cell>
          <table:table-cell office:value-type="float" office:value="0.476603">
            <text:p>0.476603</text:p>
          </table:table-cell>
          <table:table-cell office:value-type="float" office:value="-0.880116">
            <text:p>-0.880116</text:p>
          </table:table-cell>
          <table:table-cell table:number-columns-repeated="1017"/>
        </table:table-row>
        <table:table-row table:style-name="ro1">
          <table:table-cell office:value-type="float" office:value="47168">
            <text:p>47,168</text:p>
          </table:table-cell>
          <table:table-cell office:value-type="float" office:value="-80.948816">
            <text:p>-80.948816</text:p>
          </table:table-cell>
          <table:table-cell table:style-name="ce5" table:formula="of:=IF([.A145]&lt;&gt;0;[.A145]/1000;&quot;&quot;)" office:value-type="float" office:value="47.168">
            <text:p>47.168</text:p>
          </table:table-cell>
          <table:table-cell table:style-name="ce6" table:formula="of:=IF([.A145]&lt;&gt;0;[.B145] - [.$D$1];&quot;&quot;)" office:value-type="float" office:value="0.683942999999999">
            <text:p>0.68</text:p>
          </table:table-cell>
          <table:table-cell office:value-type="float" office:value="-0.704634">
            <text:p>-0.704634</text:p>
          </table:table-cell>
          <table:table-cell office:value-type="float" office:value="0.590693">
            <text:p>0.590693</text:p>
          </table:table-cell>
          <table:table-cell office:value-type="float" office:value="-0.913">
            <text:p>-0.913</text:p>
          </table:table-cell>
          <table:table-cell table:number-columns-repeated="1017"/>
        </table:table-row>
        <table:table-row table:style-name="ro1">
          <table:table-cell office:value-type="float" office:value="47188">
            <text:p>47,188</text:p>
          </table:table-cell>
          <table:table-cell office:value-type="float" office:value="-80.962719">
            <text:p>-80.962719</text:p>
          </table:table-cell>
          <table:table-cell table:style-name="ce5" table:formula="of:=IF([.A146]&lt;&gt;0;[.A146]/1000;&quot;&quot;)" office:value-type="float" office:value="47.188">
            <text:p>47.188</text:p>
          </table:table-cell>
          <table:table-cell table:style-name="ce6" table:formula="of:=IF([.A146]&lt;&gt;0;[.B146] - [.$D$1];&quot;&quot;)" office:value-type="float" office:value="0.670039999999986">
            <text:p>0.67</text:p>
          </table:table-cell>
          <table:table-cell office:value-type="float" office:value="-0.718667">
            <text:p>-0.718667</text:p>
          </table:table-cell>
          <table:table-cell office:value-type="float" office:value="0.624258">
            <text:p>0.624258</text:p>
          </table:table-cell>
          <table:table-cell office:value-type="float" office:value="-0.928475">
            <text:p>-0.928475</text:p>
          </table:table-cell>
          <table:table-cell table:number-columns-repeated="1017"/>
        </table:table-row>
        <table:table-row table:style-name="ro1">
          <table:table-cell office:value-type="float" office:value="47208">
            <text:p>47,208</text:p>
          </table:table-cell>
          <table:table-cell office:value-type="float" office:value="-80.978469">
            <text:p>-80.978469</text:p>
          </table:table-cell>
          <table:table-cell table:style-name="ce5" table:formula="of:=IF([.A147]&lt;&gt;0;[.A147]/1000;&quot;&quot;)" office:value-type="float" office:value="47.208">
            <text:p>47.208</text:p>
          </table:table-cell>
          <table:table-cell table:style-name="ce6" table:formula="of:=IF([.A147]&lt;&gt;0;[.B147] - [.$D$1];&quot;&quot;)" office:value-type="float" office:value="0.654289999999989">
            <text:p>0.65</text:p>
          </table:table-cell>
          <table:table-cell office:value-type="float" office:value="-0.721705">
            <text:p>-0.721705</text:p>
          </table:table-cell>
          <table:table-cell office:value-type="float" office:value="0.737331">
            <text:p>0.737331</text:p>
          </table:table-cell>
          <table:table-cell office:value-type="float" office:value="-0.961624">
            <text:p>-0.961624</text:p>
          </table:table-cell>
          <table:table-cell table:number-columns-repeated="1017"/>
        </table:table-row>
        <table:table-row table:style-name="ro1">
          <table:table-cell office:value-type="float" office:value="47228">
            <text:p>47,228</text:p>
          </table:table-cell>
          <table:table-cell office:value-type="float" office:value="-80.972037">
            <text:p>-80.972037</text:p>
          </table:table-cell>
          <table:table-cell table:style-name="ce5" table:formula="of:=IF([.A148]&lt;&gt;0;[.A148]/1000;&quot;&quot;)" office:value-type="float" office:value="47.228">
            <text:p>47.228</text:p>
          </table:table-cell>
          <table:table-cell table:style-name="ce6" table:formula="of:=IF([.A148]&lt;&gt;0;[.B148] - [.$D$1];&quot;&quot;)" office:value-type="float" office:value="0.660721999999993">
            <text:p>0.66</text:p>
          </table:table-cell>
          <table:table-cell office:value-type="float" office:value="-0.786883">
            <text:p>-0.786883</text:p>
          </table:table-cell>
          <table:table-cell office:value-type="float" office:value="0.811575">
            <text:p>0.811575</text:p>
          </table:table-cell>
          <table:table-cell office:value-type="float" office:value="-0.96454">
            <text:p>-0.96454</text:p>
          </table:table-cell>
          <table:table-cell table:number-columns-repeated="1017"/>
        </table:table-row>
        <table:table-row table:style-name="ro1">
          <table:table-cell office:value-type="float" office:value="47248">
            <text:p>47,248</text:p>
          </table:table-cell>
          <table:table-cell office:value-type="float" office:value="-80.943113">
            <text:p>-80.943113</text:p>
          </table:table-cell>
          <table:table-cell table:style-name="ce5" table:formula="of:=IF([.A149]&lt;&gt;0;[.A149]/1000;&quot;&quot;)" office:value-type="float" office:value="47.248">
            <text:p>47.248</text:p>
          </table:table-cell>
          <table:table-cell table:style-name="ce6" table:formula="of:=IF([.A149]&lt;&gt;0;[.B149] - [.$D$1];&quot;&quot;)" office:value-type="float" office:value="0.689645999999996">
            <text:p>0.69</text:p>
          </table:table-cell>
          <table:table-cell office:value-type="float" office:value="-0.873129">
            <text:p>-0.873129</text:p>
          </table:table-cell>
          <table:table-cell office:value-type="float" office:value="0.819679">
            <text:p>0.819679</text:p>
          </table:table-cell>
          <table:table-cell office:value-type="float" office:value="-0.985322">
            <text:p>-0.985322</text:p>
          </table:table-cell>
          <table:table-cell table:number-columns-repeated="1017"/>
        </table:table-row>
        <table:table-row table:style-name="ro1">
          <table:table-cell office:value-type="float" office:value="47268">
            <text:p>47,268</text:p>
          </table:table-cell>
          <table:table-cell office:value-type="float" office:value="-80.924121">
            <text:p>-80.924121</text:p>
          </table:table-cell>
          <table:table-cell table:style-name="ce5" table:formula="of:=IF([.A150]&lt;&gt;0;[.A150]/1000;&quot;&quot;)" office:value-type="float" office:value="47.268">
            <text:p>47.268</text:p>
          </table:table-cell>
          <table:table-cell table:style-name="ce6" table:formula="of:=IF([.A150]&lt;&gt;0;[.B150] - [.$D$1];&quot;&quot;)" office:value-type="float" office:value="0.708637999999993">
            <text:p>0.71</text:p>
          </table:table-cell>
          <table:table-cell office:value-type="float" office:value="-1.031719">
            <text:p>-1.031719</text:p>
          </table:table-cell>
          <table:table-cell office:value-type="float" office:value="0.874477">
            <text:p>0.874477</text:p>
          </table:table-cell>
          <table:table-cell office:value-type="float" office:value="-1.03528">
            <text:p>-1.03528</text:p>
          </table:table-cell>
          <table:table-cell table:number-columns-repeated="1017"/>
        </table:table-row>
        <table:table-row table:style-name="ro1">
          <table:table-cell office:value-type="float" office:value="47288">
            <text:p>47,288</text:p>
          </table:table-cell>
          <table:table-cell office:value-type="float" office:value="-80.918845">
            <text:p>-80.918845</text:p>
          </table:table-cell>
          <table:table-cell table:style-name="ce5" table:formula="of:=IF([.A151]&lt;&gt;0;[.A151]/1000;&quot;&quot;)" office:value-type="float" office:value="47.288">
            <text:p>47.288</text:p>
          </table:table-cell>
          <table:table-cell table:style-name="ce6" table:formula="of:=IF([.A151]&lt;&gt;0;[.B151] - [.$D$1];&quot;&quot;)" office:value-type="float" office:value="0.713913999999988">
            <text:p>0.71</text:p>
          </table:table-cell>
          <table:table-cell office:value-type="float" office:value="-1.183981">
            <text:p>-1.183981</text:p>
          </table:table-cell>
          <table:table-cell office:value-type="float" office:value="0.884972">
            <text:p>0.884972</text:p>
          </table:table-cell>
          <table:table-cell office:value-type="float" office:value="-1.046136">
            <text:p>-1.0461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table:formula="of:=IF([.A152]&lt;&gt;0;[.A152]/1000;&quot;&quot;)">
            <text:p/>
          </table:table-cell>
          <table:table-cell table:style-name="ce6" table:formula="of:=IF([.A152]&lt;&gt;0;[.B15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3]&lt;&gt;0;[.A153]/1000;&quot;&quot;)">
            <text:p/>
          </table:table-cell>
          <table:table-cell table:style-name="ce6" table:formula="of:=IF([.A153]&lt;&gt;0;[.B15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4]&lt;&gt;0;[.A154]/1000;&quot;&quot;)">
            <text:p/>
          </table:table-cell>
          <table:table-cell table:style-name="ce6" table:formula="of:=IF([.A154]&lt;&gt;0;[.B15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5]&lt;&gt;0;[.A155]/1000;&quot;&quot;)">
            <text:p/>
          </table:table-cell>
          <table:table-cell table:style-name="ce6" table:formula="of:=IF([.A155]&lt;&gt;0;[.B15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6]&lt;&gt;0;[.A156]/1000;&quot;&quot;)">
            <text:p/>
          </table:table-cell>
          <table:table-cell table:style-name="ce6" table:formula="of:=IF([.A156]&lt;&gt;0;[.B15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7]&lt;&gt;0;[.A157]/1000;&quot;&quot;)">
            <text:p/>
          </table:table-cell>
          <table:table-cell table:style-name="ce6" table:formula="of:=IF([.A157]&lt;&gt;0;[.B15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8]&lt;&gt;0;[.A158]/1000;&quot;&quot;)">
            <text:p/>
          </table:table-cell>
          <table:table-cell table:style-name="ce6" table:formula="of:=IF([.A158]&lt;&gt;0;[.B15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59]&lt;&gt;0;[.A159]/1000;&quot;&quot;)">
            <text:p/>
          </table:table-cell>
          <table:table-cell table:style-name="ce6" table:formula="of:=IF([.A159]&lt;&gt;0;[.B15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0]&lt;&gt;0;[.A160]/1000;&quot;&quot;)">
            <text:p/>
          </table:table-cell>
          <table:table-cell table:style-name="ce6" table:formula="of:=IF([.A160]&lt;&gt;0;[.B16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1]&lt;&gt;0;[.A161]/1000;&quot;&quot;)">
            <text:p/>
          </table:table-cell>
          <table:table-cell table:style-name="ce6" table:formula="of:=IF([.A161]&lt;&gt;0;[.B16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2]&lt;&gt;0;[.A162]/1000;&quot;&quot;)">
            <text:p/>
          </table:table-cell>
          <table:table-cell table:style-name="ce6" table:formula="of:=IF([.A162]&lt;&gt;0;[.B16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3]&lt;&gt;0;[.A163]/1000;&quot;&quot;)">
            <text:p/>
          </table:table-cell>
          <table:table-cell table:style-name="ce6" table:formula="of:=IF([.A163]&lt;&gt;0;[.B16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4]&lt;&gt;0;[.A164]/1000;&quot;&quot;)">
            <text:p/>
          </table:table-cell>
          <table:table-cell table:style-name="ce6" table:formula="of:=IF([.A164]&lt;&gt;0;[.B16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5]&lt;&gt;0;[.A165]/1000;&quot;&quot;)">
            <text:p/>
          </table:table-cell>
          <table:table-cell table:style-name="ce6" table:formula="of:=IF([.A165]&lt;&gt;0;[.B16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6]&lt;&gt;0;[.A166]/1000;&quot;&quot;)">
            <text:p/>
          </table:table-cell>
          <table:table-cell table:style-name="ce6" table:formula="of:=IF([.A166]&lt;&gt;0;[.B16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7]&lt;&gt;0;[.A167]/1000;&quot;&quot;)">
            <text:p/>
          </table:table-cell>
          <table:table-cell table:style-name="ce6" table:formula="of:=IF([.A167]&lt;&gt;0;[.B16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8]&lt;&gt;0;[.A168]/1000;&quot;&quot;)">
            <text:p/>
          </table:table-cell>
          <table:table-cell table:style-name="ce6" table:formula="of:=IF([.A168]&lt;&gt;0;[.B16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69]&lt;&gt;0;[.A169]/1000;&quot;&quot;)">
            <text:p/>
          </table:table-cell>
          <table:table-cell table:style-name="ce6" table:formula="of:=IF([.A169]&lt;&gt;0;[.B16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0]&lt;&gt;0;[.A170]/1000;&quot;&quot;)">
            <text:p/>
          </table:table-cell>
          <table:table-cell table:style-name="ce6" table:formula="of:=IF([.A170]&lt;&gt;0;[.B17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1]&lt;&gt;0;[.A171]/1000;&quot;&quot;)">
            <text:p/>
          </table:table-cell>
          <table:table-cell table:style-name="ce6" table:formula="of:=IF([.A171]&lt;&gt;0;[.B17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2]&lt;&gt;0;[.A172]/1000;&quot;&quot;)">
            <text:p/>
          </table:table-cell>
          <table:table-cell table:style-name="ce6" table:formula="of:=IF([.A172]&lt;&gt;0;[.B17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3]&lt;&gt;0;[.A173]/1000;&quot;&quot;)">
            <text:p/>
          </table:table-cell>
          <table:table-cell table:style-name="ce6" table:formula="of:=IF([.A173]&lt;&gt;0;[.B17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4]&lt;&gt;0;[.A174]/1000;&quot;&quot;)">
            <text:p/>
          </table:table-cell>
          <table:table-cell table:style-name="ce6" table:formula="of:=IF([.A174]&lt;&gt;0;[.B17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5]&lt;&gt;0;[.A175]/1000;&quot;&quot;)">
            <text:p/>
          </table:table-cell>
          <table:table-cell table:style-name="ce6" table:formula="of:=IF([.A175]&lt;&gt;0;[.B17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6]&lt;&gt;0;[.A176]/1000;&quot;&quot;)">
            <text:p/>
          </table:table-cell>
          <table:table-cell table:style-name="ce6" table:formula="of:=IF([.A176]&lt;&gt;0;[.B17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7]&lt;&gt;0;[.A177]/1000;&quot;&quot;)">
            <text:p/>
          </table:table-cell>
          <table:table-cell table:style-name="ce6" table:formula="of:=IF([.A177]&lt;&gt;0;[.B17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8]&lt;&gt;0;[.A178]/1000;&quot;&quot;)">
            <text:p/>
          </table:table-cell>
          <table:table-cell table:style-name="ce6" table:formula="of:=IF([.A178]&lt;&gt;0;[.B17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79]&lt;&gt;0;[.A179]/1000;&quot;&quot;)">
            <text:p/>
          </table:table-cell>
          <table:table-cell table:style-name="ce6" table:formula="of:=IF([.A179]&lt;&gt;0;[.B17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0]&lt;&gt;0;[.A180]/1000;&quot;&quot;)">
            <text:p/>
          </table:table-cell>
          <table:table-cell table:style-name="ce6" table:formula="of:=IF([.A180]&lt;&gt;0;[.B18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1]&lt;&gt;0;[.A181]/1000;&quot;&quot;)">
            <text:p/>
          </table:table-cell>
          <table:table-cell table:style-name="ce6" table:formula="of:=IF([.A181]&lt;&gt;0;[.B18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2]&lt;&gt;0;[.A182]/1000;&quot;&quot;)">
            <text:p/>
          </table:table-cell>
          <table:table-cell table:style-name="ce6" table:formula="of:=IF([.A182]&lt;&gt;0;[.B18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3]&lt;&gt;0;[.A183]/1000;&quot;&quot;)">
            <text:p/>
          </table:table-cell>
          <table:table-cell table:style-name="ce6" table:formula="of:=IF([.A183]&lt;&gt;0;[.B18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4]&lt;&gt;0;[.A184]/1000;&quot;&quot;)">
            <text:p/>
          </table:table-cell>
          <table:table-cell table:style-name="ce6" table:formula="of:=IF([.A184]&lt;&gt;0;[.B18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5]&lt;&gt;0;[.A185]/1000;&quot;&quot;)">
            <text:p/>
          </table:table-cell>
          <table:table-cell table:style-name="ce6" table:formula="of:=IF([.A185]&lt;&gt;0;[.B18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6]&lt;&gt;0;[.A186]/1000;&quot;&quot;)">
            <text:p/>
          </table:table-cell>
          <table:table-cell table:style-name="ce6" table:formula="of:=IF([.A186]&lt;&gt;0;[.B18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7]&lt;&gt;0;[.A187]/1000;&quot;&quot;)">
            <text:p/>
          </table:table-cell>
          <table:table-cell table:style-name="ce6" table:formula="of:=IF([.A187]&lt;&gt;0;[.B18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8]&lt;&gt;0;[.A188]/1000;&quot;&quot;)">
            <text:p/>
          </table:table-cell>
          <table:table-cell table:style-name="ce6" table:formula="of:=IF([.A188]&lt;&gt;0;[.B18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89]&lt;&gt;0;[.A189]/1000;&quot;&quot;)">
            <text:p/>
          </table:table-cell>
          <table:table-cell table:style-name="ce6" table:formula="of:=IF([.A189]&lt;&gt;0;[.B18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0]&lt;&gt;0;[.A190]/1000;&quot;&quot;)">
            <text:p/>
          </table:table-cell>
          <table:table-cell table:style-name="ce6" table:formula="of:=IF([.A190]&lt;&gt;0;[.B19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1]&lt;&gt;0;[.A191]/1000;&quot;&quot;)">
            <text:p/>
          </table:table-cell>
          <table:table-cell table:style-name="ce6" table:formula="of:=IF([.A191]&lt;&gt;0;[.B19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2]&lt;&gt;0;[.A192]/1000;&quot;&quot;)">
            <text:p/>
          </table:table-cell>
          <table:table-cell table:style-name="ce6" table:formula="of:=IF([.A192]&lt;&gt;0;[.B19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3]&lt;&gt;0;[.A193]/1000;&quot;&quot;)">
            <text:p/>
          </table:table-cell>
          <table:table-cell table:style-name="ce6" table:formula="of:=IF([.A193]&lt;&gt;0;[.B19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4]&lt;&gt;0;[.A194]/1000;&quot;&quot;)">
            <text:p/>
          </table:table-cell>
          <table:table-cell table:style-name="ce6" table:formula="of:=IF([.A194]&lt;&gt;0;[.B19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5]&lt;&gt;0;[.A195]/1000;&quot;&quot;)">
            <text:p/>
          </table:table-cell>
          <table:table-cell table:style-name="ce6" table:formula="of:=IF([.A195]&lt;&gt;0;[.B19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6]&lt;&gt;0;[.A196]/1000;&quot;&quot;)">
            <text:p/>
          </table:table-cell>
          <table:table-cell table:style-name="ce6" table:formula="of:=IF([.A196]&lt;&gt;0;[.B19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7]&lt;&gt;0;[.A197]/1000;&quot;&quot;)">
            <text:p/>
          </table:table-cell>
          <table:table-cell table:style-name="ce6" table:formula="of:=IF([.A197]&lt;&gt;0;[.B19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8]&lt;&gt;0;[.A198]/1000;&quot;&quot;)">
            <text:p/>
          </table:table-cell>
          <table:table-cell table:style-name="ce6" table:formula="of:=IF([.A198]&lt;&gt;0;[.B19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199]&lt;&gt;0;[.A199]/1000;&quot;&quot;)">
            <text:p/>
          </table:table-cell>
          <table:table-cell table:style-name="ce6" table:formula="of:=IF([.A199]&lt;&gt;0;[.B19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0]&lt;&gt;0;[.A200]/1000;&quot;&quot;)">
            <text:p/>
          </table:table-cell>
          <table:table-cell table:style-name="ce6" table:formula="of:=IF([.A200]&lt;&gt;0;[.B20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1]&lt;&gt;0;[.A201]/1000;&quot;&quot;)">
            <text:p/>
          </table:table-cell>
          <table:table-cell table:style-name="ce6" table:formula="of:=IF([.A201]&lt;&gt;0;[.B20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2]&lt;&gt;0;[.A202]/1000;&quot;&quot;)">
            <text:p/>
          </table:table-cell>
          <table:table-cell table:style-name="ce6" table:formula="of:=IF([.A202]&lt;&gt;0;[.B20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3]&lt;&gt;0;[.A203]/1000;&quot;&quot;)">
            <text:p/>
          </table:table-cell>
          <table:table-cell table:style-name="ce6" table:formula="of:=IF([.A203]&lt;&gt;0;[.B20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4]&lt;&gt;0;[.A204]/1000;&quot;&quot;)">
            <text:p/>
          </table:table-cell>
          <table:table-cell table:style-name="ce6" table:formula="of:=IF([.A204]&lt;&gt;0;[.B20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5]&lt;&gt;0;[.A205]/1000;&quot;&quot;)">
            <text:p/>
          </table:table-cell>
          <table:table-cell table:style-name="ce6" table:formula="of:=IF([.A205]&lt;&gt;0;[.B20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6]&lt;&gt;0;[.A206]/1000;&quot;&quot;)">
            <text:p/>
          </table:table-cell>
          <table:table-cell table:style-name="ce6" table:formula="of:=IF([.A206]&lt;&gt;0;[.B20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7]&lt;&gt;0;[.A207]/1000;&quot;&quot;)">
            <text:p/>
          </table:table-cell>
          <table:table-cell table:style-name="ce6" table:formula="of:=IF([.A207]&lt;&gt;0;[.B20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8]&lt;&gt;0;[.A208]/1000;&quot;&quot;)">
            <text:p/>
          </table:table-cell>
          <table:table-cell table:style-name="ce6" table:formula="of:=IF([.A208]&lt;&gt;0;[.B20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09]&lt;&gt;0;[.A209]/1000;&quot;&quot;)">
            <text:p/>
          </table:table-cell>
          <table:table-cell table:style-name="ce6" table:formula="of:=IF([.A209]&lt;&gt;0;[.B20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0]&lt;&gt;0;[.A210]/1000;&quot;&quot;)">
            <text:p/>
          </table:table-cell>
          <table:table-cell table:style-name="ce6" table:formula="of:=IF([.A210]&lt;&gt;0;[.B21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1]&lt;&gt;0;[.A211]/1000;&quot;&quot;)">
            <text:p/>
          </table:table-cell>
          <table:table-cell table:style-name="ce6" table:formula="of:=IF([.A211]&lt;&gt;0;[.B21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2]&lt;&gt;0;[.A212]/1000;&quot;&quot;)">
            <text:p/>
          </table:table-cell>
          <table:table-cell table:style-name="ce6" table:formula="of:=IF([.A212]&lt;&gt;0;[.B21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3]&lt;&gt;0;[.A213]/1000;&quot;&quot;)">
            <text:p/>
          </table:table-cell>
          <table:table-cell table:style-name="ce6" table:formula="of:=IF([.A213]&lt;&gt;0;[.B21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4]&lt;&gt;0;[.A214]/1000;&quot;&quot;)">
            <text:p/>
          </table:table-cell>
          <table:table-cell table:style-name="ce6" table:formula="of:=IF([.A214]&lt;&gt;0;[.B21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5]&lt;&gt;0;[.A215]/1000;&quot;&quot;)">
            <text:p/>
          </table:table-cell>
          <table:table-cell table:style-name="ce6" table:formula="of:=IF([.A215]&lt;&gt;0;[.B21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6]&lt;&gt;0;[.A216]/1000;&quot;&quot;)">
            <text:p/>
          </table:table-cell>
          <table:table-cell table:style-name="ce6" table:formula="of:=IF([.A216]&lt;&gt;0;[.B21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7]&lt;&gt;0;[.A217]/1000;&quot;&quot;)">
            <text:p/>
          </table:table-cell>
          <table:table-cell table:style-name="ce6" table:formula="of:=IF([.A217]&lt;&gt;0;[.B21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8]&lt;&gt;0;[.A218]/1000;&quot;&quot;)">
            <text:p/>
          </table:table-cell>
          <table:table-cell table:style-name="ce6" table:formula="of:=IF([.A218]&lt;&gt;0;[.B218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19]&lt;&gt;0;[.A219]/1000;&quot;&quot;)">
            <text:p/>
          </table:table-cell>
          <table:table-cell table:style-name="ce6" table:formula="of:=IF([.A219]&lt;&gt;0;[.B219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0]&lt;&gt;0;[.A220]/1000;&quot;&quot;)">
            <text:p/>
          </table:table-cell>
          <table:table-cell table:style-name="ce6" table:formula="of:=IF([.A220]&lt;&gt;0;[.B220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1]&lt;&gt;0;[.A221]/1000;&quot;&quot;)">
            <text:p/>
          </table:table-cell>
          <table:table-cell table:style-name="ce6" table:formula="of:=IF([.A221]&lt;&gt;0;[.B221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2]&lt;&gt;0;[.A222]/1000;&quot;&quot;)">
            <text:p/>
          </table:table-cell>
          <table:table-cell table:style-name="ce6" table:formula="of:=IF([.A222]&lt;&gt;0;[.B222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3]&lt;&gt;0;[.A223]/1000;&quot;&quot;)">
            <text:p/>
          </table:table-cell>
          <table:table-cell table:style-name="ce6" table:formula="of:=IF([.A223]&lt;&gt;0;[.B223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4]&lt;&gt;0;[.A224]/1000;&quot;&quot;)">
            <text:p/>
          </table:table-cell>
          <table:table-cell table:style-name="ce6" table:formula="of:=IF([.A224]&lt;&gt;0;[.B224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5]&lt;&gt;0;[.A225]/1000;&quot;&quot;)">
            <text:p/>
          </table:table-cell>
          <table:table-cell table:style-name="ce6" table:formula="of:=IF([.A225]&lt;&gt;0;[.B225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6]&lt;&gt;0;[.A226]/1000;&quot;&quot;)">
            <text:p/>
          </table:table-cell>
          <table:table-cell table:style-name="ce6" table:formula="of:=IF([.A226]&lt;&gt;0;[.B226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7]&lt;&gt;0;[.A227]/1000;&quot;&quot;)">
            <text:p/>
          </table:table-cell>
          <table:table-cell table:style-name="ce6" table:formula="of:=IF([.A227]&lt;&gt;0;[.B227] - [.$D$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8]&lt;&gt;0;[.A228]/1000;&quot;&quot;)">
            <text:p/>
          </table:table-cell>
          <table:table-cell table:formula="of:=IF([.A228]&lt;&gt;0;[.B22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29]&lt;&gt;0;[.A229]/1000;&quot;&quot;)">
            <text:p/>
          </table:table-cell>
          <table:table-cell table:formula="of:=IF([.A229]&lt;&gt;0;[.B22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0]&lt;&gt;0;[.A230]/1000;&quot;&quot;)">
            <text:p/>
          </table:table-cell>
          <table:table-cell table:formula="of:=IF([.A230]&lt;&gt;0;[.B23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1]&lt;&gt;0;[.A231]/1000;&quot;&quot;)">
            <text:p/>
          </table:table-cell>
          <table:table-cell table:formula="of:=IF([.A231]&lt;&gt;0;[.B23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2]&lt;&gt;0;[.A232]/1000;&quot;&quot;)">
            <text:p/>
          </table:table-cell>
          <table:table-cell table:formula="of:=IF([.A232]&lt;&gt;0;[.B23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3]&lt;&gt;0;[.A233]/1000;&quot;&quot;)">
            <text:p/>
          </table:table-cell>
          <table:table-cell table:formula="of:=IF([.A233]&lt;&gt;0;[.B23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4]&lt;&gt;0;[.A234]/1000;&quot;&quot;)">
            <text:p/>
          </table:table-cell>
          <table:table-cell table:formula="of:=IF([.A234]&lt;&gt;0;[.B23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5]&lt;&gt;0;[.A235]/1000;&quot;&quot;)">
            <text:p/>
          </table:table-cell>
          <table:table-cell table:formula="of:=IF([.A235]&lt;&gt;0;[.B23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6]&lt;&gt;0;[.A236]/1000;&quot;&quot;)">
            <text:p/>
          </table:table-cell>
          <table:table-cell table:formula="of:=IF([.A236]&lt;&gt;0;[.B23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7]&lt;&gt;0;[.A237]/1000;&quot;&quot;)">
            <text:p/>
          </table:table-cell>
          <table:table-cell table:formula="of:=IF([.A237]&lt;&gt;0;[.B23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8]&lt;&gt;0;[.A238]/1000;&quot;&quot;)">
            <text:p/>
          </table:table-cell>
          <table:table-cell table:formula="of:=IF([.A238]&lt;&gt;0;[.B23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39]&lt;&gt;0;[.A239]/1000;&quot;&quot;)">
            <text:p/>
          </table:table-cell>
          <table:table-cell table:formula="of:=IF([.A239]&lt;&gt;0;[.B23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0]&lt;&gt;0;[.A240]/1000;&quot;&quot;)">
            <text:p/>
          </table:table-cell>
          <table:table-cell table:formula="of:=IF([.A240]&lt;&gt;0;[.B24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1]&lt;&gt;0;[.A241]/1000;&quot;&quot;)">
            <text:p/>
          </table:table-cell>
          <table:table-cell table:formula="of:=IF([.A241]&lt;&gt;0;[.B24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2]&lt;&gt;0;[.A242]/1000;&quot;&quot;)">
            <text:p/>
          </table:table-cell>
          <table:table-cell table:formula="of:=IF([.A242]&lt;&gt;0;[.B24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3]&lt;&gt;0;[.A243]/1000;&quot;&quot;)">
            <text:p/>
          </table:table-cell>
          <table:table-cell table:formula="of:=IF([.A243]&lt;&gt;0;[.B24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4]&lt;&gt;0;[.A244]/1000;&quot;&quot;)">
            <text:p/>
          </table:table-cell>
          <table:table-cell table:formula="of:=IF([.A244]&lt;&gt;0;[.B24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5]&lt;&gt;0;[.A245]/1000;&quot;&quot;)">
            <text:p/>
          </table:table-cell>
          <table:table-cell table:formula="of:=IF([.A245]&lt;&gt;0;[.B24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6]&lt;&gt;0;[.A246]/1000;&quot;&quot;)">
            <text:p/>
          </table:table-cell>
          <table:table-cell table:formula="of:=IF([.A246]&lt;&gt;0;[.B24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7]&lt;&gt;0;[.A247]/1000;&quot;&quot;)">
            <text:p/>
          </table:table-cell>
          <table:table-cell table:formula="of:=IF([.A247]&lt;&gt;0;[.B24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8]&lt;&gt;0;[.A248]/1000;&quot;&quot;)">
            <text:p/>
          </table:table-cell>
          <table:table-cell table:formula="of:=IF([.A248]&lt;&gt;0;[.B24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49]&lt;&gt;0;[.A249]/1000;&quot;&quot;)">
            <text:p/>
          </table:table-cell>
          <table:table-cell table:formula="of:=IF([.A249]&lt;&gt;0;[.B24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0]&lt;&gt;0;[.A250]/1000;&quot;&quot;)">
            <text:p/>
          </table:table-cell>
          <table:table-cell table:formula="of:=IF([.A250]&lt;&gt;0;[.B25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1]&lt;&gt;0;[.A251]/1000;&quot;&quot;)">
            <text:p/>
          </table:table-cell>
          <table:table-cell table:formula="of:=IF([.A251]&lt;&gt;0;[.B25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2]&lt;&gt;0;[.A252]/1000;&quot;&quot;)">
            <text:p/>
          </table:table-cell>
          <table:table-cell table:formula="of:=IF([.A252]&lt;&gt;0;[.B25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3]&lt;&gt;0;[.A253]/1000;&quot;&quot;)">
            <text:p/>
          </table:table-cell>
          <table:table-cell table:formula="of:=IF([.A253]&lt;&gt;0;[.B25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4]&lt;&gt;0;[.A254]/1000;&quot;&quot;)">
            <text:p/>
          </table:table-cell>
          <table:table-cell table:formula="of:=IF([.A254]&lt;&gt;0;[.B25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5]&lt;&gt;0;[.A255]/1000;&quot;&quot;)">
            <text:p/>
          </table:table-cell>
          <table:table-cell table:formula="of:=IF([.A255]&lt;&gt;0;[.B25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6]&lt;&gt;0;[.A256]/1000;&quot;&quot;)">
            <text:p/>
          </table:table-cell>
          <table:table-cell table:formula="of:=IF([.A256]&lt;&gt;0;[.B25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7]&lt;&gt;0;[.A257]/1000;&quot;&quot;)">
            <text:p/>
          </table:table-cell>
          <table:table-cell table:formula="of:=IF([.A257]&lt;&gt;0;[.B25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8]&lt;&gt;0;[.A258]/1000;&quot;&quot;)">
            <text:p/>
          </table:table-cell>
          <table:table-cell table:formula="of:=IF([.A258]&lt;&gt;0;[.B25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59]&lt;&gt;0;[.A259]/1000;&quot;&quot;)">
            <text:p/>
          </table:table-cell>
          <table:table-cell table:formula="of:=IF([.A259]&lt;&gt;0;[.B25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0]&lt;&gt;0;[.A260]/1000;&quot;&quot;)">
            <text:p/>
          </table:table-cell>
          <table:table-cell table:formula="of:=IF([.A260]&lt;&gt;0;[.B26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1]&lt;&gt;0;[.A261]/1000;&quot;&quot;)">
            <text:p/>
          </table:table-cell>
          <table:table-cell table:formula="of:=IF([.A261]&lt;&gt;0;[.B26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2]&lt;&gt;0;[.A262]/1000;&quot;&quot;)">
            <text:p/>
          </table:table-cell>
          <table:table-cell table:formula="of:=IF([.A262]&lt;&gt;0;[.B26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3]&lt;&gt;0;[.A263]/1000;&quot;&quot;)">
            <text:p/>
          </table:table-cell>
          <table:table-cell table:formula="of:=IF([.A263]&lt;&gt;0;[.B26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4]&lt;&gt;0;[.A264]/1000;&quot;&quot;)">
            <text:p/>
          </table:table-cell>
          <table:table-cell table:formula="of:=IF([.A264]&lt;&gt;0;[.B26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5]&lt;&gt;0;[.A265]/1000;&quot;&quot;)">
            <text:p/>
          </table:table-cell>
          <table:table-cell table:formula="of:=IF([.A265]&lt;&gt;0;[.B26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6]&lt;&gt;0;[.A266]/1000;&quot;&quot;)">
            <text:p/>
          </table:table-cell>
          <table:table-cell table:formula="of:=IF([.A266]&lt;&gt;0;[.B26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7]&lt;&gt;0;[.A267]/1000;&quot;&quot;)">
            <text:p/>
          </table:table-cell>
          <table:table-cell table:formula="of:=IF([.A267]&lt;&gt;0;[.B26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8]&lt;&gt;0;[.A268]/1000;&quot;&quot;)">
            <text:p/>
          </table:table-cell>
          <table:table-cell table:formula="of:=IF([.A268]&lt;&gt;0;[.B26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69]&lt;&gt;0;[.A269]/1000;&quot;&quot;)">
            <text:p/>
          </table:table-cell>
          <table:table-cell table:formula="of:=IF([.A269]&lt;&gt;0;[.B26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0]&lt;&gt;0;[.A270]/1000;&quot;&quot;)">
            <text:p/>
          </table:table-cell>
          <table:table-cell table:formula="of:=IF([.A270]&lt;&gt;0;[.B27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1]&lt;&gt;0;[.A271]/1000;&quot;&quot;)">
            <text:p/>
          </table:table-cell>
          <table:table-cell table:formula="of:=IF([.A271]&lt;&gt;0;[.B27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2]&lt;&gt;0;[.A272]/1000;&quot;&quot;)">
            <text:p/>
          </table:table-cell>
          <table:table-cell table:formula="of:=IF([.A272]&lt;&gt;0;[.B27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3]&lt;&gt;0;[.A273]/1000;&quot;&quot;)">
            <text:p/>
          </table:table-cell>
          <table:table-cell table:formula="of:=IF([.A273]&lt;&gt;0;[.B27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4]&lt;&gt;0;[.A274]/1000;&quot;&quot;)">
            <text:p/>
          </table:table-cell>
          <table:table-cell table:formula="of:=IF([.A274]&lt;&gt;0;[.B27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5]&lt;&gt;0;[.A275]/1000;&quot;&quot;)">
            <text:p/>
          </table:table-cell>
          <table:table-cell table:formula="of:=IF([.A275]&lt;&gt;0;[.B27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6]&lt;&gt;0;[.A276]/1000;&quot;&quot;)">
            <text:p/>
          </table:table-cell>
          <table:table-cell table:formula="of:=IF([.A276]&lt;&gt;0;[.B27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7]&lt;&gt;0;[.A277]/1000;&quot;&quot;)">
            <text:p/>
          </table:table-cell>
          <table:table-cell table:formula="of:=IF([.A277]&lt;&gt;0;[.B27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8]&lt;&gt;0;[.A278]/1000;&quot;&quot;)">
            <text:p/>
          </table:table-cell>
          <table:table-cell table:formula="of:=IF([.A278]&lt;&gt;0;[.B27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79]&lt;&gt;0;[.A279]/1000;&quot;&quot;)">
            <text:p/>
          </table:table-cell>
          <table:table-cell table:formula="of:=IF([.A279]&lt;&gt;0;[.B27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80]&lt;&gt;0;[.A280]/1000;&quot;&quot;)">
            <text:p/>
          </table:table-cell>
          <table:table-cell table:formula="of:=IF([.A280]&lt;&gt;0;[.B28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81]&lt;&gt;0;[.A281]/1000;&quot;&quot;)">
            <text:p/>
          </table:table-cell>
          <table:table-cell table:formula="of:=IF([.A281]&lt;&gt;0;[.B28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82]&lt;&gt;0;[.A282]/1000;&quot;&quot;)">
            <text:p/>
          </table:table-cell>
          <table:table-cell table:formula="of:=IF([.A282]&lt;&gt;0;[.B28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.A283]&lt;&gt;0;[.A283]/1000;&quot;&quot;)">
            <text:p/>
          </table:table-cell>
          <table:table-cell table:formula="of:=IF([.A283]&lt;&gt;0;[.B28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84]&lt;&gt;0;[.B28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85]&lt;&gt;0;[.B28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86]&lt;&gt;0;[.B28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87]&lt;&gt;0;[.B28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88]&lt;&gt;0;[.B28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89]&lt;&gt;0;[.B28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0]&lt;&gt;0;[.B29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1]&lt;&gt;0;[.B29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2]&lt;&gt;0;[.B29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3]&lt;&gt;0;[.B29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4]&lt;&gt;0;[.B29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5]&lt;&gt;0;[.B29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6]&lt;&gt;0;[.B29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7]&lt;&gt;0;[.B29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8]&lt;&gt;0;[.B29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299]&lt;&gt;0;[.B29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0]&lt;&gt;0;[.B30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1]&lt;&gt;0;[.B30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2]&lt;&gt;0;[.B30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3]&lt;&gt;0;[.B30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4]&lt;&gt;0;[.B30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5]&lt;&gt;0;[.B30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6]&lt;&gt;0;[.B30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7]&lt;&gt;0;[.B30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8]&lt;&gt;0;[.B30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09]&lt;&gt;0;[.B30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0]&lt;&gt;0;[.B31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1]&lt;&gt;0;[.B31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2]&lt;&gt;0;[.B31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3]&lt;&gt;0;[.B31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4]&lt;&gt;0;[.B31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5]&lt;&gt;0;[.B31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6]&lt;&gt;0;[.B31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7]&lt;&gt;0;[.B31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8]&lt;&gt;0;[.B31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19]&lt;&gt;0;[.B31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0]&lt;&gt;0;[.B32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1]&lt;&gt;0;[.B32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2]&lt;&gt;0;[.B32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3]&lt;&gt;0;[.B32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4]&lt;&gt;0;[.B32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5]&lt;&gt;0;[.B32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6]&lt;&gt;0;[.B32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7]&lt;&gt;0;[.B32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8]&lt;&gt;0;[.B32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29]&lt;&gt;0;[.B32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0]&lt;&gt;0;[.B33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1]&lt;&gt;0;[.B33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2]&lt;&gt;0;[.B33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3]&lt;&gt;0;[.B33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4]&lt;&gt;0;[.B33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5]&lt;&gt;0;[.B33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6]&lt;&gt;0;[.B33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7]&lt;&gt;0;[.B33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8]&lt;&gt;0;[.B33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39]&lt;&gt;0;[.B33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0]&lt;&gt;0;[.B34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1]&lt;&gt;0;[.B34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2]&lt;&gt;0;[.B34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3]&lt;&gt;0;[.B34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4]&lt;&gt;0;[.B34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5]&lt;&gt;0;[.B34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6]&lt;&gt;0;[.B34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7]&lt;&gt;0;[.B34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8]&lt;&gt;0;[.B34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49]&lt;&gt;0;[.B34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0]&lt;&gt;0;[.B35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1]&lt;&gt;0;[.B35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2]&lt;&gt;0;[.B35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3]&lt;&gt;0;[.B35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4]&lt;&gt;0;[.B35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5]&lt;&gt;0;[.B35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6]&lt;&gt;0;[.B35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7]&lt;&gt;0;[.B35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8]&lt;&gt;0;[.B35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59]&lt;&gt;0;[.B35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0]&lt;&gt;0;[.B36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1]&lt;&gt;0;[.B36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2]&lt;&gt;0;[.B36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3]&lt;&gt;0;[.B36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4]&lt;&gt;0;[.B36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5]&lt;&gt;0;[.B36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6]&lt;&gt;0;[.B36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7]&lt;&gt;0;[.B36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8]&lt;&gt;0;[.B36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69]&lt;&gt;0;[.B36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0]&lt;&gt;0;[.B37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1]&lt;&gt;0;[.B37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2]&lt;&gt;0;[.B37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3]&lt;&gt;0;[.B37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4]&lt;&gt;0;[.B37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5]&lt;&gt;0;[.B37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6]&lt;&gt;0;[.B37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7]&lt;&gt;0;[.B37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8]&lt;&gt;0;[.B37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79]&lt;&gt;0;[.B37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0]&lt;&gt;0;[.B38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1]&lt;&gt;0;[.B38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2]&lt;&gt;0;[.B38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3]&lt;&gt;0;[.B38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4]&lt;&gt;0;[.B38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5]&lt;&gt;0;[.B38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6]&lt;&gt;0;[.B38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7]&lt;&gt;0;[.B38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8]&lt;&gt;0;[.B38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89]&lt;&gt;0;[.B38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0]&lt;&gt;0;[.B39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1]&lt;&gt;0;[.B39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2]&lt;&gt;0;[.B39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3]&lt;&gt;0;[.B39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4]&lt;&gt;0;[.B39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5]&lt;&gt;0;[.B39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6]&lt;&gt;0;[.B39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7]&lt;&gt;0;[.B39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8]&lt;&gt;0;[.B39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399]&lt;&gt;0;[.B39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0]&lt;&gt;0;[.B40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1]&lt;&gt;0;[.B40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2]&lt;&gt;0;[.B40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3]&lt;&gt;0;[.B40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4]&lt;&gt;0;[.B40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5]&lt;&gt;0;[.B40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6]&lt;&gt;0;[.B40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7]&lt;&gt;0;[.B40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8]&lt;&gt;0;[.B40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09]&lt;&gt;0;[.B40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0]&lt;&gt;0;[.B41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1]&lt;&gt;0;[.B41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2]&lt;&gt;0;[.B41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3]&lt;&gt;0;[.B41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4]&lt;&gt;0;[.B41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5]&lt;&gt;0;[.B41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6]&lt;&gt;0;[.B41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7]&lt;&gt;0;[.B41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8]&lt;&gt;0;[.B41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19]&lt;&gt;0;[.B41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0]&lt;&gt;0;[.B42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1]&lt;&gt;0;[.B42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2]&lt;&gt;0;[.B422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3]&lt;&gt;0;[.B423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4]&lt;&gt;0;[.B424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5]&lt;&gt;0;[.B425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6]&lt;&gt;0;[.B426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7]&lt;&gt;0;[.B427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8]&lt;&gt;0;[.B428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29]&lt;&gt;0;[.B429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30]&lt;&gt;0;[.B430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31]&lt;&gt;0;[.B431] - [#REF!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IF([.A432]&lt;&gt;0;[.B432] - [#REF!];&quot;&quot;)">
            <text:p/>
          </table:table-cell>
          <table:table-cell table:number-columns-repeated="1020"/>
        </table:table-row>
        <table:table-row table:style-name="ro1" table:number-rows-repeated="1048129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 number:grouping="true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000-00-00T15:58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6:24:53</dc:date>
    <dc:creator>Jeremy Bennett</dc:creator>
    <meta:editing-duration>PT1H12M9S</meta:editing-duration>
    <meta:editing-cycles>3</meta:editing-cycles>
    <meta:generator>LibreOffice/3.6$Linux_X86_64 LibreOffice_project/360m1$Build-2</meta:generator>
    <meta:document-statistic meta:table-count="1" meta:cell-count="2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8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01cm" chart:symbol-height="0.01cm">
        <chart:symbol-image xlink:href="Pictures/20000011000000DD000000DDB1B86C74.svm" xlink:type="simple" xlink:actuate="onLoad"/>
      </style:chart-properties>
      <style:graphic-properties svg:stroke-width="0.01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>
        <chart:symbol-image xlink:href="Pictures/20000011000000DD000000DD6B0E808A.svm" xlink:type="simple" xlink:actuate="onLoad"/>
      </style:chart-properties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>
        <chart:symbol-image xlink:href="Pictures/20000011000000DD000000DDD8E12A8C.svm" xlink:type="simple" xlink:actuate="onLoad"/>
      </style:chart-properties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>
        <chart:symbol-image xlink:href="Pictures/20000011000000DD000000DD6A4377B3.svm" xlink:type="simple" xlink:actuate="onLoad"/>
      </style:chart-properties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461cm" svg:height="21.198cm" xlink:href=".." xlink:type="simple" chart:class="chart:scatter" chart:style-name="ch1">
        <chart:legend chart:legend-position="end" svg:x="32.953cm" svg:y="9.553cm" style:legend-expansion="high" chart:style-name="ch2"/>
        <chart:plot-area chart:style-name="ch3" table:cell-range-address="'2'.C4:'2'.G201 '2'.D3:'2'.G3" chart:data-source-has-labels="row" svg:x="1.72cm" svg:y="1.827cm" svg:width="29.815cm" svg:height="17.967cm">
          <chartooo:coordinate-region svg:x="2.738cm" svg:y="2.026cm" svg:width="28.069cm" svg:height="17.569cm"/>
          <chart:axis chart:dimension="x" chart:name="primary-x" chart:style-name="ch4">
            <chart:title svg:x="16.199cm" svg:y="20.217cm" chart:style-name="ch5">
              <text:p>Time</text:p>
            </chart:title>
          </chart:axis>
          <chart:axis chart:dimension="y" chart:name="primary-y" chart:style-name="ch6">
            <chart:title svg:x="0.451cm" svg:y="11.37cm" chart:style-name="ch7">
              <text:p>AslLo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2'.D4:'2'.D201" chart:label-cell-address="'2'.D3:'2'.D3" chart:class="chart:scatter">
            <chart:domain table:cell-range-address="'2'.C4:'2'.C201"/>
            <chart:data-point chart:repeated="198"/>
          </chart:series>
          <chart:series chart:attached-axis="secondary-y" chart:style-name="ch11" chart:values-cell-range-address="'2'.E4:'2'.E201" chart:label-cell-address="'2'.E3:'2'.E3" chart:class="chart:scatter">
            <chart:data-point chart:repeated="198"/>
          </chart:series>
          <chart:series chart:attached-axis="secondary-y" chart:style-name="ch12" chart:values-cell-range-address="'2'.F4:'2'.F201" chart:label-cell-address="'2'.F3:'2'.F3" chart:class="chart:scatter">
            <chart:data-point chart:repeated="198"/>
          </chart:series>
          <chart:series chart:attached-axis="secondary-y" chart:style-name="ch13" chart:values-cell-range-address="'2'.G4:'2'.G201" chart:label-cell-address="'2'.G3:'2'.G3" chart:class="chart:scatter">
            <chart:data-point chart:repeated="1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ltitude</text:p>
                <draw:g>
                  <svg:desc>'2'.D3:'2'.D3</svg:desc>
                </draw:g>
              </table:table-cell>
              <table:table-cell office:value-type="string">
                <text:p>Roll</text:p>
                <draw:g>
                  <svg:desc>'2'.E3:'2'.E3</svg:desc>
                </draw:g>
              </table:table-cell>
              <table:table-cell office:value-type="string">
                <text:p>Pitch</text:p>
                <draw:g>
                  <svg:desc>'2'.F3:'2'.F3</svg:desc>
                </draw:g>
              </table:table-cell>
              <table:table-cell office:value-type="string">
                <text:p>Yaw</text:p>
                <draw:g>
                  <svg:desc>'2'.G3:'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328">
                <text:p>44.328</text:p>
                <draw:g>
                  <svg:desc>'2'.C4:'2'.C201</svg:desc>
                </draw:g>
              </table:table-cell>
              <table:table-cell office:value-type="float" office:value="-0.802980000000005">
                <text:p>-0.802980000000005</text:p>
                <draw:g>
                  <svg:desc>'2'.D4:'2'.D201</svg:desc>
                </draw:g>
              </table:table-cell>
              <table:table-cell office:value-type="float" office:value="-0.451105">
                <text:p>-0.451105</text:p>
                <draw:g>
                  <svg:desc>'2'.E4:'2'.E201</svg:desc>
                </draw:g>
              </table:table-cell>
              <table:table-cell office:value-type="float" office:value="-0.316598">
                <text:p>-0.316598</text:p>
                <draw:g>
                  <svg:desc>'2'.F4:'2'.F201</svg:desc>
                </draw:g>
              </table:table-cell>
              <table:table-cell office:value-type="float" office:value="0.869173">
                <text:p>0.869173</text:p>
                <draw:g>
                  <svg:desc>'2'.G4:'2'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348">
                <text:p>44.348</text:p>
              </table:table-cell>
              <table:table-cell office:value-type="float" office:value="-0.897644000000014">
                <text:p>-0.897644000000014</text:p>
              </table:table-cell>
              <table:table-cell office:value-type="float" office:value="-0.393139">
                <text:p>-0.393139</text:p>
              </table:table-cell>
              <table:table-cell office:value-type="float" office:value="-0.287207">
                <text:p>-0.287207</text:p>
              </table:table-cell>
              <table:table-cell office:value-type="float" office:value="0.560249">
                <text:p>0.560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368">
                <text:p>44.368</text:p>
              </table:table-cell>
              <table:table-cell office:value-type="float" office:value="-0.980109000000013">
                <text:p>-0.980109000000013</text:p>
              </table:table-cell>
              <table:table-cell office:value-type="float" office:value="-0.519999">
                <text:p>-0.519999</text:p>
              </table:table-cell>
              <table:table-cell office:value-type="float" office:value="-0.222318">
                <text:p>-0.222318</text:p>
              </table:table-cell>
              <table:table-cell office:value-type="float" office:value="0.222599">
                <text:p>0.222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388">
                <text:p>44.388</text:p>
              </table:table-cell>
              <table:table-cell office:value-type="float" office:value="-1.086854">
                <text:p>-1.086854</text:p>
              </table:table-cell>
              <table:table-cell office:value-type="float" office:value="-0.275613">
                <text:p>-0.275613</text:p>
              </table:table-cell>
              <table:table-cell office:value-type="float" office:value="-0.339948">
                <text:p>-0.339948</text:p>
              </table:table-cell>
              <table:table-cell office:value-type="float" office:value="-0.151121">
                <text:p>-0.15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408">
                <text:p>44.408</text:p>
              </table:table-cell>
              <table:table-cell office:value-type="float" office:value="-1.219092">
                <text:p>-1.219092</text:p>
              </table:table-cell>
              <table:table-cell office:value-type="float" office:value="-0.161535">
                <text:p>-0.161535</text:p>
              </table:table-cell>
              <table:table-cell office:value-type="float" office:value="-0.431484">
                <text:p>-0.431484</text:p>
              </table:table-cell>
              <table:table-cell office:value-type="float" office:value="-0.578185">
                <text:p>-0.578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428">
                <text:p>44.428</text:p>
              </table:table-cell>
              <table:table-cell office:value-type="float" office:value="-1.31114000000001">
                <text:p>-1.31114000000001</text:p>
              </table:table-cell>
              <table:table-cell office:value-type="float" office:value="-0.011642">
                <text:p>-0.011642</text:p>
              </table:table-cell>
              <table:table-cell office:value-type="float" office:value="-0.490424">
                <text:p>-0.490424</text:p>
              </table:table-cell>
              <table:table-cell office:value-type="float" office:value="-0.993501">
                <text:p>-0.993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48">
                <text:p>44.448</text:p>
              </table:table-cell>
              <table:table-cell office:value-type="float" office:value="-1.358096">
                <text:p>-1.358096</text:p>
              </table:table-cell>
              <table:table-cell office:value-type="float" office:value="0.283462">
                <text:p>0.283462</text:p>
              </table:table-cell>
              <table:table-cell office:value-type="float" office:value="-0.044992">
                <text:p>-0.044992</text:p>
              </table:table-cell>
              <table:table-cell office:value-type="float" office:value="-1.380777">
                <text:p>-1.380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468">
                <text:p>44.468</text:p>
              </table:table-cell>
              <table:table-cell office:value-type="float" office:value="-1.40576200000001">
                <text:p>-1.40576200000001</text:p>
              </table:table-cell>
              <table:table-cell office:value-type="float" office:value="0.754134">
                <text:p>0.754134</text:p>
              </table:table-cell>
              <table:table-cell office:value-type="float" office:value="0.735541">
                <text:p>0.735541</text:p>
              </table:table-cell>
              <table:table-cell office:value-type="float" office:value="-1.751083">
                <text:p>-1.75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488">
                <text:p>44.488</text:p>
              </table:table-cell>
              <table:table-cell office:value-type="float" office:value="-1.46103500000001">
                <text:p>-1.46103500000001</text:p>
              </table:table-cell>
              <table:table-cell office:value-type="float" office:value="1.18556">
                <text:p>1.18556</text:p>
              </table:table-cell>
              <table:table-cell office:value-type="float" office:value="1.586454">
                <text:p>1.586454</text:p>
              </table:table-cell>
              <table:table-cell office:value-type="float" office:value="-2.13007">
                <text:p>-2.1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508">
                <text:p>44.508</text:p>
              </table:table-cell>
              <table:table-cell office:value-type="float" office:value="-1.49806000000001">
                <text:p>-1.49806000000001</text:p>
              </table:table-cell>
              <table:table-cell office:value-type="float" office:value="1.374415">
                <text:p>1.374415</text:p>
              </table:table-cell>
              <table:table-cell office:value-type="float" office:value="2.133609">
                <text:p>2.133609</text:p>
              </table:table-cell>
              <table:table-cell office:value-type="float" office:value="-2.507898">
                <text:p>-2.507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28">
                <text:p>44.528</text:p>
              </table:table-cell>
              <table:table-cell office:value-type="float" office:value="-1.515298">
                <text:p>-1.515298</text:p>
              </table:table-cell>
              <table:table-cell office:value-type="float" office:value="1.484042">
                <text:p>1.484042</text:p>
              </table:table-cell>
              <table:table-cell office:value-type="float" office:value="2.63524">
                <text:p>2.63524</text:p>
              </table:table-cell>
              <table:table-cell office:value-type="float" office:value="-2.855182">
                <text:p>-2.855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48">
                <text:p>44.548</text:p>
              </table:table-cell>
              <table:table-cell office:value-type="float" office:value="-1.49948900000001">
                <text:p>-1.49948900000001</text:p>
              </table:table-cell>
              <table:table-cell office:value-type="float" office:value="1.652864">
                <text:p>1.652864</text:p>
              </table:table-cell>
              <table:table-cell office:value-type="float" office:value="3.352276">
                <text:p>3.352276</text:p>
              </table:table-cell>
              <table:table-cell office:value-type="float" office:value="-3.181059">
                <text:p>-3.181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568">
                <text:p>44.568</text:p>
              </table:table-cell>
              <table:table-cell office:value-type="float" office:value="-1.45385900000001">
                <text:p>-1.45385900000001</text:p>
              </table:table-cell>
              <table:table-cell office:value-type="float" office:value="1.490616">
                <text:p>1.490616</text:p>
              </table:table-cell>
              <table:table-cell office:value-type="float" office:value="3.891873">
                <text:p>3.891873</text:p>
              </table:table-cell>
              <table:table-cell office:value-type="float" office:value="-3.539467">
                <text:p>-3.539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88">
                <text:p>44.588</text:p>
              </table:table-cell>
              <table:table-cell office:value-type="float" office:value="-1.406372">
                <text:p>-1.406372</text:p>
              </table:table-cell>
              <table:table-cell office:value-type="float" office:value="0.940042">
                <text:p>0.940042</text:p>
              </table:table-cell>
              <table:table-cell office:value-type="float" office:value="4.094199">
                <text:p>4.094199</text:p>
              </table:table-cell>
              <table:table-cell office:value-type="float" office:value="-3.91591">
                <text:p>-3.91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608">
                <text:p>44.608</text:p>
              </table:table-cell>
              <table:table-cell office:value-type="float" office:value="-1.362183">
                <text:p>-1.362183</text:p>
              </table:table-cell>
              <table:table-cell office:value-type="float" office:value="0.150743">
                <text:p>0.150743</text:p>
              </table:table-cell>
              <table:table-cell office:value-type="float" office:value="4.027939">
                <text:p>4.027939</text:p>
              </table:table-cell>
              <table:table-cell office:value-type="float" office:value="-4.258003">
                <text:p>-4.258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628">
                <text:p>44.628</text:p>
              </table:table-cell>
              <table:table-cell office:value-type="float" office:value="-1.26688900000001">
                <text:p>-1.26688900000001</text:p>
              </table:table-cell>
              <table:table-cell office:value-type="float" office:value="-0.620184">
                <text:p>-0.620184</text:p>
              </table:table-cell>
              <table:table-cell office:value-type="float" office:value="3.791735">
                <text:p>3.791735</text:p>
              </table:table-cell>
              <table:table-cell office:value-type="float" office:value="-4.592578">
                <text:p>-4.592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648">
                <text:p>44.648</text:p>
              </table:table-cell>
              <table:table-cell office:value-type="float" office:value="-1.120547">
                <text:p>-1.120547</text:p>
              </table:table-cell>
              <table:table-cell office:value-type="float" office:value="-1.157748">
                <text:p>-1.157748</text:p>
              </table:table-cell>
              <table:table-cell office:value-type="float" office:value="3.503617">
                <text:p>3.503617</text:p>
              </table:table-cell>
              <table:table-cell office:value-type="float" office:value="-4.957719">
                <text:p>-4.957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668">
                <text:p>44.668</text:p>
              </table:table-cell>
              <table:table-cell office:value-type="float" office:value="-1.00919200000001">
                <text:p>-1.00919200000001</text:p>
              </table:table-cell>
              <table:table-cell office:value-type="float" office:value="-1.390594">
                <text:p>-1.390594</text:p>
              </table:table-cell>
              <table:table-cell office:value-type="float" office:value="3.005909">
                <text:p>3.005909</text:p>
              </table:table-cell>
              <table:table-cell office:value-type="float" office:value="-5.360133">
                <text:p>-5.360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688">
                <text:p>44.688</text:p>
              </table:table-cell>
              <table:table-cell office:value-type="float" office:value="-0.941957000000002">
                <text:p>-0.941957000000002</text:p>
              </table:table-cell>
              <table:table-cell office:value-type="float" office:value="-1.191604">
                <text:p>-1.191604</text:p>
              </table:table-cell>
              <table:table-cell office:value-type="float" office:value="2.446666">
                <text:p>2.446666</text:p>
              </table:table-cell>
              <table:table-cell office:value-type="float" office:value="-5.724574">
                <text:p>-5.724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708">
                <text:p>44.708</text:p>
              </table:table-cell>
              <table:table-cell office:value-type="float" office:value="-0.889624000000012">
                <text:p>-0.889624000000012</text:p>
              </table:table-cell>
              <table:table-cell office:value-type="float" office:value="-0.690575">
                <text:p>-0.690575</text:p>
              </table:table-cell>
              <table:table-cell office:value-type="float" office:value="1.894732">
                <text:p>1.894732</text:p>
              </table:table-cell>
              <table:table-cell office:value-type="float" office:value="-6.147316">
                <text:p>-6.147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728">
                <text:p>44.728</text:p>
              </table:table-cell>
              <table:table-cell office:value-type="float" office:value="-0.808974000000006">
                <text:p>-0.808974000000006</text:p>
              </table:table-cell>
              <table:table-cell office:value-type="float" office:value="-0.023198">
                <text:p>-0.023198</text:p>
              </table:table-cell>
              <table:table-cell office:value-type="float" office:value="1.61569">
                <text:p>1.61569</text:p>
              </table:table-cell>
              <table:table-cell office:value-type="float" office:value="-6.549724">
                <text:p>-6.549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748">
                <text:p>44.748</text:p>
              </table:table-cell>
              <table:table-cell office:value-type="float" office:value="-0.732144000000005">
                <text:p>-0.732144000000005</text:p>
              </table:table-cell>
              <table:table-cell office:value-type="float" office:value="0.634941">
                <text:p>0.634941</text:p>
              </table:table-cell>
              <table:table-cell office:value-type="float" office:value="1.389735">
                <text:p>1.389735</text:p>
              </table:table-cell>
              <table:table-cell office:value-type="float" office:value="-6.980418">
                <text:p>-6.980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768">
                <text:p>44.768</text:p>
              </table:table-cell>
              <table:table-cell office:value-type="float" office:value="-0.664947000000012">
                <text:p>-0.664947000000012</text:p>
              </table:table-cell>
              <table:table-cell office:value-type="float" office:value="1.235216">
                <text:p>1.235216</text:p>
              </table:table-cell>
              <table:table-cell office:value-type="float" office:value="1.138916">
                <text:p>1.138916</text:p>
              </table:table-cell>
              <table:table-cell office:value-type="float" office:value="-7.329675">
                <text:p>-7.32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788">
                <text:p>44.788</text:p>
              </table:table-cell>
              <table:table-cell office:value-type="float" office:value="-0.606677000000005">
                <text:p>-0.606677000000005</text:p>
              </table:table-cell>
              <table:table-cell office:value-type="float" office:value="1.831248">
                <text:p>1.831248</text:p>
              </table:table-cell>
              <table:table-cell office:value-type="float" office:value="0.732651">
                <text:p>0.732651</text:p>
              </table:table-cell>
              <table:table-cell office:value-type="float" office:value="-7.682781">
                <text:p>-7.682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808">
                <text:p>44.808</text:p>
              </table:table-cell>
              <table:table-cell office:value-type="float" office:value="-0.523978000000014">
                <text:p>-0.523978000000014</text:p>
              </table:table-cell>
              <table:table-cell office:value-type="float" office:value="2.356701">
                <text:p>2.356701</text:p>
              </table:table-cell>
              <table:table-cell office:value-type="float" office:value="0.246352">
                <text:p>0.246352</text:p>
              </table:table-cell>
              <table:table-cell office:value-type="float" office:value="-7.997932">
                <text:p>-7.997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828">
                <text:p>44.828</text:p>
              </table:table-cell>
              <table:table-cell office:value-type="float" office:value="-0.445988000000014">
                <text:p>-0.445988000000014</text:p>
              </table:table-cell>
              <table:table-cell office:value-type="float" office:value="2.597412">
                <text:p>2.597412</text:p>
              </table:table-cell>
              <table:table-cell office:value-type="float" office:value="-0.268739">
                <text:p>-0.268739</text:p>
              </table:table-cell>
              <table:table-cell office:value-type="float" office:value="-8.292679">
                <text:p>-8.292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48">
                <text:p>44.848</text:p>
              </table:table-cell>
              <table:table-cell office:value-type="float" office:value="-0.423420000000007">
                <text:p>-0.423420000000007</text:p>
              </table:table-cell>
              <table:table-cell office:value-type="float" office:value="2.548364">
                <text:p>2.548364</text:p>
              </table:table-cell>
              <table:table-cell office:value-type="float" office:value="-0.754013">
                <text:p>-0.754013</text:p>
              </table:table-cell>
              <table:table-cell office:value-type="float" office:value="-8.533187">
                <text:p>-8.533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868">
                <text:p>44.868</text:p>
              </table:table-cell>
              <table:table-cell office:value-type="float" office:value="-0.412876000000011">
                <text:p>-0.412876000000011</text:p>
              </table:table-cell>
              <table:table-cell office:value-type="float" office:value="2.227232">
                <text:p>2.227232</text:p>
              </table:table-cell>
              <table:table-cell office:value-type="float" office:value="-1.290871">
                <text:p>-1.290871</text:p>
              </table:table-cell>
              <table:table-cell office:value-type="float" office:value="-8.759783">
                <text:p>-8.759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888">
                <text:p>44.888</text:p>
              </table:table-cell>
              <table:table-cell office:value-type="float" office:value="-0.392097000000007">
                <text:p>-0.392097000000007</text:p>
              </table:table-cell>
              <table:table-cell office:value-type="float" office:value="1.725365">
                <text:p>1.725365</text:p>
              </table:table-cell>
              <table:table-cell office:value-type="float" office:value="-1.767097">
                <text:p>-1.767097</text:p>
              </table:table-cell>
              <table:table-cell office:value-type="float" office:value="-8.942011">
                <text:p>-8.942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908">
                <text:p>44.908</text:p>
              </table:table-cell>
              <table:table-cell office:value-type="float" office:value="-0.371791000000002">
                <text:p>-0.371791000000002</text:p>
              </table:table-cell>
              <table:table-cell office:value-type="float" office:value="1.13286">
                <text:p>1.13286</text:p>
              </table:table-cell>
              <table:table-cell office:value-type="float" office:value="-2.257461">
                <text:p>-2.257461</text:p>
              </table:table-cell>
              <table:table-cell office:value-type="float" office:value="-9.123722">
                <text:p>-9.123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928">
                <text:p>44.928</text:p>
              </table:table-cell>
              <table:table-cell office:value-type="float" office:value="-0.365209000000007">
                <text:p>-0.365209000000007</text:p>
              </table:table-cell>
              <table:table-cell office:value-type="float" office:value="0.557117">
                <text:p>0.557117</text:p>
              </table:table-cell>
              <table:table-cell office:value-type="float" office:value="-2.617952">
                <text:p>-2.617952</text:p>
              </table:table-cell>
              <table:table-cell office:value-type="float" office:value="-9.230686">
                <text:p>-9.230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948">
                <text:p>44.948</text:p>
              </table:table-cell>
              <table:table-cell office:value-type="float" office:value="-0.361708000000007">
                <text:p>-0.361708000000007</text:p>
              </table:table-cell>
              <table:table-cell office:value-type="float" office:value="0.00191">
                <text:p>0.00191</text:p>
              </table:table-cell>
              <table:table-cell office:value-type="float" office:value="-2.761635">
                <text:p>-2.761635</text:p>
              </table:table-cell>
              <table:table-cell office:value-type="float" office:value="-9.370847">
                <text:p>-9.370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968">
                <text:p>44.968</text:p>
              </table:table-cell>
              <table:table-cell office:value-type="float" office:value="-0.343875000000011">
                <text:p>-0.343875000000011</text:p>
              </table:table-cell>
              <table:table-cell office:value-type="float" office:value="-0.381462">
                <text:p>-0.381462</text:p>
              </table:table-cell>
              <table:table-cell office:value-type="float" office:value="-2.644209">
                <text:p>-2.644209</text:p>
              </table:table-cell>
              <table:table-cell office:value-type="float" office:value="-9.520235">
                <text:p>-9.520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988">
                <text:p>44.988</text:p>
              </table:table-cell>
              <table:table-cell office:value-type="float" office:value="-0.325489000000005">
                <text:p>-0.325489000000005</text:p>
              </table:table-cell>
              <table:table-cell office:value-type="float" office:value="-0.514794">
                <text:p>-0.514794</text:p>
              </table:table-cell>
              <table:table-cell office:value-type="float" office:value="-2.365582">
                <text:p>-2.365582</text:p>
              </table:table-cell>
              <table:table-cell office:value-type="float" office:value="-9.608776">
                <text:p>-9.608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008">
                <text:p>45.008</text:p>
              </table:table-cell>
              <table:table-cell office:value-type="float" office:value="-0.331187">
                <text:p>-0.331187</text:p>
              </table:table-cell>
              <table:table-cell office:value-type="float" office:value="-0.387744">
                <text:p>-0.387744</text:p>
              </table:table-cell>
              <table:table-cell office:value-type="float" office:value="-1.985084">
                <text:p>-1.985084</text:p>
              </table:table-cell>
              <table:table-cell office:value-type="float" office:value="-9.711131">
                <text:p>-9.711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028">
                <text:p>45.028</text:p>
              </table:table-cell>
              <table:table-cell office:value-type="float" office:value="-0.340438000000006">
                <text:p>-0.340438000000006</text:p>
              </table:table-cell>
              <table:table-cell office:value-type="float" office:value="-0.031751">
                <text:p>-0.031751</text:p>
              </table:table-cell>
              <table:table-cell office:value-type="float" office:value="-1.461081">
                <text:p>-1.461081</text:p>
              </table:table-cell>
              <table:table-cell office:value-type="float" office:value="-9.791308">
                <text:p>-9.791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048">
                <text:p>45.048</text:p>
              </table:table-cell>
              <table:table-cell office:value-type="float" office:value="-0.336056000000013">
                <text:p>-0.336056000000013</text:p>
              </table:table-cell>
              <table:table-cell office:value-type="float" office:value="0.379898">
                <text:p>0.379898</text:p>
              </table:table-cell>
              <table:table-cell office:value-type="float" office:value="-0.881898">
                <text:p>-0.881898</text:p>
              </table:table-cell>
              <table:table-cell office:value-type="float" office:value="-9.886976">
                <text:p>-9.886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068">
                <text:p>45.068</text:p>
              </table:table-cell>
              <table:table-cell office:value-type="float" office:value="-0.317474000000004">
                <text:p>-0.317474000000004</text:p>
              </table:table-cell>
              <table:table-cell office:value-type="float" office:value="0.732204">
                <text:p>0.732204</text:p>
              </table:table-cell>
              <table:table-cell office:value-type="float" office:value="-0.284864">
                <text:p>-0.284864</text:p>
              </table:table-cell>
              <table:table-cell office:value-type="float" office:value="-9.963893">
                <text:p>-9.96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088">
                <text:p>45.088</text:p>
              </table:table-cell>
              <table:table-cell office:value-type="float" office:value="-0.269171">
                <text:p>-0.269171</text:p>
              </table:table-cell>
              <table:table-cell office:value-type="float" office:value="0.940965">
                <text:p>0.940965</text:p>
              </table:table-cell>
              <table:table-cell office:value-type="float" office:value="0.131002">
                <text:p>0.131002</text:p>
              </table:table-cell>
              <table:table-cell office:value-type="float" office:value="-10.046048">
                <text:p>-10.046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108">
                <text:p>45.108</text:p>
              </table:table-cell>
              <table:table-cell office:value-type="float" office:value="-0.193721000000011">
                <text:p>-0.193721000000011</text:p>
              </table:table-cell>
              <table:table-cell office:value-type="float" office:value="1.031823">
                <text:p>1.031823</text:p>
              </table:table-cell>
              <table:table-cell office:value-type="float" office:value="0.325169">
                <text:p>0.325169</text:p>
              </table:table-cell>
              <table:table-cell office:value-type="float" office:value="-10.074858">
                <text:p>-10.074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128">
                <text:p>45.128</text:p>
              </table:table-cell>
              <table:table-cell office:value-type="float" office:value="-0.14659300000001">
                <text:p>-0.14659300000001</text:p>
              </table:table-cell>
              <table:table-cell office:value-type="float" office:value="0.9674">
                <text:p>0.9674</text:p>
              </table:table-cell>
              <table:table-cell office:value-type="float" office:value="0.281871">
                <text:p>0.281871</text:p>
              </table:table-cell>
              <table:table-cell office:value-type="float" office:value="-10.12261">
                <text:p>-10.12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148">
                <text:p>45.148</text:p>
              </table:table-cell>
              <table:table-cell office:value-type="float" office:value="-0.132578000000009">
                <text:p>-0.132578000000009</text:p>
              </table:table-cell>
              <table:table-cell office:value-type="float" office:value="0.815142">
                <text:p>0.815142</text:p>
              </table:table-cell>
              <table:table-cell office:value-type="float" office:value="0.106019">
                <text:p>0.106019</text:p>
              </table:table-cell>
              <table:table-cell office:value-type="float" office:value="-10.115717">
                <text:p>-10.115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168">
                <text:p>45.168</text:p>
              </table:table-cell>
              <table:table-cell office:value-type="float" office:value="-0.106759000000011">
                <text:p>-0.106759000000011</text:p>
              </table:table-cell>
              <table:table-cell office:value-type="float" office:value="0.592321">
                <text:p>0.592321</text:p>
              </table:table-cell>
              <table:table-cell office:value-type="float" office:value="-0.284498">
                <text:p>-0.284498</text:p>
              </table:table-cell>
              <table:table-cell office:value-type="float" office:value="-10.125689">
                <text:p>-10.125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188">
                <text:p>45.188</text:p>
              </table:table-cell>
              <table:table-cell office:value-type="float" office:value="-0.0639730000000043">
                <text:p>-0.0639730000000043</text:p>
              </table:table-cell>
              <table:table-cell office:value-type="float" office:value="0.363141">
                <text:p>0.363141</text:p>
              </table:table-cell>
              <table:table-cell office:value-type="float" office:value="-0.708754">
                <text:p>-0.708754</text:p>
              </table:table-cell>
              <table:table-cell office:value-type="float" office:value="-10.078761">
                <text:p>-10.078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208">
                <text:p>45.208</text:p>
              </table:table-cell>
              <table:table-cell office:value-type="float" office:value="-0.0361100000000079">
                <text:p>-0.0361100000000079</text:p>
              </table:table-cell>
              <table:table-cell office:value-type="float" office:value="0.127803">
                <text:p>0.127803</text:p>
              </table:table-cell>
              <table:table-cell office:value-type="float" office:value="-1.126127">
                <text:p>-1.126127</text:p>
              </table:table-cell>
              <table:table-cell office:value-type="float" office:value="-10.047079">
                <text:p>-10.047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228">
                <text:p>45.228</text:p>
              </table:table-cell>
              <table:table-cell office:value-type="float" office:value="-0.0261550000000028">
                <text:p>-0.0261550000000028</text:p>
              </table:table-cell>
              <table:table-cell office:value-type="float" office:value="-0.066611">
                <text:p>-0.066611</text:p>
              </table:table-cell>
              <table:table-cell office:value-type="float" office:value="-1.414571">
                <text:p>-1.414571</text:p>
              </table:table-cell>
              <table:table-cell office:value-type="float" office:value="-9.953856">
                <text:p>-9.953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248">
                <text:p>45.248</text:p>
              </table:table-cell>
              <table:table-cell office:value-type="float" office:value="-0.0247930000000025">
                <text:p>-0.0247930000000025</text:p>
              </table:table-cell>
              <table:table-cell office:value-type="float" office:value="-0.199623">
                <text:p>-0.199623</text:p>
              </table:table-cell>
              <table:table-cell office:value-type="float" office:value="-1.593854">
                <text:p>-1.593854</text:p>
              </table:table-cell>
              <table:table-cell office:value-type="float" office:value="-9.899296">
                <text:p>-9.899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268">
                <text:p>45.268</text:p>
              </table:table-cell>
              <table:table-cell office:value-type="float" office:value="-0.0291710000000052">
                <text:p>-0.0291710000000052</text:p>
              </table:table-cell>
              <table:table-cell office:value-type="float" office:value="-0.218435">
                <text:p>-0.218435</text:p>
              </table:table-cell>
              <table:table-cell office:value-type="float" office:value="-1.614045">
                <text:p>-1.614045</text:p>
              </table:table-cell>
              <table:table-cell office:value-type="float" office:value="-9.804408">
                <text:p>-9.804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288">
                <text:p>45.288</text:p>
              </table:table-cell>
              <table:table-cell office:value-type="float" office:value="-0.0236200000000082">
                <text:p>-0.0236200000000082</text:p>
              </table:table-cell>
              <table:table-cell office:value-type="float" office:value="-0.22408">
                <text:p>-0.22408</text:p>
              </table:table-cell>
              <table:table-cell office:value-type="float" office:value="-1.525451">
                <text:p>-1.525451</text:p>
              </table:table-cell>
              <table:table-cell office:value-type="float" office:value="-9.712298">
                <text:p>-9.712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308">
                <text:p>45.308</text:p>
              </table:table-cell>
              <table:table-cell office:value-type="float" office:value="-0.00722000000000378">
                <text:p>-0.00722000000000378</text:p>
              </table:table-cell>
              <table:table-cell office:value-type="float" office:value="-0.267749">
                <text:p>-0.267749</text:p>
              </table:table-cell>
              <table:table-cell office:value-type="float" office:value="-1.326197">
                <text:p>-1.326197</text:p>
              </table:table-cell>
              <table:table-cell office:value-type="float" office:value="-9.575011">
                <text:p>-9.575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328">
                <text:p>45.328</text:p>
              </table:table-cell>
              <table:table-cell office:value-type="float" office:value="0.000105999999988171">
                <text:p>0.000105999999988171</text:p>
              </table:table-cell>
              <table:table-cell office:value-type="float" office:value="-0.362024">
                <text:p>-0.362024</text:p>
              </table:table-cell>
              <table:table-cell office:value-type="float" office:value="-1.124638">
                <text:p>-1.124638</text:p>
              </table:table-cell>
              <table:table-cell office:value-type="float" office:value="-9.482336">
                <text:p>-9.482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348">
                <text:p>45.348</text:p>
              </table:table-cell>
              <table:table-cell office:value-type="float" office:value="-0.00345800000000906">
                <text:p>-0.00345800000000906</text:p>
              </table:table-cell>
              <table:table-cell office:value-type="float" office:value="-0.40713">
                <text:p>-0.40713</text:p>
              </table:table-cell>
              <table:table-cell office:value-type="float" office:value="-0.899474">
                <text:p>-0.899474</text:p>
              </table:table-cell>
              <table:table-cell office:value-type="float" office:value="-9.353823">
                <text:p>-9.353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368">
                <text:p>45.368</text:p>
              </table:table-cell>
              <table:table-cell office:value-type="float" office:value="0.00785299999999722">
                <text:p>0.00785299999999722</text:p>
              </table:table-cell>
              <table:table-cell office:value-type="float" office:value="-0.425745">
                <text:p>-0.425745</text:p>
              </table:table-cell>
              <table:table-cell office:value-type="float" office:value="-0.754893">
                <text:p>-0.754893</text:p>
              </table:table-cell>
              <table:table-cell office:value-type="float" office:value="-9.217976">
                <text:p>-9.217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388">
                <text:p>45.388</text:p>
              </table:table-cell>
              <table:table-cell office:value-type="float" office:value="0.035743999999994">
                <text:p>0.035743999999994</text:p>
              </table:table-cell>
              <table:table-cell office:value-type="float" office:value="-0.4504">
                <text:p>-0.4504</text:p>
              </table:table-cell>
              <table:table-cell office:value-type="float" office:value="-0.673412">
                <text:p>-0.673412</text:p>
              </table:table-cell>
              <table:table-cell office:value-type="float" office:value="-9.011628">
                <text:p>-9.011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.408">
                <text:p>45.408</text:p>
              </table:table-cell>
              <table:table-cell office:value-type="float" office:value="0.0634899999999874">
                <text:p>0.0634899999999874</text:p>
              </table:table-cell>
              <table:table-cell office:value-type="float" office:value="-0.479841">
                <text:p>-0.479841</text:p>
              </table:table-cell>
              <table:table-cell office:value-type="float" office:value="-0.724252">
                <text:p>-0.724252</text:p>
              </table:table-cell>
              <table:table-cell office:value-type="float" office:value="-8.838506">
                <text:p>-8.838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.428">
                <text:p>45.428</text:p>
              </table:table-cell>
              <table:table-cell office:value-type="float" office:value="0.0516749999999888">
                <text:p>0.0516749999999888</text:p>
              </table:table-cell>
              <table:table-cell office:value-type="float" office:value="-0.483075">
                <text:p>-0.483075</text:p>
              </table:table-cell>
              <table:table-cell office:value-type="float" office:value="-0.786052">
                <text:p>-0.786052</text:p>
              </table:table-cell>
              <table:table-cell office:value-type="float" office:value="-8.634738">
                <text:p>-8.63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.448">
                <text:p>45.448</text:p>
              </table:table-cell>
              <table:table-cell office:value-type="float" office:value="0.0342909999999961">
                <text:p>0.0342909999999961</text:p>
              </table:table-cell>
              <table:table-cell office:value-type="float" office:value="-0.49788">
                <text:p>-0.49788</text:p>
              </table:table-cell>
              <table:table-cell office:value-type="float" office:value="-0.97468">
                <text:p>-0.97468</text:p>
              </table:table-cell>
              <table:table-cell office:value-type="float" office:value="-8.432658">
                <text:p>-8.432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468">
                <text:p>45.468</text:p>
              </table:table-cell>
              <table:table-cell office:value-type="float" office:value="0.0510049999999893">
                <text:p>0.0510049999999893</text:p>
              </table:table-cell>
              <table:table-cell office:value-type="float" office:value="-0.43417">
                <text:p>-0.43417</text:p>
              </table:table-cell>
              <table:table-cell office:value-type="float" office:value="-1.304931">
                <text:p>-1.304931</text:p>
              </table:table-cell>
              <table:table-cell office:value-type="float" office:value="-8.206069">
                <text:p>-8.206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488">
                <text:p>45.488</text:p>
              </table:table-cell>
              <table:table-cell office:value-type="float" office:value="0.0718099999999993">
                <text:p>0.0718099999999993</text:p>
              </table:table-cell>
              <table:table-cell office:value-type="float" office:value="-0.344098">
                <text:p>-0.344098</text:p>
              </table:table-cell>
              <table:table-cell office:value-type="float" office:value="-1.61119">
                <text:p>-1.61119</text:p>
              </table:table-cell>
              <table:table-cell office:value-type="float" office:value="-8.000179">
                <text:p>-8.000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.508">
                <text:p>45.508</text:p>
              </table:table-cell>
              <table:table-cell office:value-type="float" office:value="0.0621519999999975">
                <text:p>0.0621519999999975</text:p>
              </table:table-cell>
              <table:table-cell office:value-type="float" office:value="-0.266443">
                <text:p>-0.266443</text:p>
              </table:table-cell>
              <table:table-cell office:value-type="float" office:value="-1.818835">
                <text:p>-1.818835</text:p>
              </table:table-cell>
              <table:table-cell office:value-type="float" office:value="-7.784294">
                <text:p>-7.784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528">
                <text:p>45.528</text:p>
              </table:table-cell>
              <table:table-cell office:value-type="float" office:value="0.0482759999999871">
                <text:p>0.0482759999999871</text:p>
              </table:table-cell>
              <table:table-cell office:value-type="float" office:value="-0.165396">
                <text:p>-0.165396</text:p>
              </table:table-cell>
              <table:table-cell office:value-type="float" office:value="-1.970088">
                <text:p>-1.970088</text:p>
              </table:table-cell>
              <table:table-cell office:value-type="float" office:value="-7.527943">
                <text:p>-7.527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548">
                <text:p>45.548</text:p>
              </table:table-cell>
              <table:table-cell office:value-type="float" office:value="0.0730519999999899">
                <text:p>0.0730519999999899</text:p>
              </table:table-cell>
              <table:table-cell office:value-type="float" office:value="-0.084671">
                <text:p>-0.084671</text:p>
              </table:table-cell>
              <table:table-cell office:value-type="float" office:value="-2.096864">
                <text:p>-2.096864</text:p>
              </table:table-cell>
              <table:table-cell office:value-type="float" office:value="-7.330609">
                <text:p>-7.3306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588">
                <text:p>45.588</text:p>
              </table:table-cell>
              <table:table-cell office:value-type="float" office:value="0.0699749999999995">
                <text:p>0.0699749999999995</text:p>
              </table:table-cell>
              <table:table-cell office:value-type="float" office:value="-0.08341">
                <text:p>-0.08341</text:p>
              </table:table-cell>
              <table:table-cell office:value-type="float" office:value="-2.033006">
                <text:p>-2.033006</text:p>
              </table:table-cell>
              <table:table-cell office:value-type="float" office:value="-6.917843">
                <text:p>-6.9178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.608">
                <text:p>45.608</text:p>
              </table:table-cell>
              <table:table-cell office:value-type="float" office:value="0.0418089999999864">
                <text:p>0.0418089999999864</text:p>
              </table:table-cell>
              <table:table-cell office:value-type="float" office:value="-0.057943">
                <text:p>-0.057943</text:p>
              </table:table-cell>
              <table:table-cell office:value-type="float" office:value="-1.902211">
                <text:p>-1.902211</text:p>
              </table:table-cell>
              <table:table-cell office:value-type="float" office:value="-6.667547">
                <text:p>-6.667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628">
                <text:p>45.628</text:p>
              </table:table-cell>
              <table:table-cell office:value-type="float" office:value="0.0390259999999927">
                <text:p>0.0390259999999927</text:p>
              </table:table-cell>
              <table:table-cell office:value-type="float" office:value="-0.029718">
                <text:p>-0.029718</text:p>
              </table:table-cell>
              <table:table-cell office:value-type="float" office:value="-1.779578">
                <text:p>-1.779578</text:p>
              </table:table-cell>
              <table:table-cell office:value-type="float" office:value="-6.430819">
                <text:p>-6.430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648">
                <text:p>45.648</text:p>
              </table:table-cell>
              <table:table-cell office:value-type="float" office:value="0.0409289999999913">
                <text:p>0.0409289999999913</text:p>
              </table:table-cell>
              <table:table-cell office:value-type="float" office:value="-0.057336">
                <text:p>-0.057336</text:p>
              </table:table-cell>
              <table:table-cell office:value-type="float" office:value="-1.654532">
                <text:p>-1.654532</text:p>
              </table:table-cell>
              <table:table-cell office:value-type="float" office:value="-6.208397">
                <text:p>-6.208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668">
                <text:p>45.668</text:p>
              </table:table-cell>
              <table:table-cell office:value-type="float" office:value="0.0434399999999897">
                <text:p>0.0434399999999897</text:p>
              </table:table-cell>
              <table:table-cell office:value-type="float" office:value="-0.087646">
                <text:p>-0.087646</text:p>
              </table:table-cell>
              <table:table-cell office:value-type="float" office:value="-1.515521">
                <text:p>-1.515521</text:p>
              </table:table-cell>
              <table:table-cell office:value-type="float" office:value="-5.984274">
                <text:p>-5.9842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688">
                <text:p>45.688</text:p>
              </table:table-cell>
              <table:table-cell office:value-type="float" office:value="0.0457849999999951">
                <text:p>0.0457849999999951</text:p>
              </table:table-cell>
              <table:table-cell office:value-type="float" office:value="-0.119069">
                <text:p>-0.119069</text:p>
              </table:table-cell>
              <table:table-cell office:value-type="float" office:value="-1.393179">
                <text:p>-1.393179</text:p>
              </table:table-cell>
              <table:table-cell office:value-type="float" office:value="-5.799516">
                <text:p>-5.799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708">
                <text:p>45.708</text:p>
              </table:table-cell>
              <table:table-cell office:value-type="float" office:value="0.0655659999999898">
                <text:p>0.0655659999999898</text:p>
              </table:table-cell>
              <table:table-cell office:value-type="float" office:value="-0.144678">
                <text:p>-0.144678</text:p>
              </table:table-cell>
              <table:table-cell office:value-type="float" office:value="-1.351309">
                <text:p>-1.351309</text:p>
              </table:table-cell>
              <table:table-cell office:value-type="float" office:value="-5.583433">
                <text:p>-5.583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728">
                <text:p>45.728</text:p>
              </table:table-cell>
              <table:table-cell office:value-type="float" office:value="0.0862269999999938">
                <text:p>0.0862269999999938</text:p>
              </table:table-cell>
              <table:table-cell office:value-type="float" office:value="-0.236577">
                <text:p>-0.236577</text:p>
              </table:table-cell>
              <table:table-cell office:value-type="float" office:value="-1.348008">
                <text:p>-1.348008</text:p>
              </table:table-cell>
              <table:table-cell office:value-type="float" office:value="-5.399041">
                <text:p>-5.399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748">
                <text:p>45.748</text:p>
              </table:table-cell>
              <table:table-cell office:value-type="float" office:value="0.104335999999989">
                <text:p>0.104335999999989</text:p>
              </table:table-cell>
              <table:table-cell office:value-type="float" office:value="-0.327833">
                <text:p>-0.327833</text:p>
              </table:table-cell>
              <table:table-cell office:value-type="float" office:value="-1.297486">
                <text:p>-1.297486</text:p>
              </table:table-cell>
              <table:table-cell office:value-type="float" office:value="-5.224767">
                <text:p>-5.224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.768">
                <text:p>45.768</text:p>
              </table:table-cell>
              <table:table-cell office:value-type="float" office:value="0.119621999999993">
                <text:p>0.119621999999993</text:p>
              </table:table-cell>
              <table:table-cell office:value-type="float" office:value="-0.428246">
                <text:p>-0.428246</text:p>
              </table:table-cell>
              <table:table-cell office:value-type="float" office:value="-1.273718">
                <text:p>-1.273718</text:p>
              </table:table-cell>
              <table:table-cell office:value-type="float" office:value="-5.031972">
                <text:p>-5.031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88">
                <text:p>45.788</text:p>
              </table:table-cell>
              <table:table-cell office:value-type="float" office:value="0.136130999999992">
                <text:p>0.136130999999992</text:p>
              </table:table-cell>
              <table:table-cell office:value-type="float" office:value="-0.55241">
                <text:p>-0.55241</text:p>
              </table:table-cell>
              <table:table-cell office:value-type="float" office:value="-1.307685">
                <text:p>-1.307685</text:p>
              </table:table-cell>
              <table:table-cell office:value-type="float" office:value="-4.894431">
                <text:p>-4.894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808">
                <text:p>45.808</text:p>
              </table:table-cell>
              <table:table-cell office:value-type="float" office:value="0.154203999999993">
                <text:p>0.154203999999993</text:p>
              </table:table-cell>
              <table:table-cell office:value-type="float" office:value="-0.542573">
                <text:p>-0.542573</text:p>
              </table:table-cell>
              <table:table-cell office:value-type="float" office:value="-1.381986">
                <text:p>-1.381986</text:p>
              </table:table-cell>
              <table:table-cell office:value-type="float" office:value="-4.742461">
                <text:p>-4.742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828">
                <text:p>45.828</text:p>
              </table:table-cell>
              <table:table-cell office:value-type="float" office:value="0.16339099999999">
                <text:p>0.16339099999999</text:p>
              </table:table-cell>
              <table:table-cell office:value-type="float" office:value="-0.511069">
                <text:p>-0.511069</text:p>
              </table:table-cell>
              <table:table-cell office:value-type="float" office:value="-1.495465">
                <text:p>-1.495465</text:p>
              </table:table-cell>
              <table:table-cell office:value-type="float" office:value="-4.603481">
                <text:p>-4.603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848">
                <text:p>45.848</text:p>
              </table:table-cell>
              <table:table-cell office:value-type="float" office:value="0.163353999999998">
                <text:p>0.163353999999998</text:p>
              </table:table-cell>
              <table:table-cell office:value-type="float" office:value="-0.437798">
                <text:p>-0.437798</text:p>
              </table:table-cell>
              <table:table-cell office:value-type="float" office:value="-1.577761">
                <text:p>-1.577761</text:p>
              </table:table-cell>
              <table:table-cell office:value-type="float" office:value="-4.497958">
                <text:p>-4.497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868">
                <text:p>45.868</text:p>
              </table:table-cell>
              <table:table-cell office:value-type="float" office:value="0.150217999999995">
                <text:p>0.150217999999995</text:p>
              </table:table-cell>
              <table:table-cell office:value-type="float" office:value="-0.405488">
                <text:p>-0.405488</text:p>
              </table:table-cell>
              <table:table-cell office:value-type="float" office:value="-1.51361">
                <text:p>-1.51361</text:p>
              </table:table-cell>
              <table:table-cell office:value-type="float" office:value="-4.358537">
                <text:p>-4.358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888">
                <text:p>45.888</text:p>
              </table:table-cell>
              <table:table-cell office:value-type="float" office:value="0.125538999999989">
                <text:p>0.125538999999989</text:p>
              </table:table-cell>
              <table:table-cell office:value-type="float" office:value="-0.472235">
                <text:p>-0.472235</text:p>
              </table:table-cell>
              <table:table-cell office:value-type="float" office:value="-1.393976">
                <text:p>-1.393976</text:p>
              </table:table-cell>
              <table:table-cell office:value-type="float" office:value="-4.258171">
                <text:p>-4.258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908">
                <text:p>45.908</text:p>
              </table:table-cell>
              <table:table-cell office:value-type="float" office:value="0.136386999999999">
                <text:p>0.136386999999999</text:p>
              </table:table-cell>
              <table:table-cell office:value-type="float" office:value="-0.480769">
                <text:p>-0.480769</text:p>
              </table:table-cell>
              <table:table-cell office:value-type="float" office:value="-1.220444">
                <text:p>-1.220444</text:p>
              </table:table-cell>
              <table:table-cell office:value-type="float" office:value="-4.170101">
                <text:p>-4.1701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928">
                <text:p>45.928</text:p>
              </table:table-cell>
              <table:table-cell office:value-type="float" office:value="0.184625999999994">
                <text:p>0.184625999999994</text:p>
              </table:table-cell>
              <table:table-cell office:value-type="float" office:value="-0.459207">
                <text:p>-0.459207</text:p>
              </table:table-cell>
              <table:table-cell office:value-type="float" office:value="-1.094208">
                <text:p>-1.094208</text:p>
              </table:table-cell>
              <table:table-cell office:value-type="float" office:value="-4.046113">
                <text:p>-4.046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948">
                <text:p>45.948</text:p>
              </table:table-cell>
              <table:table-cell office:value-type="float" office:value="0.232597999999996">
                <text:p>0.232597999999996</text:p>
              </table:table-cell>
              <table:table-cell office:value-type="float" office:value="-0.40635">
                <text:p>-0.40635</text:p>
              </table:table-cell>
              <table:table-cell office:value-type="float" office:value="-1.120185">
                <text:p>-1.120185</text:p>
              </table:table-cell>
              <table:table-cell office:value-type="float" office:value="-3.968889">
                <text:p>-3.96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968">
                <text:p>45.968</text:p>
              </table:table-cell>
              <table:table-cell office:value-type="float" office:value="0.273935999999992">
                <text:p>0.273935999999992</text:p>
              </table:table-cell>
              <table:table-cell office:value-type="float" office:value="-0.307361">
                <text:p>-0.307361</text:p>
              </table:table-cell>
              <table:table-cell office:value-type="float" office:value="-1.08678">
                <text:p>-1.08678</text:p>
              </table:table-cell>
              <table:table-cell office:value-type="float" office:value="-3.891917">
                <text:p>-3.891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988">
                <text:p>45.988</text:p>
              </table:table-cell>
              <table:table-cell office:value-type="float" office:value="0.318952999999993">
                <text:p>0.318952999999993</text:p>
              </table:table-cell>
              <table:table-cell office:value-type="float" office:value="-0.225096">
                <text:p>-0.225096</text:p>
              </table:table-cell>
              <table:table-cell office:value-type="float" office:value="-1.055499">
                <text:p>-1.055499</text:p>
              </table:table-cell>
              <table:table-cell office:value-type="float" office:value="-3.786447">
                <text:p>-3.786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008">
                <text:p>46.008</text:p>
              </table:table-cell>
              <table:table-cell office:value-type="float" office:value="0.368386999999998">
                <text:p>0.368386999999998</text:p>
              </table:table-cell>
              <table:table-cell office:value-type="float" office:value="-0.176666">
                <text:p>-0.176666</text:p>
              </table:table-cell>
              <table:table-cell office:value-type="float" office:value="-1.008113">
                <text:p>-1.008113</text:p>
              </table:table-cell>
              <table:table-cell office:value-type="float" office:value="-3.751202">
                <text:p>-3.751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028">
                <text:p>46.028</text:p>
              </table:table-cell>
              <table:table-cell office:value-type="float" office:value="0.383033999999995">
                <text:p>0.383033999999995</text:p>
              </table:table-cell>
              <table:table-cell office:value-type="float" office:value="-0.120467">
                <text:p>-0.120467</text:p>
              </table:table-cell>
              <table:table-cell office:value-type="float" office:value="-0.931911">
                <text:p>-0.931911</text:p>
              </table:table-cell>
              <table:table-cell office:value-type="float" office:value="-3.683426">
                <text:p>-3.683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048">
                <text:p>46.048</text:p>
              </table:table-cell>
              <table:table-cell office:value-type="float" office:value="0.361988999999994">
                <text:p>0.361988999999994</text:p>
              </table:table-cell>
              <table:table-cell office:value-type="float" office:value="-0.094455">
                <text:p>-0.094455</text:p>
              </table:table-cell>
              <table:table-cell office:value-type="float" office:value="-0.861534">
                <text:p>-0.861534</text:p>
              </table:table-cell>
              <table:table-cell office:value-type="float" office:value="-3.599773">
                <text:p>-3.599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068">
                <text:p>46.068</text:p>
              </table:table-cell>
              <table:table-cell office:value-type="float" office:value="0.340762999999995">
                <text:p>0.340762999999995</text:p>
              </table:table-cell>
              <table:table-cell office:value-type="float" office:value="-0.106675">
                <text:p>-0.106675</text:p>
              </table:table-cell>
              <table:table-cell office:value-type="float" office:value="-0.867879">
                <text:p>-0.867879</text:p>
              </table:table-cell>
              <table:table-cell office:value-type="float" office:value="-3.560109">
                <text:p>-3.560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088">
                <text:p>46.088</text:p>
              </table:table-cell>
              <table:table-cell office:value-type="float" office:value="0.325256999999993">
                <text:p>0.325256999999993</text:p>
              </table:table-cell>
              <table:table-cell office:value-type="float" office:value="-0.105245">
                <text:p>-0.105245</text:p>
              </table:table-cell>
              <table:table-cell office:value-type="float" office:value="-0.895595">
                <text:p>-0.895595</text:p>
              </table:table-cell>
              <table:table-cell office:value-type="float" office:value="-3.501434">
                <text:p>-3.501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08">
                <text:p>46.108</text:p>
              </table:table-cell>
              <table:table-cell office:value-type="float" office:value="0.312414999999987">
                <text:p>0.312414999999987</text:p>
              </table:table-cell>
              <table:table-cell office:value-type="float" office:value="-0.115367">
                <text:p>-0.115367</text:p>
              </table:table-cell>
              <table:table-cell office:value-type="float" office:value="-0.96119">
                <text:p>-0.96119</text:p>
              </table:table-cell>
              <table:table-cell office:value-type="float" office:value="-3.418359">
                <text:p>-3.418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128">
                <text:p>46.128</text:p>
              </table:table-cell>
              <table:table-cell office:value-type="float" office:value="0.289087999999992">
                <text:p>0.289087999999992</text:p>
              </table:table-cell>
              <table:table-cell office:value-type="float" office:value="-0.16813">
                <text:p>-0.16813</text:p>
              </table:table-cell>
              <table:table-cell office:value-type="float" office:value="-1.043081">
                <text:p>-1.043081</text:p>
              </table:table-cell>
              <table:table-cell office:value-type="float" office:value="-3.39422">
                <text:p>-3.394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148">
                <text:p>46.148</text:p>
              </table:table-cell>
              <table:table-cell office:value-type="float" office:value="0.266471999999993">
                <text:p>0.266471999999993</text:p>
              </table:table-cell>
              <table:table-cell office:value-type="float" office:value="-0.263985">
                <text:p>-0.263985</text:p>
              </table:table-cell>
              <table:table-cell office:value-type="float" office:value="-1.039863">
                <text:p>-1.039863</text:p>
              </table:table-cell>
              <table:table-cell office:value-type="float" office:value="-3.360624">
                <text:p>-3.360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168">
                <text:p>46.168</text:p>
              </table:table-cell>
              <table:table-cell office:value-type="float" office:value="0.234311999999989">
                <text:p>0.234311999999989</text:p>
              </table:table-cell>
              <table:table-cell office:value-type="float" office:value="-0.372211">
                <text:p>-0.372211</text:p>
              </table:table-cell>
              <table:table-cell office:value-type="float" office:value="-1.025093">
                <text:p>-1.025093</text:p>
              </table:table-cell>
              <table:table-cell office:value-type="float" office:value="-3.286133">
                <text:p>-3.28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188">
                <text:p>46.188</text:p>
              </table:table-cell>
              <table:table-cell office:value-type="float" office:value="0.20397899999999">
                <text:p>0.20397899999999</text:p>
              </table:table-cell>
              <table:table-cell office:value-type="float" office:value="-0.531319">
                <text:p>-0.531319</text:p>
              </table:table-cell>
              <table:table-cell office:value-type="float" office:value="-0.925822">
                <text:p>-0.925822</text:p>
              </table:table-cell>
              <table:table-cell office:value-type="float" office:value="-3.259519">
                <text:p>-3.259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208">
                <text:p>46.208</text:p>
              </table:table-cell>
              <table:table-cell office:value-type="float" office:value="0.208403999999987">
                <text:p>0.208403999999987</text:p>
              </table:table-cell>
              <table:table-cell office:value-type="float" office:value="-0.662776">
                <text:p>-0.662776</text:p>
              </table:table-cell>
              <table:table-cell office:value-type="float" office:value="-0.765378">
                <text:p>-0.765378</text:p>
              </table:table-cell>
              <table:table-cell office:value-type="float" office:value="-3.208643">
                <text:p>-3.208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228">
                <text:p>46.228</text:p>
              </table:table-cell>
              <table:table-cell office:value-type="float" office:value="0.218364999999991">
                <text:p>0.218364999999991</text:p>
              </table:table-cell>
              <table:table-cell office:value-type="float" office:value="-0.745491">
                <text:p>-0.745491</text:p>
              </table:table-cell>
              <table:table-cell office:value-type="float" office:value="-0.622362">
                <text:p>-0.622362</text:p>
              </table:table-cell>
              <table:table-cell office:value-type="float" office:value="-3.138202">
                <text:p>-3.138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248">
                <text:p>46.248</text:p>
              </table:table-cell>
              <table:table-cell office:value-type="float" office:value="0.263191999999989">
                <text:p>0.263191999999989</text:p>
              </table:table-cell>
              <table:table-cell office:value-type="float" office:value="-0.802768">
                <text:p>-0.802768</text:p>
              </table:table-cell>
              <table:table-cell office:value-type="float" office:value="-0.483717">
                <text:p>-0.483717</text:p>
              </table:table-cell>
              <table:table-cell office:value-type="float" office:value="-3.107667">
                <text:p>-3.107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268">
                <text:p>46.268</text:p>
              </table:table-cell>
              <table:table-cell office:value-type="float" office:value="0.309205999999989">
                <text:p>0.309205999999989</text:p>
              </table:table-cell>
              <table:table-cell office:value-type="float" office:value="-0.761779">
                <text:p>-0.761779</text:p>
              </table:table-cell>
              <table:table-cell office:value-type="float" office:value="-0.409355">
                <text:p>-0.409355</text:p>
              </table:table-cell>
              <table:table-cell office:value-type="float" office:value="-3.039124">
                <text:p>-3.039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288">
                <text:p>46.288</text:p>
              </table:table-cell>
              <table:table-cell office:value-type="float" office:value="0.332061999999993">
                <text:p>0.332061999999993</text:p>
              </table:table-cell>
              <table:table-cell office:value-type="float" office:value="-0.679828">
                <text:p>-0.679828</text:p>
              </table:table-cell>
              <table:table-cell office:value-type="float" office:value="-0.322654">
                <text:p>-0.322654</text:p>
              </table:table-cell>
              <table:table-cell office:value-type="float" office:value="-2.987044">
                <text:p>-2.98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308">
                <text:p>46.308</text:p>
              </table:table-cell>
              <table:table-cell office:value-type="float" office:value="0.348443999999986">
                <text:p>0.348443999999986</text:p>
              </table:table-cell>
              <table:table-cell office:value-type="float" office:value="-0.573297">
                <text:p>-0.573297</text:p>
              </table:table-cell>
              <table:table-cell office:value-type="float" office:value="-0.281663">
                <text:p>-0.281663</text:p>
              </table:table-cell>
              <table:table-cell office:value-type="float" office:value="-2.948313">
                <text:p>-2.948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328">
                <text:p>46.328</text:p>
              </table:table-cell>
              <table:table-cell office:value-type="float" office:value="0.357225">
                <text:p>0.357225</text:p>
              </table:table-cell>
              <table:table-cell office:value-type="float" office:value="-0.458671">
                <text:p>-0.458671</text:p>
              </table:table-cell>
              <table:table-cell office:value-type="float" office:value="-0.298838">
                <text:p>-0.298838</text:p>
              </table:table-cell>
              <table:table-cell office:value-type="float" office:value="-2.870343">
                <text:p>-2.870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.348">
                <text:p>46.348</text:p>
              </table:table-cell>
              <table:table-cell office:value-type="float" office:value="0.363741999999988">
                <text:p>0.363741999999988</text:p>
              </table:table-cell>
              <table:table-cell office:value-type="float" office:value="-0.351315">
                <text:p>-0.351315</text:p>
              </table:table-cell>
              <table:table-cell office:value-type="float" office:value="-0.290552">
                <text:p>-0.290552</text:p>
              </table:table-cell>
              <table:table-cell office:value-type="float" office:value="-2.789411">
                <text:p>-2.789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.368">
                <text:p>46.368</text:p>
              </table:table-cell>
              <table:table-cell office:value-type="float" office:value="0.346740999999994">
                <text:p>0.346740999999994</text:p>
              </table:table-cell>
              <table:table-cell office:value-type="float" office:value="-0.28199">
                <text:p>-0.28199</text:p>
              </table:table-cell>
              <table:table-cell office:value-type="float" office:value="-0.358937">
                <text:p>-0.358937</text:p>
              </table:table-cell>
              <table:table-cell office:value-type="float" office:value="-2.733323">
                <text:p>-2.733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.388">
                <text:p>46.388</text:p>
              </table:table-cell>
              <table:table-cell office:value-type="float" office:value="0.327508999999992">
                <text:p>0.327508999999992</text:p>
              </table:table-cell>
              <table:table-cell office:value-type="float" office:value="-0.282526">
                <text:p>-0.282526</text:p>
              </table:table-cell>
              <table:table-cell office:value-type="float" office:value="-0.464396">
                <text:p>-0.464396</text:p>
              </table:table-cell>
              <table:table-cell office:value-type="float" office:value="-2.665159">
                <text:p>-2.665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.408">
                <text:p>46.408</text:p>
              </table:table-cell>
              <table:table-cell office:value-type="float" office:value="0.341801999999987">
                <text:p>0.341801999999987</text:p>
              </table:table-cell>
              <table:table-cell office:value-type="float" office:value="-0.294685">
                <text:p>-0.294685</text:p>
              </table:table-cell>
              <table:table-cell office:value-type="float" office:value="-0.533067">
                <text:p>-0.533067</text:p>
              </table:table-cell>
              <table:table-cell office:value-type="float" office:value="-2.586344">
                <text:p>-2.586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.428">
                <text:p>46.428</text:p>
              </table:table-cell>
              <table:table-cell office:value-type="float" office:value="0.360351999999992">
                <text:p>0.360351999999992</text:p>
              </table:table-cell>
              <table:table-cell office:value-type="float" office:value="-0.355534">
                <text:p>-0.355534</text:p>
              </table:table-cell>
              <table:table-cell office:value-type="float" office:value="-0.594918">
                <text:p>-0.594918</text:p>
              </table:table-cell>
              <table:table-cell office:value-type="float" office:value="-2.531724">
                <text:p>-2.531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.448">
                <text:p>46.448</text:p>
              </table:table-cell>
              <table:table-cell office:value-type="float" office:value="0.383092999999988">
                <text:p>0.383092999999988</text:p>
              </table:table-cell>
              <table:table-cell office:value-type="float" office:value="-0.459512">
                <text:p>-0.459512</text:p>
              </table:table-cell>
              <table:table-cell office:value-type="float" office:value="-0.713716">
                <text:p>-0.713716</text:p>
              </table:table-cell>
              <table:table-cell office:value-type="float" office:value="-2.458347">
                <text:p>-2.4583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.468">
                <text:p>46.468</text:p>
              </table:table-cell>
              <table:table-cell office:value-type="float" office:value="0.409186999999989">
                <text:p>0.409186999999989</text:p>
              </table:table-cell>
              <table:table-cell office:value-type="float" office:value="-0.488351">
                <text:p>-0.488351</text:p>
              </table:table-cell>
              <table:table-cell office:value-type="float" office:value="-0.728593">
                <text:p>-0.728593</text:p>
              </table:table-cell>
              <table:table-cell office:value-type="float" office:value="-2.390261">
                <text:p>-2.390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.488">
                <text:p>46.488</text:p>
              </table:table-cell>
              <table:table-cell office:value-type="float" office:value="0.424445999999989">
                <text:p>0.424445999999989</text:p>
              </table:table-cell>
              <table:table-cell office:value-type="float" office:value="-0.49288">
                <text:p>-0.49288</text:p>
              </table:table-cell>
              <table:table-cell office:value-type="float" office:value="-0.824911">
                <text:p>-0.824911</text:p>
              </table:table-cell>
              <table:table-cell office:value-type="float" office:value="-2.296775">
                <text:p>-2.2967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508">
                <text:p>46.508</text:p>
              </table:table-cell>
              <table:table-cell office:value-type="float" office:value="0.428180999999995">
                <text:p>0.428180999999995</text:p>
              </table:table-cell>
              <table:table-cell office:value-type="float" office:value="-0.475434">
                <text:p>-0.475434</text:p>
              </table:table-cell>
              <table:table-cell office:value-type="float" office:value="-0.9627">
                <text:p>-0.9627</text:p>
              </table:table-cell>
              <table:table-cell office:value-type="float" office:value="-2.230033">
                <text:p>-2.2300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.528">
                <text:p>46.528</text:p>
              </table:table-cell>
              <table:table-cell office:value-type="float" office:value="0.431027999999998">
                <text:p>0.431027999999998</text:p>
              </table:table-cell>
              <table:table-cell office:value-type="float" office:value="-0.437235">
                <text:p>-0.437235</text:p>
              </table:table-cell>
              <table:table-cell office:value-type="float" office:value="-0.989937">
                <text:p>-0.989937</text:p>
              </table:table-cell>
              <table:table-cell office:value-type="float" office:value="-2.18666">
                <text:p>-2.18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548">
                <text:p>46.548</text:p>
              </table:table-cell>
              <table:table-cell office:value-type="float" office:value="0.434819999999988">
                <text:p>0.434819999999988</text:p>
              </table:table-cell>
              <table:table-cell office:value-type="float" office:value="-0.438566">
                <text:p>-0.438566</text:p>
              </table:table-cell>
              <table:table-cell office:value-type="float" office:value="-0.926553">
                <text:p>-0.926553</text:p>
              </table:table-cell>
              <table:table-cell office:value-type="float" office:value="-2.105567">
                <text:p>-2.1055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.568">
                <text:p>46.568</text:p>
              </table:table-cell>
              <table:table-cell office:value-type="float" office:value="0.436975999999987">
                <text:p>0.436975999999987</text:p>
              </table:table-cell>
              <table:table-cell office:value-type="float" office:value="-0.534339">
                <text:p>-0.534339</text:p>
              </table:table-cell>
              <table:table-cell office:value-type="float" office:value="-0.768044">
                <text:p>-0.768044</text:p>
              </table:table-cell>
              <table:table-cell office:value-type="float" office:value="-2.055307">
                <text:p>-2.0553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588">
                <text:p>46.588</text:p>
              </table:table-cell>
              <table:table-cell office:value-type="float" office:value="0.437321999999995">
                <text:p>0.437321999999995</text:p>
              </table:table-cell>
              <table:table-cell office:value-type="float" office:value="-0.639422">
                <text:p>-0.639422</text:p>
              </table:table-cell>
              <table:table-cell office:value-type="float" office:value="-0.621457">
                <text:p>-0.621457</text:p>
              </table:table-cell>
              <table:table-cell office:value-type="float" office:value="-1.993254">
                <text:p>-1.993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.608">
                <text:p>46.608</text:p>
              </table:table-cell>
              <table:table-cell office:value-type="float" office:value="0.435455999999988">
                <text:p>0.435455999999988</text:p>
              </table:table-cell>
              <table:table-cell office:value-type="float" office:value="-0.73744">
                <text:p>-0.73744</text:p>
              </table:table-cell>
              <table:table-cell office:value-type="float" office:value="-0.49667">
                <text:p>-0.49667</text:p>
              </table:table-cell>
              <table:table-cell office:value-type="float" office:value="-1.895059">
                <text:p>-1.895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.628">
                <text:p>46.628</text:p>
              </table:table-cell>
              <table:table-cell office:value-type="float" office:value="0.431676999999993">
                <text:p>0.431676999999993</text:p>
              </table:table-cell>
              <table:table-cell office:value-type="float" office:value="-0.818763">
                <text:p>-0.818763</text:p>
              </table:table-cell>
              <table:table-cell office:value-type="float" office:value="-0.441161">
                <text:p>-0.441161</text:p>
              </table:table-cell>
              <table:table-cell office:value-type="float" office:value="-1.818292">
                <text:p>-1.818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.648">
                <text:p>46.648</text:p>
              </table:table-cell>
              <table:table-cell office:value-type="float" office:value="0.432385999999994">
                <text:p>0.432385999999994</text:p>
              </table:table-cell>
              <table:table-cell office:value-type="float" office:value="-0.926257">
                <text:p>-0.926257</text:p>
              </table:table-cell>
              <table:table-cell office:value-type="float" office:value="-0.446989">
                <text:p>-0.446989</text:p>
              </table:table-cell>
              <table:table-cell office:value-type="float" office:value="-1.738181">
                <text:p>-1.738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.668">
                <text:p>46.668</text:p>
              </table:table-cell>
              <table:table-cell office:value-type="float" office:value="0.437898999999987">
                <text:p>0.437898999999987</text:p>
              </table:table-cell>
              <table:table-cell office:value-type="float" office:value="-1.000796">
                <text:p>-1.000796</text:p>
              </table:table-cell>
              <table:table-cell office:value-type="float" office:value="-0.377229">
                <text:p>-0.377229</text:p>
              </table:table-cell>
              <table:table-cell office:value-type="float" office:value="-1.65785">
                <text:p>-1.65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688">
                <text:p>46.688</text:p>
              </table:table-cell>
              <table:table-cell office:value-type="float" office:value="0.451086999999987">
                <text:p>0.451086999999987</text:p>
              </table:table-cell>
              <table:table-cell office:value-type="float" office:value="-1.09222">
                <text:p>-1.09222</text:p>
              </table:table-cell>
              <table:table-cell office:value-type="float" office:value="-0.299612">
                <text:p>-0.299612</text:p>
              </table:table-cell>
              <table:table-cell office:value-type="float" office:value="-1.571312">
                <text:p>-1.571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708">
                <text:p>46.708</text:p>
              </table:table-cell>
              <table:table-cell office:value-type="float" office:value="0.471094999999991">
                <text:p>0.471094999999991</text:p>
              </table:table-cell>
              <table:table-cell office:value-type="float" office:value="-1.169957">
                <text:p>-1.169957</text:p>
              </table:table-cell>
              <table:table-cell office:value-type="float" office:value="-0.251593">
                <text:p>-0.251593</text:p>
              </table:table-cell>
              <table:table-cell office:value-type="float" office:value="-1.484925">
                <text:p>-1.484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.728">
                <text:p>46.728</text:p>
              </table:table-cell>
              <table:table-cell office:value-type="float" office:value="0.47408999999999">
                <text:p>0.47408999999999</text:p>
              </table:table-cell>
              <table:table-cell office:value-type="float" office:value="-1.225102">
                <text:p>-1.225102</text:p>
              </table:table-cell>
              <table:table-cell office:value-type="float" office:value="-0.181088">
                <text:p>-0.181088</text:p>
              </table:table-cell>
              <table:table-cell office:value-type="float" office:value="-1.402699">
                <text:p>-1.402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.748">
                <text:p>46.748</text:p>
              </table:table-cell>
              <table:table-cell office:value-type="float" office:value="0.458904999999987">
                <text:p>0.458904999999987</text:p>
              </table:table-cell>
              <table:table-cell office:value-type="float" office:value="-1.291948">
                <text:p>-1.291948</text:p>
              </table:table-cell>
              <table:table-cell office:value-type="float" office:value="-0.130559">
                <text:p>-0.130559</text:p>
              </table:table-cell>
              <table:table-cell office:value-type="float" office:value="-1.346869">
                <text:p>-1.346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768">
                <text:p>46.768</text:p>
              </table:table-cell>
              <table:table-cell office:value-type="float" office:value="0.478694999999988">
                <text:p>0.478694999999988</text:p>
              </table:table-cell>
              <table:table-cell office:value-type="float" office:value="-1.339571">
                <text:p>-1.339571</text:p>
              </table:table-cell>
              <table:table-cell office:value-type="float" office:value="-0.167536">
                <text:p>-0.167536</text:p>
              </table:table-cell>
              <table:table-cell office:value-type="float" office:value="-1.278119">
                <text:p>-1.278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.788">
                <text:p>46.788</text:p>
              </table:table-cell>
              <table:table-cell office:value-type="float" office:value="0.536320999999987">
                <text:p>0.536320999999987</text:p>
              </table:table-cell>
              <table:table-cell office:value-type="float" office:value="-1.33629">
                <text:p>-1.33629</text:p>
              </table:table-cell>
              <table:table-cell office:value-type="float" office:value="-0.130766">
                <text:p>-0.130766</text:p>
              </table:table-cell>
              <table:table-cell office:value-type="float" office:value="-1.214169">
                <text:p>-1.214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.808">
                <text:p>46.808</text:p>
              </table:table-cell>
              <table:table-cell office:value-type="float" office:value="0.594269999999995">
                <text:p>0.594269999999995</text:p>
              </table:table-cell>
              <table:table-cell office:value-type="float" office:value="-1.367144">
                <text:p>-1.367144</text:p>
              </table:table-cell>
              <table:table-cell office:value-type="float" office:value="-0.117923">
                <text:p>-0.117923</text:p>
              </table:table-cell>
              <table:table-cell office:value-type="float" office:value="-1.136243">
                <text:p>-1.1362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828">
                <text:p>46.828</text:p>
              </table:table-cell>
              <table:table-cell office:value-type="float" office:value="0.636132999999987">
                <text:p>0.636132999999987</text:p>
              </table:table-cell>
              <table:table-cell office:value-type="float" office:value="-1.448871">
                <text:p>-1.448871</text:p>
              </table:table-cell>
              <table:table-cell office:value-type="float" office:value="-0.051716">
                <text:p>-0.051716</text:p>
              </table:table-cell>
              <table:table-cell office:value-type="float" office:value="-1.095665">
                <text:p>-1.0956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.848">
                <text:p>46.848</text:p>
              </table:table-cell>
              <table:table-cell office:value-type="float" office:value="0.670695999999992">
                <text:p>0.670695999999992</text:p>
              </table:table-cell>
              <table:table-cell office:value-type="float" office:value="-1.539546">
                <text:p>-1.539546</text:p>
              </table:table-cell>
              <table:table-cell office:value-type="float" office:value="0.005642">
                <text:p>0.005642</text:p>
              </table:table-cell>
              <table:table-cell office:value-type="float" office:value="-1.026632">
                <text:p>-1.026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868">
                <text:p>46.868</text:p>
              </table:table-cell>
              <table:table-cell office:value-type="float" office:value="0.631654999999995">
                <text:p>0.631654999999995</text:p>
              </table:table-cell>
              <table:table-cell office:value-type="float" office:value="-1.567116">
                <text:p>-1.567116</text:p>
              </table:table-cell>
              <table:table-cell office:value-type="float" office:value="0.049787">
                <text:p>0.049787</text:p>
              </table:table-cell>
              <table:table-cell office:value-type="float" office:value="-0.956065">
                <text:p>-0.9560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.888">
                <text:p>46.888</text:p>
              </table:table-cell>
              <table:table-cell office:value-type="float" office:value="0.58410099999999">
                <text:p>0.58410099999999</text:p>
              </table:table-cell>
              <table:table-cell office:value-type="float" office:value="-1.593729">
                <text:p>-1.593729</text:p>
              </table:table-cell>
              <table:table-cell office:value-type="float" office:value="0.063262">
                <text:p>0.063262</text:p>
              </table:table-cell>
              <table:table-cell office:value-type="float" office:value="-0.915947">
                <text:p>-0.915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.908">
                <text:p>46.908</text:p>
              </table:table-cell>
              <table:table-cell office:value-type="float" office:value="0.58528299999999">
                <text:p>0.58528299999999</text:p>
              </table:table-cell>
              <table:table-cell office:value-type="float" office:value="-1.587931">
                <text:p>-1.587931</text:p>
              </table:table-cell>
              <table:table-cell office:value-type="float" office:value="0.056019">
                <text:p>0.056019</text:p>
              </table:table-cell>
              <table:table-cell office:value-type="float" office:value="-0.860583">
                <text:p>-0.8605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.928">
                <text:p>46.928</text:p>
              </table:table-cell>
              <table:table-cell office:value-type="float" office:value="0.594759999999994">
                <text:p>0.594759999999994</text:p>
              </table:table-cell>
              <table:table-cell office:value-type="float" office:value="-1.537774">
                <text:p>-1.537774</text:p>
              </table:table-cell>
              <table:table-cell office:value-type="float" office:value="0.09596">
                <text:p>0.09596</text:p>
              </table:table-cell>
              <table:table-cell office:value-type="float" office:value="-0.812306">
                <text:p>-0.812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.948">
                <text:p>46.948</text:p>
              </table:table-cell>
              <table:table-cell office:value-type="float" office:value="0.624163999999993">
                <text:p>0.624163999999993</text:p>
              </table:table-cell>
              <table:table-cell office:value-type="float" office:value="-1.496663">
                <text:p>-1.496663</text:p>
              </table:table-cell>
              <table:table-cell office:value-type="float" office:value="0.08274">
                <text:p>0.08274</text:p>
              </table:table-cell>
              <table:table-cell office:value-type="float" office:value="-0.760387">
                <text:p>-0.760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.968">
                <text:p>46.968</text:p>
              </table:table-cell>
              <table:table-cell office:value-type="float" office:value="0.653836999999996">
                <text:p>0.653836999999996</text:p>
              </table:table-cell>
              <table:table-cell office:value-type="float" office:value="-1.446731">
                <text:p>-1.446731</text:p>
              </table:table-cell>
              <table:table-cell office:value-type="float" office:value="0.068343">
                <text:p>0.068343</text:p>
              </table:table-cell>
              <table:table-cell office:value-type="float" office:value="-0.75635">
                <text:p>-0.756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988">
                <text:p>46.988</text:p>
              </table:table-cell>
              <table:table-cell office:value-type="float" office:value="0.668462999999989">
                <text:p>0.668462999999989</text:p>
              </table:table-cell>
              <table:table-cell office:value-type="float" office:value="-1.41151">
                <text:p>-1.41151</text:p>
              </table:table-cell>
              <table:table-cell office:value-type="float" office:value="0.088167">
                <text:p>0.088167</text:p>
              </table:table-cell>
              <table:table-cell office:value-type="float" office:value="-0.72726">
                <text:p>-0.72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.008">
                <text:p>47.008</text:p>
              </table:table-cell>
              <table:table-cell office:value-type="float" office:value="0.678900999999996">
                <text:p>0.678900999999996</text:p>
              </table:table-cell>
              <table:table-cell office:value-type="float" office:value="-1.334747">
                <text:p>-1.334747</text:p>
              </table:table-cell>
              <table:table-cell office:value-type="float" office:value="0.149456">
                <text:p>0.149456</text:p>
              </table:table-cell>
              <table:table-cell office:value-type="float" office:value="-0.721824">
                <text:p>-0.721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.028">
                <text:p>47.028</text:p>
              </table:table-cell>
              <table:table-cell office:value-type="float" office:value="0.668427999999992">
                <text:p>0.668427999999992</text:p>
              </table:table-cell>
              <table:table-cell office:value-type="float" office:value="-1.277706">
                <text:p>-1.277706</text:p>
              </table:table-cell>
              <table:table-cell office:value-type="float" office:value="0.185372">
                <text:p>0.185372</text:p>
              </table:table-cell>
              <table:table-cell office:value-type="float" office:value="-0.727129">
                <text:p>-0.727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.048">
                <text:p>47.048</text:p>
              </table:table-cell>
              <table:table-cell office:value-type="float" office:value="0.655468999999997">
                <text:p>0.655468999999997</text:p>
              </table:table-cell>
              <table:table-cell office:value-type="float" office:value="-1.177816">
                <text:p>-1.177816</text:p>
              </table:table-cell>
              <table:table-cell office:value-type="float" office:value="0.208612">
                <text:p>0.208612</text:p>
              </table:table-cell>
              <table:table-cell office:value-type="float" office:value="-0.739471">
                <text:p>-0.739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.068">
                <text:p>47.068</text:p>
              </table:table-cell>
              <table:table-cell office:value-type="float" office:value="0.67890899999999">
                <text:p>0.67890899999999</text:p>
              </table:table-cell>
              <table:table-cell office:value-type="float" office:value="-1.054698">
                <text:p>-1.054698</text:p>
              </table:table-cell>
              <table:table-cell office:value-type="float" office:value="0.273792">
                <text:p>0.273792</text:p>
              </table:table-cell>
              <table:table-cell office:value-type="float" office:value="-0.755077">
                <text:p>-0.755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.088">
                <text:p>47.088</text:p>
              </table:table-cell>
              <table:table-cell office:value-type="float" office:value="0.706105999999991">
                <text:p>0.706105999999991</text:p>
              </table:table-cell>
              <table:table-cell office:value-type="float" office:value="-0.948639">
                <text:p>-0.948639</text:p>
              </table:table-cell>
              <table:table-cell office:value-type="float" office:value="0.321271">
                <text:p>0.321271</text:p>
              </table:table-cell>
              <table:table-cell office:value-type="float" office:value="-0.764052">
                <text:p>-0.764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.108">
                <text:p>47.108</text:p>
              </table:table-cell>
              <table:table-cell office:value-type="float" office:value="0.707034999999991">
                <text:p>0.707034999999991</text:p>
              </table:table-cell>
              <table:table-cell office:value-type="float" office:value="-0.863797">
                <text:p>-0.863797</text:p>
              </table:table-cell>
              <table:table-cell office:value-type="float" office:value="0.363236">
                <text:p>0.363236</text:p>
              </table:table-cell>
              <table:table-cell office:value-type="float" office:value="-0.825752">
                <text:p>-0.825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128">
                <text:p>47.128</text:p>
              </table:table-cell>
              <table:table-cell office:value-type="float" office:value="0.703314999999989">
                <text:p>0.703314999999989</text:p>
              </table:table-cell>
              <table:table-cell office:value-type="float" office:value="-0.798817">
                <text:p>-0.798817</text:p>
              </table:table-cell>
              <table:table-cell office:value-type="float" office:value="0.386705">
                <text:p>0.386705</text:p>
              </table:table-cell>
              <table:table-cell office:value-type="float" office:value="-0.857283">
                <text:p>-0.857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.148">
                <text:p>47.148</text:p>
              </table:table-cell>
              <table:table-cell office:value-type="float" office:value="0.695349999999991">
                <text:p>0.695349999999991</text:p>
              </table:table-cell>
              <table:table-cell office:value-type="float" office:value="-0.72567">
                <text:p>-0.72567</text:p>
              </table:table-cell>
              <table:table-cell office:value-type="float" office:value="0.476603">
                <text:p>0.476603</text:p>
              </table:table-cell>
              <table:table-cell office:value-type="float" office:value="-0.880116">
                <text:p>-0.8801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.168">
                <text:p>47.168</text:p>
              </table:table-cell>
              <table:table-cell office:value-type="float" office:value="0.683942999999999">
                <text:p>0.683942999999999</text:p>
              </table:table-cell>
              <table:table-cell office:value-type="float" office:value="-0.704634">
                <text:p>-0.704634</text:p>
              </table:table-cell>
              <table:table-cell office:value-type="float" office:value="0.590693">
                <text:p>0.590693</text:p>
              </table:table-cell>
              <table:table-cell office:value-type="float" office:value="-0.913">
                <text:p>-0.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188">
                <text:p>47.188</text:p>
              </table:table-cell>
              <table:table-cell office:value-type="float" office:value="0.670039999999986">
                <text:p>0.670039999999986</text:p>
              </table:table-cell>
              <table:table-cell office:value-type="float" office:value="-0.718667">
                <text:p>-0.718667</text:p>
              </table:table-cell>
              <table:table-cell office:value-type="float" office:value="0.624258">
                <text:p>0.624258</text:p>
              </table:table-cell>
              <table:table-cell office:value-type="float" office:value="-0.928475">
                <text:p>-0.9284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208">
                <text:p>47.208</text:p>
              </table:table-cell>
              <table:table-cell office:value-type="float" office:value="0.654289999999989">
                <text:p>0.654289999999989</text:p>
              </table:table-cell>
              <table:table-cell office:value-type="float" office:value="-0.721705">
                <text:p>-0.721705</text:p>
              </table:table-cell>
              <table:table-cell office:value-type="float" office:value="0.737331">
                <text:p>0.737331</text:p>
              </table:table-cell>
              <table:table-cell office:value-type="float" office:value="-0.961624">
                <text:p>-0.961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228">
                <text:p>47.228</text:p>
              </table:table-cell>
              <table:table-cell office:value-type="float" office:value="0.660721999999993">
                <text:p>0.660721999999993</text:p>
              </table:table-cell>
              <table:table-cell office:value-type="float" office:value="-0.786883">
                <text:p>-0.786883</text:p>
              </table:table-cell>
              <table:table-cell office:value-type="float" office:value="0.811575">
                <text:p>0.811575</text:p>
              </table:table-cell>
              <table:table-cell office:value-type="float" office:value="-0.96454">
                <text:p>-0.96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248">
                <text:p>47.248</text:p>
              </table:table-cell>
              <table:table-cell office:value-type="float" office:value="0.689645999999996">
                <text:p>0.689645999999996</text:p>
              </table:table-cell>
              <table:table-cell office:value-type="float" office:value="-0.873129">
                <text:p>-0.873129</text:p>
              </table:table-cell>
              <table:table-cell office:value-type="float" office:value="0.819679">
                <text:p>0.819679</text:p>
              </table:table-cell>
              <table:table-cell office:value-type="float" office:value="-0.985322">
                <text:p>-0.9853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.268">
                <text:p>47.268</text:p>
              </table:table-cell>
              <table:table-cell office:value-type="float" office:value="0.708637999999993">
                <text:p>0.708637999999993</text:p>
              </table:table-cell>
              <table:table-cell office:value-type="float" office:value="-1.031719">
                <text:p>-1.031719</text:p>
              </table:table-cell>
              <table:table-cell office:value-type="float" office:value="0.874477">
                <text:p>0.874477</text:p>
              </table:table-cell>
              <table:table-cell office:value-type="float" office:value="-1.03528">
                <text:p>-1.03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288">
                <text:p>47.288</text:p>
              </table:table-cell>
              <table:table-cell office:value-type="float" office:value="0.713913999999988">
                <text:p>0.713913999999988</text:p>
              </table:table-cell>
              <table:table-cell office:value-type="float" office:value="-1.183981">
                <text:p>-1.183981</text:p>
              </table:table-cell>
              <table:table-cell office:value-type="float" office:value="0.884972">
                <text:p>0.884972</text:p>
              </table:table-cell>
              <table:table-cell office:value-type="float" office:value="-1.046136">
                <text:p>-1.046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